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cm"/>
    </style:style>
    <style:style style:name="co3" style:family="table-column">
      <style:table-column-properties fo:break-before="auto" style:column-width="4.045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2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Distance ratio</text:p>
          </table:table-cell>
          <table:table-cell table:style-name="ce1" office:value-type="string" calcext:value-type="string">
            <text:p>Distance substracter</text:p>
          </table:table-cell>
          <table:table-cell table:style-name="ce1" office:value-type="string" calcext:value-type="string">
            <text:p>Golden value</text:p>
          </table:table-cell>
          <table:table-cell table:style-name="ce1" office:value-type="string" calcext:value-type="string">
            <text:p>Distance divider</text:p>
          </table:table-cell>
          <table:table-cell table:style-name="ce1" office:value-type="string" calcext:value-type="string">
            <text:p>Distance close</text:p>
          </table:table-cell>
          <table:table-cell table:style-name="ce1" office:value-type="string" calcext:value-type="string">
            <text:p>Distance far</text:p>
          </table:table-cell>
          <table:table-cell table:style-name="ce1"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$A$2]*[.E2]/100" office:value-type="float" office:value="126.666666666667" calcext:value-type="float">
            <text:p>126.666666666667</text:p>
          </table:table-cell>
          <table:table-cell/>
          <table:table-cell table:formula="of:=100-[.F2]" office:value-type="float" office:value="126.666666666667" calcext:value-type="float">
            <text:p>126.666666666667</text:p>
          </table:table-cell>
          <table:table-cell table:formula="of:=([.B2]-[.$I$2])*[.$G$2]/[.$H$2]" office:value-type="float" office:value="-26.6666666666667" calcext:value-type="float">
            <text:p>-26.6666666666667</text:p>
          </table:table-cell>
          <table:table-cell office:value-type="float" office:value="100" calcext:value-type="float">
            <text:p>100</text:p>
          </table:table-cell>
          <table:table-cell table:formula="of:=[.J2]-[.I2]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*[.E3]/100" office:value-type="float" office:value="120" calcext:value-type="float">
            <text:p>120</text:p>
          </table:table-cell>
          <table:table-cell/>
          <table:table-cell table:formula="of:=100-[.F3]" office:value-type="float" office:value="120" calcext:value-type="float">
            <text:p>120</text:p>
          </table:table-cell>
          <table:table-cell table:formula="of:=([.B3]-[.$I$2])*[.$G$2]/[.$H$2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*[.E4]/100" office:value-type="float" office:value="113.333333333333" calcext:value-type="float">
            <text:p>113.333333333333</text:p>
          </table:table-cell>
          <table:table-cell/>
          <table:table-cell table:formula="of:=100-[.F4]" office:value-type="float" office:value="113.333333333333" calcext:value-type="float">
            <text:p>113.333333333333</text:p>
          </table:table-cell>
          <table:table-cell table:formula="of:=([.B4]-[.$I$2])*[.$G$2]/[.$H$2]" office:value-type="float" office:value="-13.3333333333333" calcext:value-type="float">
            <text:p>-1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*[.E5]/100" office:value-type="float" office:value="106.666666666667" calcext:value-type="float">
            <text:p>106.666666666667</text:p>
          </table:table-cell>
          <table:table-cell/>
          <table:table-cell table:formula="of:=100-[.F5]" office:value-type="float" office:value="106.666666666667" calcext:value-type="float">
            <text:p>106.666666666667</text:p>
          </table:table-cell>
          <table:table-cell table:formula="of:=([.B5]-[.$I$2])*[.$G$2]/[.$H$2]" office:value-type="float" office:value="-6.66666666666667" calcext:value-type="float">
            <text:p>-6.6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*[.E6]/100" office:value-type="float" office:value="100" calcext:value-type="float">
            <text:p>100</text:p>
          </table:table-cell>
          <table:table-cell/>
          <table:table-cell table:formula="of:=100-[.F6]" office:value-type="float" office:value="100" calcext:value-type="float">
            <text:p>100</text:p>
          </table:table-cell>
          <table:table-cell table:formula="of:=([.B6]-[.$I$2])*[.$G$2]/[.$H$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*[.E7]/100" office:value-type="float" office:value="93.3333333333333" calcext:value-type="float">
            <text:p>93.3333333333333</text:p>
          </table:table-cell>
          <table:table-cell/>
          <table:table-cell table:formula="of:=100-[.F7]" office:value-type="float" office:value="93.3333333333333" calcext:value-type="float">
            <text:p>93.3333333333333</text:p>
          </table:table-cell>
          <table:table-cell table:formula="of:=([.B7]-[.$I$2])*[.$G$2]/[.$H$2]" office:value-type="float" office:value="6.66666666666667" calcext:value-type="float">
            <text:p>6.6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*[.E8]/100" office:value-type="float" office:value="86.6666666666667" calcext:value-type="float">
            <text:p>86.6666666666667</text:p>
          </table:table-cell>
          <table:table-cell/>
          <table:table-cell table:formula="of:=100-[.F8]" office:value-type="float" office:value="86.6666666666667" calcext:value-type="float">
            <text:p>86.6666666666667</text:p>
          </table:table-cell>
          <table:table-cell table:formula="of:=([.B8]-[.$I$2])*[.$G$2]/[.$H$2]" office:value-type="float" office:value="13.3333333333333" calcext:value-type="float">
            <text:p>1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*[.E9]/100" office:value-type="float" office:value="80" calcext:value-type="float">
            <text:p>80</text:p>
          </table:table-cell>
          <table:table-cell/>
          <table:table-cell table:formula="of:=100-[.F9]" office:value-type="float" office:value="80" calcext:value-type="float">
            <text:p>80</text:p>
          </table:table-cell>
          <table:table-cell table:formula="of:=([.B9]-[.$I$2])*[.$G$2]/[.$H$2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*[.E10]/100" office:value-type="float" office:value="73.3333333333333" calcext:value-type="float">
            <text:p>73.3333333333333</text:p>
          </table:table-cell>
          <table:table-cell/>
          <table:table-cell table:formula="of:=100-[.F10]" office:value-type="float" office:value="73.3333333333333" calcext:value-type="float">
            <text:p>73.3333333333333</text:p>
          </table:table-cell>
          <table:table-cell table:formula="of:=([.B10]-[.$I$2])*[.$G$2]/[.$H$2]" office:value-type="float" office:value="26.6666666666667" calcext:value-type="float">
            <text:p>2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*[.E11]/100" office:value-type="float" office:value="66.6666666666667" calcext:value-type="float">
            <text:p>66.6666666666667</text:p>
          </table:table-cell>
          <table:table-cell/>
          <table:table-cell table:formula="of:=100-[.F11]" office:value-type="float" office:value="66.6666666666667" calcext:value-type="float">
            <text:p>66.6666666666667</text:p>
          </table:table-cell>
          <table:table-cell table:formula="of:=([.B11]-[.$I$2])*[.$G$2]/[.$H$2]" office:value-type="float" office:value="33.3333333333333" calcext:value-type="float">
            <text:p>3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*[.E12]/100" office:value-type="float" office:value="60" calcext:value-type="float">
            <text:p>60</text:p>
          </table:table-cell>
          <table:table-cell/>
          <table:table-cell table:formula="of:=100-[.F12]" office:value-type="float" office:value="60" calcext:value-type="float">
            <text:p>60</text:p>
          </table:table-cell>
          <table:table-cell table:formula="of:=([.B12]-[.$I$2])*[.$G$2]/[.$H$2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*[.E13]/100" office:value-type="float" office:value="53.3333333333333" calcext:value-type="float">
            <text:p>53.3333333333333</text:p>
          </table:table-cell>
          <table:table-cell/>
          <table:table-cell table:formula="of:=100-[.F13]" office:value-type="float" office:value="53.3333333333333" calcext:value-type="float">
            <text:p>53.3333333333333</text:p>
          </table:table-cell>
          <table:table-cell table:formula="of:=([.B13]-[.$I$2])*[.$G$2]/[.$H$2]" office:value-type="float" office:value="46.6666666666667" calcext:value-type="float">
            <text:p>4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*[.E14]/100" office:value-type="float" office:value="46.6666666666667" calcext:value-type="float">
            <text:p>46.6666666666667</text:p>
          </table:table-cell>
          <table:table-cell/>
          <table:table-cell table:formula="of:=100-[.F14]" office:value-type="float" office:value="46.6666666666667" calcext:value-type="float">
            <text:p>46.6666666666667</text:p>
          </table:table-cell>
          <table:table-cell table:formula="of:=([.B14]-[.$I$2])*[.$G$2]/[.$H$2]" office:value-type="float" office:value="53.3333333333333" calcext:value-type="float">
            <text:p>5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*[.E15]/100" office:value-type="float" office:value="40" calcext:value-type="float">
            <text:p>40</text:p>
          </table:table-cell>
          <table:table-cell/>
          <table:table-cell table:formula="of:=100-[.F15]" office:value-type="float" office:value="40" calcext:value-type="float">
            <text:p>40</text:p>
          </table:table-cell>
          <table:table-cell table:formula="of:=([.B15]-[.$I$2])*[.$G$2]/[.$H$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*[.E16]/100" office:value-type="float" office:value="33.3333333333333" calcext:value-type="float">
            <text:p>33.3333333333333</text:p>
          </table:table-cell>
          <table:table-cell/>
          <table:table-cell table:formula="of:=100-[.F16]" office:value-type="float" office:value="33.3333333333333" calcext:value-type="float">
            <text:p>33.3333333333333</text:p>
          </table:table-cell>
          <table:table-cell table:formula="of:=([.B16]-[.$I$2])*[.$G$2]/[.$H$2]" office:value-type="float" office:value="66.6666666666667" calcext:value-type="float">
            <text:p>6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*[.E17]/100" office:value-type="float" office:value="26.6666666666667" calcext:value-type="float">
            <text:p>26.6666666666667</text:p>
          </table:table-cell>
          <table:table-cell/>
          <table:table-cell table:formula="of:=100-[.F17]" office:value-type="float" office:value="26.6666666666667" calcext:value-type="float">
            <text:p>26.6666666666667</text:p>
          </table:table-cell>
          <table:table-cell table:formula="of:=([.B17]-[.$I$2])*[.$G$2]/[.$H$2]" office:value-type="float" office:value="73.3333333333333" calcext:value-type="float">
            <text:p>7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*[.E18]/100" office:value-type="float" office:value="20" calcext:value-type="float">
            <text:p>20</text:p>
          </table:table-cell>
          <table:table-cell/>
          <table:table-cell table:formula="of:=100-[.F18]" office:value-type="float" office:value="20" calcext:value-type="float">
            <text:p>20</text:p>
          </table:table-cell>
          <table:table-cell table:formula="of:=([.B18]-[.$I$2])*[.$G$2]/[.$H$2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*[.E19]/100" office:value-type="float" office:value="13.3333333333333" calcext:value-type="float">
            <text:p>13.3333333333333</text:p>
          </table:table-cell>
          <table:table-cell/>
          <table:table-cell table:formula="of:=100-[.F19]" office:value-type="float" office:value="13.3333333333333" calcext:value-type="float">
            <text:p>13.3333333333333</text:p>
          </table:table-cell>
          <table:table-cell table:formula="of:=([.B19]-[.$I$2])*[.$G$2]/[.$H$2]" office:value-type="float" office:value="86.6666666666667" calcext:value-type="float">
            <text:p>86.6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*[.E20]/100" office:value-type="float" office:value="6.66666666666667" calcext:value-type="float">
            <text:p>6.66666666666667</text:p>
          </table:table-cell>
          <table:table-cell/>
          <table:table-cell table:formula="of:=100-[.F20]" office:value-type="float" office:value="6.66666666666667" calcext:value-type="float">
            <text:p>6.66666666666667</text:p>
          </table:table-cell>
          <table:table-cell table:formula="of:=([.B20]-[.$I$2])*[.$G$2]/[.$H$2]" office:value-type="float" office:value="93.3333333333333" calcext:value-type="float">
            <text:p>93.3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*[.E21]/100" office:value-type="float" office:value="0" calcext:value-type="float">
            <text:p>0</text:p>
          </table:table-cell>
          <table:table-cell/>
          <table:table-cell table:formula="of:=100-[.F21]" office:value-type="float" office:value="0" calcext:value-type="float">
            <text:p>0</text:p>
          </table:table-cell>
          <table:table-cell table:formula="of:=([.B21]-[.$I$2])*[.$G$2]/[.$H$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*[.E22]/100" office:value-type="float" office:value="-6.66666666666667" calcext:value-type="float">
            <text:p>-6.66666666666667</text:p>
          </table:table-cell>
          <table:table-cell/>
          <table:table-cell table:formula="of:=100-[.F22]" office:value-type="float" office:value="-6.66666666666667" calcext:value-type="float">
            <text:p>-6.66666666666667</text:p>
          </table:table-cell>
          <table:table-cell table:formula="of:=([.B22]-[.$I$2])*[.$G$2]/[.$H$2]" office:value-type="float" office:value="106.666666666667" calcext:value-type="float">
            <text:p>10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*[.E23]/100" office:value-type="float" office:value="-13.3333333333333" calcext:value-type="float">
            <text:p>-13.3333333333333</text:p>
          </table:table-cell>
          <table:table-cell/>
          <table:table-cell table:formula="of:=100-[.F23]" office:value-type="float" office:value="-13.3333333333333" calcext:value-type="float">
            <text:p>-13.3333333333333</text:p>
          </table:table-cell>
          <table:table-cell table:formula="of:=([.B23]-[.$I$2])*[.$G$2]/[.$H$2]" office:value-type="float" office:value="113.333333333333" calcext:value-type="float">
            <text:p>11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*[.E24]/100" office:value-type="float" office:value="-20" calcext:value-type="float">
            <text:p>-20</text:p>
          </table:table-cell>
          <table:table-cell/>
          <table:table-cell table:formula="of:=100-[.F24]" office:value-type="float" office:value="-20" calcext:value-type="float">
            <text:p>-20</text:p>
          </table:table-cell>
          <table:table-cell table:formula="of:=([.B24]-[.$I$2])*[.$G$2]/[.$H$2]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*[.E25]/100" office:value-type="float" office:value="-26.6666666666667" calcext:value-type="float">
            <text:p>-26.6666666666667</text:p>
          </table:table-cell>
          <table:table-cell/>
          <table:table-cell table:formula="of:=100-[.F25]" office:value-type="float" office:value="-26.6666666666667" calcext:value-type="float">
            <text:p>-26.6666666666667</text:p>
          </table:table-cell>
          <table:table-cell table:formula="of:=([.B25]-[.$I$2])*[.$G$2]/[.$H$2]" office:value-type="float" office:value="126.666666666667" calcext:value-type="float">
            <text:p>12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*[.E26]/100" office:value-type="float" office:value="-33.3333333333333" calcext:value-type="float">
            <text:p>-33.3333333333333</text:p>
          </table:table-cell>
          <table:table-cell/>
          <table:table-cell table:formula="of:=100-[.F26]" office:value-type="float" office:value="-33.3333333333333" calcext:value-type="float">
            <text:p>-33.3333333333333</text:p>
          </table:table-cell>
          <table:table-cell table:formula="of:=([.B26]-[.$I$2])*[.$G$2]/[.$H$2]" office:value-type="float" office:value="133.333333333333" calcext:value-type="float">
            <text:p>13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*[.E27]/100" office:value-type="float" office:value="-40" calcext:value-type="float">
            <text:p>-40</text:p>
          </table:table-cell>
          <table:table-cell/>
          <table:table-cell table:formula="of:=100-[.F27]" office:value-type="float" office:value="-40" calcext:value-type="float">
            <text:p>-40</text:p>
          </table:table-cell>
          <table:table-cell table:formula="of:=([.B27]-[.$I$2])*[.$G$2]/[.$H$2]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*[.E28]/100" office:value-type="float" office:value="-46.6666666666667" calcext:value-type="float">
            <text:p>-46.6666666666667</text:p>
          </table:table-cell>
          <table:table-cell/>
          <table:table-cell table:formula="of:=100-[.F28]" office:value-type="float" office:value="-46.6666666666667" calcext:value-type="float">
            <text:p>-46.6666666666667</text:p>
          </table:table-cell>
          <table:table-cell table:formula="of:=([.B28]-[.$I$2])*[.$G$2]/[.$H$2]" office:value-type="float" office:value="146.666666666667" calcext:value-type="float">
            <text:p>14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*[.E29]/100" office:value-type="float" office:value="-53.3333333333333" calcext:value-type="float">
            <text:p>-53.3333333333333</text:p>
          </table:table-cell>
          <table:table-cell/>
          <table:table-cell table:formula="of:=100-[.F29]" office:value-type="float" office:value="-53.3333333333333" calcext:value-type="float">
            <text:p>-53.3333333333333</text:p>
          </table:table-cell>
          <table:table-cell table:formula="of:=([.B29]-[.$I$2])*[.$G$2]/[.$H$2]" office:value-type="float" office:value="153.333333333333" calcext:value-type="float">
            <text:p>15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*[.E30]/100" office:value-type="float" office:value="-60" calcext:value-type="float">
            <text:p>-60</text:p>
          </table:table-cell>
          <table:table-cell/>
          <table:table-cell table:formula="of:=100-[.F30]" office:value-type="float" office:value="-60" calcext:value-type="float">
            <text:p>-60</text:p>
          </table:table-cell>
          <table:table-cell table:formula="of:=([.B30]-[.$I$2])*[.$G$2]/[.$H$2]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*[.E31]/100" office:value-type="float" office:value="-66.6666666666667" calcext:value-type="float">
            <text:p>-66.6666666666667</text:p>
          </table:table-cell>
          <table:table-cell/>
          <table:table-cell table:formula="of:=100-[.F31]" office:value-type="float" office:value="-66.6666666666667" calcext:value-type="float">
            <text:p>-66.6666666666667</text:p>
          </table:table-cell>
          <table:table-cell table:formula="of:=([.B31]-[.$I$2])*[.$G$2]/[.$H$2]" office:value-type="float" office:value="166.666666666667" calcext:value-type="float">
            <text:p>16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*[.E32]/100" office:value-type="float" office:value="-73.3333333333333" calcext:value-type="float">
            <text:p>-73.3333333333333</text:p>
          </table:table-cell>
          <table:table-cell/>
          <table:table-cell table:formula="of:=100-[.F32]" office:value-type="float" office:value="-73.3333333333333" calcext:value-type="float">
            <text:p>-73.3333333333333</text:p>
          </table:table-cell>
          <table:table-cell table:formula="of:=([.B32]-[.$I$2])*[.$G$2]/[.$H$2]" office:value-type="float" office:value="173.333333333333" calcext:value-type="float">
            <text:p>17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*[.E33]/100" office:value-type="float" office:value="-80" calcext:value-type="float">
            <text:p>-80</text:p>
          </table:table-cell>
          <table:table-cell/>
          <table:table-cell table:formula="of:=100-[.F33]" office:value-type="float" office:value="-80" calcext:value-type="float">
            <text:p>-80</text:p>
          </table:table-cell>
          <table:table-cell table:formula="of:=([.B33]-[.$I$2])*[.$G$2]/[.$H$2]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*[.E34]/100" office:value-type="float" office:value="-86.6666666666667" calcext:value-type="float">
            <text:p>-86.6666666666667</text:p>
          </table:table-cell>
          <table:table-cell/>
          <table:table-cell table:formula="of:=100-[.F34]" office:value-type="float" office:value="-86.6666666666667" calcext:value-type="float">
            <text:p>-86.6666666666667</text:p>
          </table:table-cell>
          <table:table-cell table:formula="of:=([.B34]-[.$I$2])*[.$G$2]/[.$H$2]" office:value-type="float" office:value="186.666666666667" calcext:value-type="float">
            <text:p>18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*[.E35]/100" office:value-type="float" office:value="-93.3333333333333" calcext:value-type="float">
            <text:p>-93.3333333333333</text:p>
          </table:table-cell>
          <table:table-cell/>
          <table:table-cell table:formula="of:=100-[.F35]" office:value-type="float" office:value="-93.3333333333333" calcext:value-type="float">
            <text:p>-93.3333333333333</text:p>
          </table:table-cell>
          <table:table-cell table:formula="of:=([.B35]-[.$I$2])*[.$G$2]/[.$H$2]" office:value-type="float" office:value="193.333333333333" calcext:value-type="float">
            <text:p>19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*[.E36]/100" office:value-type="float" office:value="-100" calcext:value-type="float">
            <text:p>-100</text:p>
          </table:table-cell>
          <table:table-cell/>
          <table:table-cell table:formula="of:=100-[.F36]" office:value-type="float" office:value="-100" calcext:value-type="float">
            <text:p>-100</text:p>
          </table:table-cell>
          <table:table-cell table:formula="of:=([.B36]-[.$I$2])*[.$G$2]/[.$H$2]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*[.E37]/100" office:value-type="float" office:value="-106.666666666667" calcext:value-type="float">
            <text:p>-106.666666666667</text:p>
          </table:table-cell>
          <table:table-cell/>
          <table:table-cell table:formula="of:=100-[.F37]" office:value-type="float" office:value="-106.666666666667" calcext:value-type="float">
            <text:p>-106.666666666667</text:p>
          </table:table-cell>
          <table:table-cell table:formula="of:=([.B37]-[.$I$2])*[.$G$2]/[.$H$2]" office:value-type="float" office:value="206.666666666667" calcext:value-type="float">
            <text:p>20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*[.E38]/100" office:value-type="float" office:value="-113.333333333333" calcext:value-type="float">
            <text:p>-113.333333333333</text:p>
          </table:table-cell>
          <table:table-cell/>
          <table:table-cell table:formula="of:=100-[.F38]" office:value-type="float" office:value="-113.333333333333" calcext:value-type="float">
            <text:p>-113.333333333333</text:p>
          </table:table-cell>
          <table:table-cell table:formula="of:=([.B38]-[.$I$2])*[.$G$2]/[.$H$2]" office:value-type="float" office:value="213.333333333333" calcext:value-type="float">
            <text:p>213.333333333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*[.E39]/100" office:value-type="float" office:value="-120" calcext:value-type="float">
            <text:p>-120</text:p>
          </table:table-cell>
          <table:table-cell/>
          <table:table-cell table:formula="of:=100-[.F39]" office:value-type="float" office:value="-120" calcext:value-type="float">
            <text:p>-120</text:p>
          </table:table-cell>
          <table:table-cell table:formula="of:=([.B39]-[.$I$2])*[.$G$2]/[.$H$2]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*[.E40]/100" office:value-type="float" office:value="-126.666666666667" calcext:value-type="float">
            <text:p>-126.666666666667</text:p>
          </table:table-cell>
          <table:table-cell/>
          <table:table-cell table:formula="of:=100-[.F40]" office:value-type="float" office:value="-126.666666666667" calcext:value-type="float">
            <text:p>-126.666666666667</text:p>
          </table:table-cell>
          <table:table-cell table:formula="of:=([.B40]-[.$I$2])*[.$G$2]/[.$H$2]" office:value-type="float" office:value="226.666666666667" calcext:value-type="float">
            <text:p>226.6666666666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*[.E41]/100" office:value-type="float" office:value="-133.333333333333" calcext:value-type="float">
            <text:p>-133.333333333333</text:p>
          </table:table-cell>
          <table:table-cell/>
          <table:table-cell table:formula="of:=100-[.F41]" office:value-type="float" office:value="-133.333333333333" calcext:value-type="float">
            <text:p>-133.333333333333</text:p>
          </table:table-cell>
          <table:table-cell table:formula="of:=([.B41]-[.$I$2])*[.$G$2]/[.$H$2]" office:value-type="float" office:value="233.333333333333" calcext:value-type="float">
            <text:p>233.333333333333</text:p>
          </table:table-cell>
          <table:table-cell table:number-columns-repeated="1018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370" calcext:value-type="float">
            <text:p>370</text:p>
          </table:table-cell>
          <table:table-cell office:value-type="float" office:value="400" calcext:value-type="float">
            <text:p>4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]" office:value-type="float" office:value="100" calcext:value-type="float">
            <text:p>100</text:p>
          </table:table-cell>
          <table:table-cell table:formula="of:=IF([.$B2]&gt;[.C1];100*[.C1]/[.$B2];100*[.$B2]/[.C1])*2" office:value-type="float" office:value="200" calcext:value-type="float">
            <text:p>200</text:p>
          </table:table-cell>
          <table:table-cell table:formula="of:=IF([.$B2]&gt;[.D1];100*[.D1]/[.$B2];100*[.$B2]/[.D1])*2" office:value-type="float" office:value="153.846153846154" calcext:value-type="float">
            <text:p>153.846153846154</text:p>
          </table:table-cell>
          <table:table-cell table:formula="of:=IF([.$B2]&gt;[.E1];100*[.E1]/[.$B2];100*[.$B2]/[.E1])*2" office:value-type="float" office:value="125" calcext:value-type="float">
            <text:p>125</text:p>
          </table:table-cell>
          <table:table-cell table:formula="of:=IF([.$B2]&gt;[.F1];100*[.F1]/[.$B2];100*[.$B2]/[.F1])*2" office:value-type="float" office:value="105.263157894737" calcext:value-type="float">
            <text:p>105.263157894737</text:p>
          </table:table-cell>
          <table:table-cell table:formula="of:=IF([.$B2]&gt;[.G1];100*[.G1]/[.$B2];100*[.$B2]/[.G1])*2" office:value-type="float" office:value="90.9090909090909" calcext:value-type="float">
            <text:p>90.9090909090909</text:p>
          </table:table-cell>
          <table:table-cell table:formula="of:=IF([.$B2]&gt;[.H1];100*[.H1]/[.$B2];100*[.$B2]/[.H1])*2" office:value-type="float" office:value="80" calcext:value-type="float">
            <text:p>80</text:p>
          </table:table-cell>
          <table:table-cell table:formula="of:=IF([.$B2]&gt;[.I1];100*[.I1]/[.$B2];100*[.$B2]/[.I1])*2" office:value-type="float" office:value="71.4285714285714" calcext:value-type="float">
            <text:p>71.4285714285714</text:p>
          </table:table-cell>
          <table:table-cell table:formula="of:=IF([.$B2]&gt;[.J1];100*[.J1]/[.$B2];100*[.$B2]/[.J1])*2" office:value-type="float" office:value="64.5161290322581" calcext:value-type="float">
            <text:p>64.5161290322581</text:p>
          </table:table-cell>
          <table:table-cell table:formula="of:=IF([.$B2]&gt;[.K1];100*[.K1]/[.$B2];100*[.$B2]/[.K1])*2" office:value-type="float" office:value="58.8235294117647" calcext:value-type="float">
            <text:p>58.8235294117647</text:p>
          </table:table-cell>
          <table:table-cell table:formula="of:=IF([.$B2]&gt;[.L1];100*[.L1]/[.$B2];100*[.$B2]/[.L1])*2" office:value-type="float" office:value="54.0540540540541" calcext:value-type="float">
            <text:p>54.0540540540541</text:p>
          </table:table-cell>
          <table:table-cell table:formula="of:=IF([.$B2]&gt;[.M1];100*[.M1]/[.$B2];100*[.$B2]/[.M1])*2" office:value-type="float" office:value="50" calcext:value-type="float">
            <text:p>50</text:p>
          </table:table-cell>
          <table:table-cell table:formula="of:=IF([.$B2]&gt;[.N1];100*[.N1]/[.$B2];100*[.$B2]/[.N1])*2" office:value-type="float" office:value="46.5116279069767" calcext:value-type="float">
            <text:p>46.51162790697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3]" office:value-type="float" office:value="130" calcext:value-type="float">
            <text:p>130</text:p>
          </table:table-cell>
          <table:table-cell table:formula="of:=IF([.$B3]&gt;[.C2];100*[.C2]/[.$B3];100*[.$B3]/[.C2])*2" office:value-type="float" office:value="130" calcext:value-type="float">
            <text:p>130</text:p>
          </table:table-cell>
          <table:table-cell table:formula="of:=IF([.$B3]&gt;[.D2];100*[.D2]/[.$B3];100*[.$B3]/[.D2])*2" office:value-type="float" office:value="169" calcext:value-type="float">
            <text:p>169</text:p>
          </table:table-cell>
          <table:table-cell table:formula="of:=IF([.$B3]&gt;[.E2];100*[.E2]/[.$B3];100*[.$B3]/[.E2])*2" office:value-type="float" office:value="192.307692307692" calcext:value-type="float">
            <text:p>192.307692307692</text:p>
          </table:table-cell>
          <table:table-cell table:formula="of:=IF([.$B3]&gt;[.F2];100*[.F2]/[.$B3];100*[.$B3]/[.F2])*2" office:value-type="float" office:value="161.943319838057" calcext:value-type="float">
            <text:p>161.943319838057</text:p>
          </table:table-cell>
          <table:table-cell table:formula="of:=IF([.$B3]&gt;[.G2];100*[.G2]/[.$B3];100*[.$B3]/[.G2])*2" office:value-type="float" office:value="139.86013986014" calcext:value-type="float">
            <text:p>139.86013986014</text:p>
          </table:table-cell>
          <table:table-cell table:formula="of:=IF([.$B3]&gt;[.H2];100*[.H2]/[.$B3];100*[.$B3]/[.H2])*2" office:value-type="float" office:value="123.076923076923" calcext:value-type="float">
            <text:p>123.076923076923</text:p>
          </table:table-cell>
          <table:table-cell table:formula="of:=IF([.$B3]&gt;[.I2];100*[.I2]/[.$B3];100*[.$B3]/[.I2])*2" office:value-type="float" office:value="109.89010989011" calcext:value-type="float">
            <text:p>109.89010989011</text:p>
          </table:table-cell>
          <table:table-cell table:formula="of:=IF([.$B3]&gt;[.J2];100*[.J2]/[.$B3];100*[.$B3]/[.J2])*2" office:value-type="float" office:value="99.2555831265509" calcext:value-type="float">
            <text:p>99.2555831265509</text:p>
          </table:table-cell>
          <table:table-cell table:formula="of:=IF([.$B3]&gt;[.K2];100*[.K2]/[.$B3];100*[.$B3]/[.K2])*2" office:value-type="float" office:value="90.4977375565611" calcext:value-type="float">
            <text:p>90.4977375565611</text:p>
          </table:table-cell>
          <table:table-cell table:formula="of:=IF([.$B3]&gt;[.L2];100*[.L2]/[.$B3];100*[.$B3]/[.L2])*2" office:value-type="float" office:value="83.1600831600832" calcext:value-type="float">
            <text:p>83.1600831600832</text:p>
          </table:table-cell>
          <table:table-cell table:formula="of:=IF([.$B3]&gt;[.M2];100*[.M2]/[.$B3];100*[.$B3]/[.M2])*2" office:value-type="float" office:value="76.9230769230769" calcext:value-type="float">
            <text:p>76.9230769230769</text:p>
          </table:table-cell>
          <table:table-cell table:formula="of:=IF([.$B3]&gt;[.N2];100*[.N2]/[.$B3];100*[.$B3]/[.N2])*2" office:value-type="float" office:value="71.5563506261181" calcext:value-type="float">
            <text:p>71.55635062611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4]" office:value-type="float" office:value="160" calcext:value-type="float">
            <text:p>160</text:p>
          </table:table-cell>
          <table:table-cell table:formula="of:=IF([.$B4]&gt;[.C3];100*[.C3]/[.$B4];100*[.$B4]/[.C3])*2" office:value-type="float" office:value="162.5" calcext:value-type="float">
            <text:p>162.5</text:p>
          </table:table-cell>
          <table:table-cell table:formula="of:=IF([.$B4]&gt;[.D3];100*[.D3]/[.$B4];100*[.$B4]/[.D3])*2" office:value-type="float" office:value="189.349112426036" calcext:value-type="float">
            <text:p>189.349112426036</text:p>
          </table:table-cell>
          <table:table-cell table:formula="of:=IF([.$B4]&gt;[.E3];100*[.E3]/[.$B4];100*[.$B4]/[.E3])*2" office:value-type="float" office:value="166.4" calcext:value-type="float">
            <text:p>166.4</text:p>
          </table:table-cell>
          <table:table-cell table:formula="of:=IF([.$B4]&gt;[.F3];100*[.F3]/[.$B4];100*[.$B4]/[.F3])*2" office:value-type="float" office:value="197.6" calcext:value-type="float">
            <text:p>197.6</text:p>
          </table:table-cell>
          <table:table-cell table:formula="of:=IF([.$B4]&gt;[.G3];100*[.G3]/[.$B4];100*[.$B4]/[.G3])*2" office:value-type="float" office:value="174.825174825175" calcext:value-type="float">
            <text:p>174.825174825175</text:p>
          </table:table-cell>
          <table:table-cell table:formula="of:=IF([.$B4]&gt;[.H3];100*[.H3]/[.$B4];100*[.$B4]/[.H3])*2" office:value-type="float" office:value="153.846153846154" calcext:value-type="float">
            <text:p>153.846153846154</text:p>
          </table:table-cell>
          <table:table-cell table:formula="of:=IF([.$B4]&gt;[.I3];100*[.I3]/[.$B4];100*[.$B4]/[.I3])*2" office:value-type="float" office:value="137.362637362637" calcext:value-type="float">
            <text:p>137.362637362637</text:p>
          </table:table-cell>
          <table:table-cell table:formula="of:=IF([.$B4]&gt;[.J3];100*[.J3]/[.$B4];100*[.$B4]/[.J3])*2" office:value-type="float" office:value="124.069478908189" calcext:value-type="float">
            <text:p>124.069478908189</text:p>
          </table:table-cell>
          <table:table-cell table:formula="of:=IF([.$B4]&gt;[.K3];100*[.K3]/[.$B4];100*[.$B4]/[.K3])*2" office:value-type="float" office:value="113.122171945701" calcext:value-type="float">
            <text:p>113.122171945701</text:p>
          </table:table-cell>
          <table:table-cell table:formula="of:=IF([.$B4]&gt;[.L3];100*[.L3]/[.$B4];100*[.$B4]/[.L3])*2" office:value-type="float" office:value="103.950103950104" calcext:value-type="float">
            <text:p>103.950103950104</text:p>
          </table:table-cell>
          <table:table-cell table:formula="of:=IF([.$B4]&gt;[.M3];100*[.M3]/[.$B4];100*[.$B4]/[.M3])*2" office:value-type="float" office:value="96.1538461538462" calcext:value-type="float">
            <text:p>96.1538461538462</text:p>
          </table:table-cell>
          <table:table-cell table:formula="of:=IF([.$B4]&gt;[.N3];100*[.N3]/[.$B4];100*[.$B4]/[.N3])*2" office:value-type="float" office:value="89.4454382826476" calcext:value-type="float">
            <text:p>89.44543828264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5]" office:value-type="float" office:value="190" calcext:value-type="float">
            <text:p>190</text:p>
          </table:table-cell>
          <table:table-cell table:formula="of:=IF([.$B5]&gt;[.C4];100*[.C4]/[.$B5];100*[.$B5]/[.C4])*2" office:value-type="float" office:value="171.052631578947" calcext:value-type="float">
            <text:p>171.052631578947</text:p>
          </table:table-cell>
          <table:table-cell table:formula="of:=IF([.$B5]&gt;[.D4];100*[.D4]/[.$B5];100*[.$B5]/[.D4])*2" office:value-type="float" office:value="199.314855185301" calcext:value-type="float">
            <text:p>199.314855185301</text:p>
          </table:table-cell>
          <table:table-cell table:formula="of:=IF([.$B5]&gt;[.E4];100*[.E4]/[.$B5];100*[.$B5]/[.E4])*2" office:value-type="float" office:value="175.157894736842" calcext:value-type="float">
            <text:p>175.157894736842</text:p>
          </table:table-cell>
          <table:table-cell table:formula="of:=IF([.$B5]&gt;[.F4];100*[.F4]/[.$B5];100*[.$B5]/[.F4])*2" office:value-type="float" office:value="192.307692307692" calcext:value-type="float">
            <text:p>192.307692307692</text:p>
          </table:table-cell>
          <table:table-cell table:formula="of:=IF([.$B5]&gt;[.G4];100*[.G4]/[.$B5];100*[.$B5]/[.G4])*2" office:value-type="float" office:value="184.026499815973" calcext:value-type="float">
            <text:p>184.026499815973</text:p>
          </table:table-cell>
          <table:table-cell table:formula="of:=IF([.$B5]&gt;[.H4];100*[.H4]/[.$B5];100*[.$B5]/[.H4])*2" office:value-type="float" office:value="161.943319838057" calcext:value-type="float">
            <text:p>161.943319838057</text:p>
          </table:table-cell>
          <table:table-cell table:formula="of:=IF([.$B5]&gt;[.I4];100*[.I4]/[.$B5];100*[.$B5]/[.I4])*2" office:value-type="float" office:value="144.592249855408" calcext:value-type="float">
            <text:p>144.592249855408</text:p>
          </table:table-cell>
          <table:table-cell table:formula="of:=IF([.$B5]&gt;[.J4];100*[.J4]/[.$B5];100*[.$B5]/[.J4])*2" office:value-type="float" office:value="130.599451482304" calcext:value-type="float">
            <text:p>130.599451482304</text:p>
          </table:table-cell>
          <table:table-cell table:formula="of:=IF([.$B5]&gt;[.K4];100*[.K4]/[.$B5];100*[.$B5]/[.K4])*2" office:value-type="float" office:value="119.075970469159" calcext:value-type="float">
            <text:p>119.075970469159</text:p>
          </table:table-cell>
          <table:table-cell table:formula="of:=IF([.$B5]&gt;[.L4];100*[.L4]/[.$B5];100*[.$B5]/[.L4])*2" office:value-type="float" office:value="109.421162052741" calcext:value-type="float">
            <text:p>109.421162052741</text:p>
          </table:table-cell>
          <table:table-cell table:formula="of:=IF([.$B5]&gt;[.M4];100*[.M4]/[.$B5];100*[.$B5]/[.M4])*2" office:value-type="float" office:value="101.214574898785" calcext:value-type="float">
            <text:p>101.214574898785</text:p>
          </table:table-cell>
          <table:table-cell table:formula="of:=IF([.$B5]&gt;[.N4];100*[.N4]/[.$B5];100*[.$B5]/[.N4])*2" office:value-type="float" office:value="94.1530929291027" calcext:value-type="float">
            <text:p>94.15309292910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6]" office:value-type="float" office:value="220" calcext:value-type="float">
            <text:p>220</text:p>
          </table:table-cell>
          <table:table-cell table:formula="of:=IF([.$B6]&gt;[.C5];100*[.C5]/[.$B6];100*[.$B6]/[.C5])*2" office:value-type="float" office:value="155.502392344498" calcext:value-type="float">
            <text:p>155.502392344498</text:p>
          </table:table-cell>
          <table:table-cell table:formula="of:=IF([.$B6]&gt;[.D5];100*[.D5]/[.$B6];100*[.$B6]/[.D5])*2" office:value-type="float" office:value="181.195322895728" calcext:value-type="float">
            <text:p>181.195322895728</text:p>
          </table:table-cell>
          <table:table-cell table:formula="of:=IF([.$B6]&gt;[.E5];100*[.E5]/[.$B6];100*[.$B6]/[.E5])*2" office:value-type="float" office:value="159.234449760766" calcext:value-type="float">
            <text:p>159.234449760766</text:p>
          </table:table-cell>
          <table:table-cell table:formula="of:=IF([.$B6]&gt;[.F5];100*[.F5]/[.$B6];100*[.$B6]/[.F5])*2" office:value-type="float" office:value="174.825174825175" calcext:value-type="float">
            <text:p>174.825174825175</text:p>
          </table:table-cell>
          <table:table-cell table:formula="of:=IF([.$B6]&gt;[.G5];100*[.G5]/[.$B6];100*[.$B6]/[.G5])*2" office:value-type="float" office:value="167.296818014521" calcext:value-type="float">
            <text:p>167.296818014521</text:p>
          </table:table-cell>
          <table:table-cell table:formula="of:=IF([.$B6]&gt;[.H5];100*[.H5]/[.$B6];100*[.$B6]/[.H5])*2" office:value-type="float" office:value="147.221199852779" calcext:value-type="float">
            <text:p>147.221199852779</text:p>
          </table:table-cell>
          <table:table-cell table:formula="of:=IF([.$B6]&gt;[.I5];100*[.I5]/[.$B6];100*[.$B6]/[.I5])*2" office:value-type="float" office:value="131.447499868553" calcext:value-type="float">
            <text:p>131.447499868553</text:p>
          </table:table-cell>
          <table:table-cell table:formula="of:=IF([.$B6]&gt;[.J5];100*[.J5]/[.$B6];100*[.$B6]/[.J5])*2" office:value-type="float" office:value="118.726774074822" calcext:value-type="float">
            <text:p>118.726774074822</text:p>
          </table:table-cell>
          <table:table-cell table:formula="of:=IF([.$B6]&gt;[.K5];100*[.K5]/[.$B6];100*[.$B6]/[.K5])*2" office:value-type="float" office:value="108.25088224469" calcext:value-type="float">
            <text:p>108.25088224469</text:p>
          </table:table-cell>
          <table:table-cell table:formula="of:=IF([.$B6]&gt;[.L5];100*[.L5]/[.$B6];100*[.$B6]/[.L5])*2" office:value-type="float" office:value="99.47378368431" calcext:value-type="float">
            <text:p>99.47378368431</text:p>
          </table:table-cell>
          <table:table-cell table:formula="of:=IF([.$B6]&gt;[.M5];100*[.M5]/[.$B6];100*[.$B6]/[.M5])*2" office:value-type="float" office:value="92.0132499079868" calcext:value-type="float">
            <text:p>92.0132499079868</text:p>
          </table:table-cell>
          <table:table-cell table:formula="of:=IF([.$B6]&gt;[.N5];100*[.N5]/[.$B6];100*[.$B6]/[.N5])*2" office:value-type="float" office:value="85.5937208446388" calcext:value-type="float">
            <text:p>85.59372084463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7]" office:value-type="float" office:value="250" calcext:value-type="float">
            <text:p>250</text:p>
          </table:table-cell>
          <table:table-cell table:formula="of:=IF([.$B7]&gt;[.C6];100*[.C6]/[.$B7];100*[.$B7]/[.C6])*2" office:value-type="float" office:value="124.401913875598" calcext:value-type="float">
            <text:p>124.401913875598</text:p>
          </table:table-cell>
          <table:table-cell table:formula="of:=IF([.$B7]&gt;[.D6];100*[.D6]/[.$B7];100*[.$B7]/[.D6])*2" office:value-type="float" office:value="144.956258316582" calcext:value-type="float">
            <text:p>144.956258316582</text:p>
          </table:table-cell>
          <table:table-cell table:formula="of:=IF([.$B7]&gt;[.E6];100*[.E6]/[.$B7];100*[.$B7]/[.E6])*2" office:value-type="float" office:value="127.387559808612" calcext:value-type="float">
            <text:p>127.387559808612</text:p>
          </table:table-cell>
          <table:table-cell table:formula="of:=IF([.$B7]&gt;[.F6];100*[.F6]/[.$B7];100*[.$B7]/[.F6])*2" office:value-type="float" office:value="139.86013986014" calcext:value-type="float">
            <text:p>139.86013986014</text:p>
          </table:table-cell>
          <table:table-cell table:formula="of:=IF([.$B7]&gt;[.G6];100*[.G6]/[.$B7];100*[.$B7]/[.G6])*2" office:value-type="float" office:value="133.837454411617" calcext:value-type="float">
            <text:p>133.837454411617</text:p>
          </table:table-cell>
          <table:table-cell table:formula="of:=IF([.$B7]&gt;[.H6];100*[.H6]/[.$B7];100*[.$B7]/[.H6])*2" office:value-type="float" office:value="117.776959882223" calcext:value-type="float">
            <text:p>117.776959882223</text:p>
          </table:table-cell>
          <table:table-cell table:formula="of:=IF([.$B7]&gt;[.I6];100*[.I6]/[.$B7];100*[.$B7]/[.I6])*2" office:value-type="float" office:value="105.157999894842" calcext:value-type="float">
            <text:p>105.157999894842</text:p>
          </table:table-cell>
          <table:table-cell table:formula="of:=IF([.$B7]&gt;[.J6];100*[.J6]/[.$B7];100*[.$B7]/[.J6])*2" office:value-type="float" office:value="94.9814192598573" calcext:value-type="float">
            <text:p>94.9814192598573</text:p>
          </table:table-cell>
          <table:table-cell table:formula="of:=IF([.$B7]&gt;[.K6];100*[.K6]/[.$B7];100*[.$B7]/[.K6])*2" office:value-type="float" office:value="86.6007057957522" calcext:value-type="float">
            <text:p>86.6007057957522</text:p>
          </table:table-cell>
          <table:table-cell table:formula="of:=IF([.$B7]&gt;[.L6];100*[.L6]/[.$B7];100*[.$B7]/[.L6])*2" office:value-type="float" office:value="79.579026947448" calcext:value-type="float">
            <text:p>79.579026947448</text:p>
          </table:table-cell>
          <table:table-cell table:formula="of:=IF([.$B7]&gt;[.M6];100*[.M6]/[.$B7];100*[.$B7]/[.M6])*2" office:value-type="float" office:value="73.6105999263894" calcext:value-type="float">
            <text:p>73.6105999263894</text:p>
          </table:table-cell>
          <table:table-cell table:formula="of:=IF([.$B7]&gt;[.N6];100*[.N6]/[.$B7];100*[.$B7]/[.N6])*2" office:value-type="float" office:value="68.4749766757111" calcext:value-type="float">
            <text:p>68.47497667571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8]" office:value-type="float" office:value="280" calcext:value-type="float">
            <text:p>280</text:p>
          </table:table-cell>
          <table:table-cell table:formula="of:=IF([.$B8]&gt;[.C7];100*[.C7]/[.$B8];100*[.$B8]/[.C7])*2" office:value-type="float" office:value="88.8585099111415" calcext:value-type="float">
            <text:p>88.8585099111415</text:p>
          </table:table-cell>
          <table:table-cell table:formula="of:=IF([.$B8]&gt;[.D7];100*[.D7]/[.$B8];100*[.$B8]/[.D7])*2" office:value-type="float" office:value="103.540184511844" calcext:value-type="float">
            <text:p>103.540184511844</text:p>
          </table:table-cell>
          <table:table-cell table:formula="of:=IF([.$B8]&gt;[.E7];100*[.E7]/[.$B8];100*[.$B8]/[.E7])*2" office:value-type="float" office:value="90.9911141490089" calcext:value-type="float">
            <text:p>90.9911141490089</text:p>
          </table:table-cell>
          <table:table-cell table:formula="of:=IF([.$B8]&gt;[.F7];100*[.F7]/[.$B8];100*[.$B8]/[.F7])*2" office:value-type="float" office:value="99.9000999000999" calcext:value-type="float">
            <text:p>99.9000999000999</text:p>
          </table:table-cell>
          <table:table-cell table:formula="of:=IF([.$B8]&gt;[.G7];100*[.G7]/[.$B8];100*[.$B8]/[.G7])*2" office:value-type="float" office:value="95.5981817225836" calcext:value-type="float">
            <text:p>95.5981817225836</text:p>
          </table:table-cell>
          <table:table-cell table:formula="of:=IF([.$B8]&gt;[.H7];100*[.H7]/[.$B8];100*[.$B8]/[.H7])*2" office:value-type="float" office:value="84.1263999158736" calcext:value-type="float">
            <text:p>84.1263999158736</text:p>
          </table:table-cell>
          <table:table-cell table:formula="of:=IF([.$B8]&gt;[.I7];100*[.I7]/[.$B8];100*[.$B8]/[.I7])*2" office:value-type="float" office:value="75.1128570677443" calcext:value-type="float">
            <text:p>75.1128570677443</text:p>
          </table:table-cell>
          <table:table-cell table:formula="of:=IF([.$B8]&gt;[.J7];100*[.J7]/[.$B8];100*[.$B8]/[.J7])*2" office:value-type="float" office:value="67.8438708998981" calcext:value-type="float">
            <text:p>67.8438708998981</text:p>
          </table:table-cell>
          <table:table-cell table:formula="of:=IF([.$B8]&gt;[.K7];100*[.K7]/[.$B8];100*[.$B8]/[.K7])*2" office:value-type="float" office:value="61.8576469969659" calcext:value-type="float">
            <text:p>61.8576469969659</text:p>
          </table:table-cell>
          <table:table-cell table:formula="of:=IF([.$B8]&gt;[.L7];100*[.L7]/[.$B8];100*[.$B8]/[.L7])*2" office:value-type="float" office:value="56.84216210532" calcext:value-type="float">
            <text:p>56.84216210532</text:p>
          </table:table-cell>
          <table:table-cell table:formula="of:=IF([.$B8]&gt;[.M7];100*[.M7]/[.$B8];100*[.$B8]/[.M7])*2" office:value-type="float" office:value="52.578999947421" calcext:value-type="float">
            <text:p>52.578999947421</text:p>
          </table:table-cell>
          <table:table-cell table:formula="of:=IF([.$B8]&gt;[.N7];100*[.N7]/[.$B8];100*[.$B8]/[.N7])*2" office:value-type="float" office:value="48.9106976255079" calcext:value-type="float">
            <text:p>48.91069762550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9]" office:value-type="float" office:value="310" calcext:value-type="float">
            <text:p>310</text:p>
          </table:table-cell>
          <table:table-cell table:formula="of:=IF([.$B9]&gt;[.C8];100*[.C8]/[.$B9];100*[.$B9]/[.C8])*2" office:value-type="float" office:value="57.3280709104139" calcext:value-type="float">
            <text:p>57.3280709104139</text:p>
          </table:table-cell>
          <table:table-cell table:formula="of:=IF([.$B9]&gt;[.D8];100*[.D8]/[.$B9];100*[.$B9]/[.D8])*2" office:value-type="float" office:value="66.8001190398996" calcext:value-type="float">
            <text:p>66.8001190398996</text:p>
          </table:table-cell>
          <table:table-cell table:formula="of:=IF([.$B9]&gt;[.E8];100*[.E8]/[.$B9];100*[.$B9]/[.E8])*2" office:value-type="float" office:value="58.7039446122638" calcext:value-type="float">
            <text:p>58.7039446122638</text:p>
          </table:table-cell>
          <table:table-cell table:formula="of:=IF([.$B9]&gt;[.F8];100*[.F8]/[.$B9];100*[.$B9]/[.F8])*2" office:value-type="float" office:value="64.4516773549032" calcext:value-type="float">
            <text:p>64.4516773549032</text:p>
          </table:table-cell>
          <table:table-cell table:formula="of:=IF([.$B9]&gt;[.G8];100*[.G8]/[.$B9];100*[.$B9]/[.G8])*2" office:value-type="float" office:value="61.6762462726346" calcext:value-type="float">
            <text:p>61.6762462726346</text:p>
          </table:table-cell>
          <table:table-cell table:formula="of:=IF([.$B9]&gt;[.H8];100*[.H8]/[.$B9];100*[.$B9]/[.H8])*2" office:value-type="float" office:value="54.2750967199185" calcext:value-type="float">
            <text:p>54.2750967199185</text:p>
          </table:table-cell>
          <table:table-cell table:formula="of:=IF([.$B9]&gt;[.I8];100*[.I8]/[.$B9];100*[.$B9]/[.I8])*2" office:value-type="float" office:value="48.4599077856415" calcext:value-type="float">
            <text:p>48.4599077856415</text:p>
          </table:table-cell>
          <table:table-cell table:formula="of:=IF([.$B9]&gt;[.J8];100*[.J8]/[.$B9];100*[.$B9]/[.J8])*2" office:value-type="float" office:value="43.7702392902568" calcext:value-type="float">
            <text:p>43.7702392902568</text:p>
          </table:table-cell>
          <table:table-cell table:formula="of:=IF([.$B9]&gt;[.K8];100*[.K8]/[.$B9];100*[.$B9]/[.K8])*2" office:value-type="float" office:value="39.9081593528812" calcext:value-type="float">
            <text:p>39.9081593528812</text:p>
          </table:table-cell>
          <table:table-cell table:formula="of:=IF([.$B9]&gt;[.L8];100*[.L8]/[.$B9];100*[.$B9]/[.L8])*2" office:value-type="float" office:value="36.6723626485935" calcext:value-type="float">
            <text:p>36.6723626485935</text:p>
          </table:table-cell>
          <table:table-cell table:formula="of:=IF([.$B9]&gt;[.M8];100*[.M8]/[.$B9];100*[.$B9]/[.M8])*2" office:value-type="float" office:value="33.921935449949" calcext:value-type="float">
            <text:p>33.921935449949</text:p>
          </table:table-cell>
          <table:table-cell table:formula="of:=IF([.$B9]&gt;[.N8];100*[.N8]/[.$B9];100*[.$B9]/[.N8])*2" office:value-type="float" office:value="31.5552887906503" calcext:value-type="float">
            <text:p>31.55528879065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10]" office:value-type="float" office:value="340" calcext:value-type="float">
            <text:p>340</text:p>
          </table:table-cell>
          <table:table-cell table:formula="of:=IF([.$B10]&gt;[.C9];100*[.C9]/[.$B10];100*[.$B10]/[.C9])*2" office:value-type="float" office:value="33.7223946531846" calcext:value-type="float">
            <text:p>33.7223946531846</text:p>
          </table:table-cell>
          <table:table-cell table:formula="of:=IF([.$B10]&gt;[.D9];100*[.D9]/[.$B10];100*[.$B10]/[.D9])*2" office:value-type="float" office:value="39.2941876705292" calcext:value-type="float">
            <text:p>39.2941876705292</text:p>
          </table:table-cell>
          <table:table-cell table:formula="of:=IF([.$B10]&gt;[.E9];100*[.E9]/[.$B10];100*[.$B10]/[.E9])*2" office:value-type="float" office:value="34.531732124861" calcext:value-type="float">
            <text:p>34.531732124861</text:p>
          </table:table-cell>
          <table:table-cell table:formula="of:=IF([.$B10]&gt;[.F9];100*[.F9]/[.$B10];100*[.$B10]/[.F9])*2" office:value-type="float" office:value="37.9127513852372" calcext:value-type="float">
            <text:p>37.9127513852372</text:p>
          </table:table-cell>
          <table:table-cell table:formula="of:=IF([.$B10]&gt;[.G9];100*[.G9]/[.$B10];100*[.$B10]/[.G9])*2" office:value-type="float" office:value="36.2801448662556" calcext:value-type="float">
            <text:p>36.2801448662556</text:p>
          </table:table-cell>
          <table:table-cell table:formula="of:=IF([.$B10]&gt;[.H9];100*[.H9]/[.$B10];100*[.$B10]/[.H9])*2" office:value-type="float" office:value="31.926527482305" calcext:value-type="float">
            <text:p>31.926527482305</text:p>
          </table:table-cell>
          <table:table-cell table:formula="of:=IF([.$B10]&gt;[.I9];100*[.I9]/[.$B10];100*[.$B10]/[.I9])*2" office:value-type="float" office:value="28.5058281092009" calcext:value-type="float">
            <text:p>28.5058281092009</text:p>
          </table:table-cell>
          <table:table-cell table:formula="of:=IF([.$B10]&gt;[.J9];100*[.J9]/[.$B10];100*[.$B10]/[.J9])*2" office:value-type="float" office:value="25.747199582504" calcext:value-type="float">
            <text:p>25.747199582504</text:p>
          </table:table-cell>
          <table:table-cell table:formula="of:=IF([.$B10]&gt;[.K9];100*[.K9]/[.$B10];100*[.$B10]/[.K9])*2" office:value-type="float" office:value="23.475387854636" calcext:value-type="float">
            <text:p>23.475387854636</text:p>
          </table:table-cell>
          <table:table-cell table:formula="of:=IF([.$B10]&gt;[.L9];100*[.L9]/[.$B10];100*[.$B10]/[.L9])*2" office:value-type="float" office:value="21.5719780285844" calcext:value-type="float">
            <text:p>21.5719780285844</text:p>
          </table:table-cell>
          <table:table-cell table:formula="of:=IF([.$B10]&gt;[.M9];100*[.M9]/[.$B10];100*[.$B10]/[.M9])*2" office:value-type="float" office:value="19.9540796764406" calcext:value-type="float">
            <text:p>19.9540796764406</text:p>
          </table:table-cell>
          <table:table-cell table:formula="of:=IF([.$B10]&gt;[.N9];100*[.N9]/[.$B10];100*[.$B10]/[.N9])*2" office:value-type="float" office:value="18.5619345827355" calcext:value-type="float">
            <text:p>18.56193458273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11]" office:value-type="float" office:value="370" calcext:value-type="float">
            <text:p>370</text:p>
          </table:table-cell>
          <table:table-cell table:formula="of:=IF([.$B11]&gt;[.C10];100*[.C10]/[.$B11];100*[.$B11]/[.C10])*2" office:value-type="float" office:value="18.2283214341539" calcext:value-type="float">
            <text:p>18.2283214341539</text:p>
          </table:table-cell>
          <table:table-cell table:formula="of:=IF([.$B11]&gt;[.D10];100*[.D10]/[.$B11];100*[.$B11]/[.D10])*2" office:value-type="float" office:value="21.2401014435293" calcext:value-type="float">
            <text:p>21.2401014435293</text:p>
          </table:table-cell>
          <table:table-cell table:formula="of:=IF([.$B11]&gt;[.E10];100*[.E10]/[.$B11];100*[.$B11]/[.E10])*2" office:value-type="float" office:value="18.6658011485735" calcext:value-type="float">
            <text:p>18.6658011485735</text:p>
          </table:table-cell>
          <table:table-cell table:formula="of:=IF([.$B11]&gt;[.F10];100*[.F10]/[.$B11];100*[.$B11]/[.F10])*2" office:value-type="float" office:value="20.4933791271552" calcext:value-type="float">
            <text:p>20.4933791271552</text:p>
          </table:table-cell>
          <table:table-cell table:formula="of:=IF([.$B11]&gt;[.G10];100*[.G10]/[.$B11];100*[.$B11]/[.G10])*2" office:value-type="float" office:value="19.6108891168949" calcext:value-type="float">
            <text:p>19.6108891168949</text:p>
          </table:table-cell>
          <table:table-cell table:formula="of:=IF([.$B11]&gt;[.H10];100*[.H10]/[.$B11];100*[.$B11]/[.H10])*2" office:value-type="float" office:value="17.2575824228676" calcext:value-type="float">
            <text:p>17.2575824228676</text:p>
          </table:table-cell>
          <table:table-cell table:formula="of:=IF([.$B11]&gt;[.I10];100*[.I10]/[.$B11];100*[.$B11]/[.I10])*2" office:value-type="float" office:value="15.4085557347032" calcext:value-type="float">
            <text:p>15.4085557347032</text:p>
          </table:table-cell>
          <table:table-cell table:formula="of:=IF([.$B11]&gt;[.J10];100*[.J10]/[.$B11];100*[.$B11]/[.J10])*2" office:value-type="float" office:value="13.9174051797319" calcext:value-type="float">
            <text:p>13.9174051797319</text:p>
          </table:table-cell>
          <table:table-cell table:formula="of:=IF([.$B11]&gt;[.K10];100*[.K10]/[.$B11];100*[.$B11]/[.K10])*2" office:value-type="float" office:value="12.6893988403438" calcext:value-type="float">
            <text:p>12.6893988403438</text:p>
          </table:table-cell>
          <table:table-cell table:formula="of:=IF([.$B11]&gt;[.L10];100*[.L10]/[.$B11];100*[.$B11]/[.L10])*2" office:value-type="float" office:value="11.6605286640997" calcext:value-type="float">
            <text:p>11.6605286640997</text:p>
          </table:table-cell>
          <table:table-cell table:formula="of:=IF([.$B11]&gt;[.M10];100*[.M10]/[.$B11];100*[.$B11]/[.M10])*2" office:value-type="float" office:value="10.7859890142922" calcext:value-type="float">
            <text:p>10.7859890142922</text:p>
          </table:table-cell>
          <table:table-cell table:formula="of:=IF([.$B11]&gt;[.N10];100*[.N10]/[.$B11];100*[.$B11]/[.N10])*2" office:value-type="float" office:value="10.03347815283" calcext:value-type="float">
            <text:p>10.033478152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12]" office:value-type="float" office:value="400" calcext:value-type="float">
            <text:p>400</text:p>
          </table:table-cell>
          <table:table-cell table:formula="of:=IF([.$B12]&gt;[.C11];100*[.C11]/[.$B12];100*[.$B12]/[.C11])*2" office:value-type="float" office:value="9.11416071707693" calcext:value-type="float">
            <text:p>9.11416071707693</text:p>
          </table:table-cell>
          <table:table-cell table:formula="of:=IF([.$B12]&gt;[.D11];100*[.D11]/[.$B12];100*[.$B12]/[.D11])*2" office:value-type="float" office:value="10.6200507217646" calcext:value-type="float">
            <text:p>10.6200507217646</text:p>
          </table:table-cell>
          <table:table-cell table:formula="of:=IF([.$B12]&gt;[.E11];100*[.E11]/[.$B12];100*[.$B12]/[.E11])*2" office:value-type="float" office:value="9.33290057428677" calcext:value-type="float">
            <text:p>9.33290057428677</text:p>
          </table:table-cell>
          <table:table-cell table:formula="of:=IF([.$B12]&gt;[.F11];100*[.F11]/[.$B12];100*[.$B12]/[.F11])*2" office:value-type="float" office:value="10.2466895635776" calcext:value-type="float">
            <text:p>10.2466895635776</text:p>
          </table:table-cell>
          <table:table-cell table:formula="of:=IF([.$B12]&gt;[.G11];100*[.G11]/[.$B12];100*[.$B12]/[.G11])*2" office:value-type="float" office:value="9.80544455844747" calcext:value-type="float">
            <text:p>9.80544455844747</text:p>
          </table:table-cell>
          <table:table-cell table:formula="of:=IF([.$B12]&gt;[.H11];100*[.H11]/[.$B12];100*[.$B12]/[.H11])*2" office:value-type="float" office:value="8.62879121143378" calcext:value-type="float">
            <text:p>8.62879121143378</text:p>
          </table:table-cell>
          <table:table-cell table:formula="of:=IF([.$B12]&gt;[.I11];100*[.I11]/[.$B12];100*[.$B12]/[.I11])*2" office:value-type="float" office:value="7.70427786735159" calcext:value-type="float">
            <text:p>7.70427786735159</text:p>
          </table:table-cell>
          <table:table-cell table:formula="of:=IF([.$B12]&gt;[.J11];100*[.J11]/[.$B12];100*[.$B12]/[.J11])*2" office:value-type="float" office:value="6.95870258986595" calcext:value-type="float">
            <text:p>6.95870258986595</text:p>
          </table:table-cell>
          <table:table-cell table:formula="of:=IF([.$B12]&gt;[.K11];100*[.K11]/[.$B12];100*[.$B12]/[.K11])*2" office:value-type="float" office:value="6.3446994201719" calcext:value-type="float">
            <text:p>6.3446994201719</text:p>
          </table:table-cell>
          <table:table-cell table:formula="of:=IF([.$B12]&gt;[.L11];100*[.L11]/[.$B12];100*[.$B12]/[.L11])*2" office:value-type="float" office:value="5.83026433204985" calcext:value-type="float">
            <text:p>5.83026433204985</text:p>
          </table:table-cell>
          <table:table-cell table:formula="of:=IF([.$B12]&gt;[.M11];100*[.M11]/[.$B12];100*[.$B12]/[.M11])*2" office:value-type="float" office:value="5.39299450714611" calcext:value-type="float">
            <text:p>5.39299450714611</text:p>
          </table:table-cell>
          <table:table-cell table:formula="of:=IF([.$B12]&gt;[.N11];100*[.N11]/[.$B12];100*[.$B12]/[.N11])*2" office:value-type="float" office:value="5.01673907641499" calcext:value-type="float">
            <text:p>5.0167390764149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13]" office:value-type="float" office:value="430" calcext:value-type="float">
            <text:p>430</text:p>
          </table:table-cell>
          <table:table-cell table:formula="of:=IF([.$B13]&gt;[.C12];100*[.C12]/[.$B13];100*[.$B13]/[.C12])*2" office:value-type="float" office:value="4.23914451957066" calcext:value-type="float">
            <text:p>4.23914451957066</text:p>
          </table:table-cell>
          <table:table-cell table:formula="of:=IF([.$B13]&gt;[.D12];100*[.D12]/[.$B13];100*[.$B13]/[.D12])*2" office:value-type="float" office:value="4.93955847523937" calcext:value-type="float">
            <text:p>4.93955847523937</text:p>
          </table:table-cell>
          <table:table-cell table:formula="of:=IF([.$B13]&gt;[.E12];100*[.E12]/[.$B13];100*[.$B13]/[.E12])*2" office:value-type="float" office:value="4.34088398804036" calcext:value-type="float">
            <text:p>4.34088398804036</text:p>
          </table:table-cell>
          <table:table-cell table:formula="of:=IF([.$B13]&gt;[.F12];100*[.F12]/[.$B13];100*[.$B13]/[.F12])*2" office:value-type="float" office:value="4.76590212259424" calcext:value-type="float">
            <text:p>4.76590212259424</text:p>
          </table:table-cell>
          <table:table-cell table:formula="of:=IF([.$B13]&gt;[.G12];100*[.G12]/[.$B13];100*[.$B13]/[.G12])*2" office:value-type="float" office:value="4.56067188764999" calcext:value-type="float">
            <text:p>4.56067188764999</text:p>
          </table:table-cell>
          <table:table-cell table:formula="of:=IF([.$B13]&gt;[.H12];100*[.H12]/[.$B13];100*[.$B13]/[.H12])*2" office:value-type="float" office:value="4.01339126113199" calcext:value-type="float">
            <text:p>4.01339126113199</text:p>
          </table:table-cell>
          <table:table-cell table:formula="of:=IF([.$B13]&gt;[.I12];100*[.I12]/[.$B13];100*[.$B13]/[.I12])*2" office:value-type="float" office:value="3.58338505458213" calcext:value-type="float">
            <text:p>3.58338505458213</text:p>
          </table:table-cell>
          <table:table-cell table:formula="of:=IF([.$B13]&gt;[.J12];100*[.J12]/[.$B13];100*[.$B13]/[.J12])*2" office:value-type="float" office:value="3.2366058557516" calcext:value-type="float">
            <text:p>3.2366058557516</text:p>
          </table:table-cell>
          <table:table-cell table:formula="of:=IF([.$B13]&gt;[.K12];100*[.K12]/[.$B13];100*[.$B13]/[.K12])*2" office:value-type="float" office:value="2.95102298612646" calcext:value-type="float">
            <text:p>2.95102298612646</text:p>
          </table:table-cell>
          <table:table-cell table:formula="of:=IF([.$B13]&gt;[.L12];100*[.L12]/[.$B13];100*[.$B13]/[.L12])*2" office:value-type="float" office:value="2.71175085211621" calcext:value-type="float">
            <text:p>2.71175085211621</text:p>
          </table:table-cell>
          <table:table-cell table:formula="of:=IF([.$B13]&gt;[.M12];100*[.M12]/[.$B13];100*[.$B13]/[.M12])*2" office:value-type="float" office:value="2.50836953820749" calcext:value-type="float">
            <text:p>2.50836953820749</text:p>
          </table:table-cell>
          <table:table-cell table:formula="of:=IF([.$B13]&gt;[.N12];100*[.N12]/[.$B13];100*[.$B13]/[.N12])*2" office:value-type="float" office:value="2.33336701228604" calcext:value-type="float">
            <text:p>2.3333670122860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14]" office:value-type="float" office:value="460" calcext:value-type="float">
            <text:p>460</text:p>
          </table:table-cell>
          <table:table-cell table:formula="of:=IF([.$B14]&gt;[.C13];100*[.C13]/[.$B14];100*[.$B14]/[.C13])*2" office:value-type="float" office:value="1.84310631285681" calcext:value-type="float">
            <text:p>1.84310631285681</text:p>
          </table:table-cell>
          <table:table-cell table:formula="of:=IF([.$B14]&gt;[.D13];100*[.D13]/[.$B14];100*[.$B14]/[.D13])*2" office:value-type="float" office:value="2.14763411966929" calcext:value-type="float">
            <text:p>2.14763411966929</text:p>
          </table:table-cell>
          <table:table-cell table:formula="of:=IF([.$B14]&gt;[.E13];100*[.E13]/[.$B14];100*[.$B14]/[.E13])*2" office:value-type="float" office:value="1.88734086436537" calcext:value-type="float">
            <text:p>1.88734086436537</text:p>
          </table:table-cell>
          <table:table-cell table:formula="of:=IF([.$B14]&gt;[.F13];100*[.F13]/[.$B14];100*[.$B14]/[.F13])*2" office:value-type="float" office:value="2.07213135764967" calcext:value-type="float">
            <text:p>2.07213135764967</text:p>
          </table:table-cell>
          <table:table-cell table:formula="of:=IF([.$B14]&gt;[.G13];100*[.G13]/[.$B14];100*[.$B14]/[.G13])*2" office:value-type="float" office:value="1.98290082071739" calcext:value-type="float">
            <text:p>1.98290082071739</text:p>
          </table:table-cell>
          <table:table-cell table:formula="of:=IF([.$B14]&gt;[.H13];100*[.H13]/[.$B14];100*[.$B14]/[.H13])*2" office:value-type="float" office:value="1.7449527222313" calcext:value-type="float">
            <text:p>1.7449527222313</text:p>
          </table:table-cell>
          <table:table-cell table:formula="of:=IF([.$B14]&gt;[.I13];100*[.I13]/[.$B14];100*[.$B14]/[.I13])*2" office:value-type="float" office:value="1.55799350199223" calcext:value-type="float">
            <text:p>1.55799350199223</text:p>
          </table:table-cell>
          <table:table-cell table:formula="of:=IF([.$B14]&gt;[.J13];100*[.J13]/[.$B14];100*[.$B14]/[.J13])*2" office:value-type="float" office:value="1.40721993728331" calcext:value-type="float">
            <text:p>1.40721993728331</text:p>
          </table:table-cell>
          <table:table-cell table:formula="of:=IF([.$B14]&gt;[.K13];100*[.K13]/[.$B14];100*[.$B14]/[.K13])*2" office:value-type="float" office:value="1.2830534722289" calcext:value-type="float">
            <text:p>1.2830534722289</text:p>
          </table:table-cell>
          <table:table-cell table:formula="of:=IF([.$B14]&gt;[.L13];100*[.L13]/[.$B14];100*[.$B14]/[.L13])*2" office:value-type="float" office:value="1.17902210961574" calcext:value-type="float">
            <text:p>1.17902210961574</text:p>
          </table:table-cell>
          <table:table-cell table:formula="of:=IF([.$B14]&gt;[.M13];100*[.M13]/[.$B14];100*[.$B14]/[.M13])*2" office:value-type="float" office:value="1.09059545139456" calcext:value-type="float">
            <text:p>1.09059545139456</text:p>
          </table:table-cell>
          <table:table-cell table:formula="of:=IF([.$B14]&gt;[.N13];100*[.N13]/[.$B14];100*[.$B14]/[.N13])*2" office:value-type="float" office:value="1.0145073966461" calcext:value-type="float">
            <text:p>1.01450739664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15]" office:value-type="float" office:value="490" calcext:value-type="float">
            <text:p>490</text:p>
          </table:table-cell>
          <table:table-cell table:formula="of:=IF([.$B15]&gt;[.C14];100*[.C14]/[.$B15];100*[.$B15]/[.C14])*2" office:value-type="float" office:value="0.752288290961963" calcext:value-type="float">
            <text:p>0.752288290961963</text:p>
          </table:table-cell>
          <table:table-cell table:formula="of:=IF([.$B15]&gt;[.D14];100*[.D14]/[.$B15];100*[.$B15]/[.D14])*2" office:value-type="float" office:value="0.876585354967058" calcext:value-type="float">
            <text:p>0.876585354967058</text:p>
          </table:table-cell>
          <table:table-cell table:formula="of:=IF([.$B15]&gt;[.E14];100*[.E14]/[.$B15];100*[.$B15]/[.E14])*2" office:value-type="float" office:value="0.77034320994505" calcext:value-type="float">
            <text:p>0.77034320994505</text:p>
          </table:table-cell>
          <table:table-cell table:formula="of:=IF([.$B15]&gt;[.F14];100*[.F14]/[.$B15];100*[.$B15]/[.F14])*2" office:value-type="float" office:value="0.845767901081497" calcext:value-type="float">
            <text:p>0.845767901081497</text:p>
          </table:table-cell>
          <table:table-cell table:formula="of:=IF([.$B15]&gt;[.G14];100*[.G14]/[.$B15];100*[.$B15]/[.G14])*2" office:value-type="float" office:value="0.809347273762198" calcext:value-type="float">
            <text:p>0.809347273762198</text:p>
          </table:table-cell>
          <table:table-cell table:formula="of:=IF([.$B15]&gt;[.H14];100*[.H14]/[.$B15];100*[.$B15]/[.H14])*2" office:value-type="float" office:value="0.712225600910735" calcext:value-type="float">
            <text:p>0.712225600910735</text:p>
          </table:table-cell>
          <table:table-cell table:formula="of:=IF([.$B15]&gt;[.I14];100*[.I14]/[.$B15];100*[.$B15]/[.I14])*2" office:value-type="float" office:value="0.63591571509887" calcext:value-type="float">
            <text:p>0.63591571509887</text:p>
          </table:table-cell>
          <table:table-cell table:formula="of:=IF([.$B15]&gt;[.J14];100*[.J14]/[.$B15];100*[.$B15]/[.J14])*2" office:value-type="float" office:value="0.574375484605431" calcext:value-type="float">
            <text:p>0.574375484605431</text:p>
          </table:table-cell>
          <table:table-cell table:formula="of:=IF([.$B15]&gt;[.K14];100*[.K14]/[.$B15];100*[.$B15]/[.K14])*2" office:value-type="float" office:value="0.523695294787305" calcext:value-type="float">
            <text:p>0.523695294787305</text:p>
          </table:table-cell>
          <table:table-cell table:formula="of:=IF([.$B15]&gt;[.L14];100*[.L14]/[.$B15];100*[.$B15]/[.L14])*2" office:value-type="float" office:value="0.481233514128875" calcext:value-type="float">
            <text:p>0.481233514128875</text:p>
          </table:table-cell>
          <table:table-cell table:formula="of:=IF([.$B15]&gt;[.M14];100*[.M14]/[.$B15];100*[.$B15]/[.M14])*2" office:value-type="float" office:value="0.445141000569209" calcext:value-type="float">
            <text:p>0.445141000569209</text:p>
          </table:table-cell>
          <table:table-cell table:formula="of:=IF([.$B15]&gt;[.N14];100*[.N14]/[.$B15];100*[.$B15]/[.N14])*2" office:value-type="float" office:value="0.414084651692288" calcext:value-type="float">
            <text:p>0.4140846516922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16]" office:value-type="float" office:value="520" calcext:value-type="float">
            <text:p>520</text:p>
          </table:table-cell>
          <table:table-cell table:formula="of:=IF([.$B16]&gt;[.C15];100*[.C15]/[.$B16];100*[.$B16]/[.C15])*2" office:value-type="float" office:value="0.289341650369986" calcext:value-type="float">
            <text:p>0.289341650369986</text:p>
          </table:table-cell>
          <table:table-cell table:formula="of:=IF([.$B16]&gt;[.D15];100*[.D15]/[.$B16];100*[.$B16]/[.D15])*2" office:value-type="float" office:value="0.337148213448868" calcext:value-type="float">
            <text:p>0.337148213448868</text:p>
          </table:table-cell>
          <table:table-cell table:formula="of:=IF([.$B16]&gt;[.E15];100*[.E15]/[.$B16];100*[.$B16]/[.E15])*2" office:value-type="float" office:value="0.296285849978865" calcext:value-type="float">
            <text:p>0.296285849978865</text:p>
          </table:table-cell>
          <table:table-cell table:formula="of:=IF([.$B16]&gt;[.F15];100*[.F15]/[.$B16];100*[.$B16]/[.F15])*2" office:value-type="float" office:value="0.325295346569807" calcext:value-type="float">
            <text:p>0.325295346569807</text:p>
          </table:table-cell>
          <table:table-cell table:formula="of:=IF([.$B16]&gt;[.G15];100*[.G15]/[.$B16];100*[.$B16]/[.G15])*2" office:value-type="float" office:value="0.311287412985461" calcext:value-type="float">
            <text:p>0.311287412985461</text:p>
          </table:table-cell>
          <table:table-cell table:formula="of:=IF([.$B16]&gt;[.H15];100*[.H15]/[.$B16];100*[.$B16]/[.H15])*2" office:value-type="float" office:value="0.273932923427206" calcext:value-type="float">
            <text:p>0.273932923427206</text:p>
          </table:table-cell>
          <table:table-cell table:formula="of:=IF([.$B16]&gt;[.I15];100*[.I15]/[.$B16];100*[.$B16]/[.I15])*2" office:value-type="float" office:value="0.244582967345719" calcext:value-type="float">
            <text:p>0.244582967345719</text:p>
          </table:table-cell>
          <table:table-cell table:formula="of:=IF([.$B16]&gt;[.J15];100*[.J15]/[.$B16];100*[.$B16]/[.J15])*2" office:value-type="float" office:value="0.220913647925166" calcext:value-type="float">
            <text:p>0.220913647925166</text:p>
          </table:table-cell>
          <table:table-cell table:formula="of:=IF([.$B16]&gt;[.K15];100*[.K15]/[.$B16];100*[.$B16]/[.K15])*2" office:value-type="float" office:value="0.201421267225886" calcext:value-type="float">
            <text:p>0.201421267225886</text:p>
          </table:table-cell>
          <table:table-cell table:formula="of:=IF([.$B16]&gt;[.L15];100*[.L15]/[.$B16];100*[.$B16]/[.L15])*2" office:value-type="float" office:value="0.18508981312649" calcext:value-type="float">
            <text:p>0.18508981312649</text:p>
          </table:table-cell>
          <table:table-cell table:formula="of:=IF([.$B16]&gt;[.M15];100*[.M15]/[.$B16];100*[.$B16]/[.M15])*2" office:value-type="float" office:value="0.171208077142004" calcext:value-type="float">
            <text:p>0.171208077142004</text:p>
          </table:table-cell>
          <table:table-cell table:formula="of:=IF([.$B16]&gt;[.N15];100*[.N15]/[.$B16];100*[.$B16]/[.N15])*2" office:value-type="float" office:value="0.159263327573957" calcext:value-type="float">
            <text:p>0.1592633275739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17]" office:value-type="float" office:value="550" calcext:value-type="float">
            <text:p>550</text:p>
          </table:table-cell>
          <table:table-cell table:formula="of:=IF([.$B17]&gt;[.C16];100*[.C16]/[.$B17];100*[.$B17]/[.C16])*2" office:value-type="float" office:value="0.105215145589086" calcext:value-type="float">
            <text:p>0.105215145589086</text:p>
          </table:table-cell>
          <table:table-cell table:formula="of:=IF([.$B17]&gt;[.D16];100*[.D16]/[.$B17];100*[.$B17]/[.D16])*2" office:value-type="float" office:value="0.122599350345043" calcext:value-type="float">
            <text:p>0.122599350345043</text:p>
          </table:table-cell>
          <table:table-cell table:formula="of:=IF([.$B17]&gt;[.E16];100*[.E16]/[.$B17];100*[.$B17]/[.E16])*2" office:value-type="float" office:value="0.107740309083224" calcext:value-type="float">
            <text:p>0.107740309083224</text:p>
          </table:table-cell>
          <table:table-cell table:formula="of:=IF([.$B17]&gt;[.F16];100*[.F16]/[.$B17];100*[.$B17]/[.F16])*2" office:value-type="float" office:value="0.118289216934475" calcext:value-type="float">
            <text:p>0.118289216934475</text:p>
          </table:table-cell>
          <table:table-cell table:formula="of:=IF([.$B17]&gt;[.G16];100*[.G16]/[.$B17];100*[.$B17]/[.G16])*2" office:value-type="float" office:value="0.113195422903804" calcext:value-type="float">
            <text:p>0.113195422903804</text:p>
          </table:table-cell>
          <table:table-cell table:formula="of:=IF([.$B17]&gt;[.H16];100*[.H16]/[.$B17];100*[.$B17]/[.H16])*2" office:value-type="float" office:value="0.0996119721553475" calcext:value-type="float">
            <text:p>0.099611972155348</text:p>
          </table:table-cell>
          <table:table-cell table:formula="of:=IF([.$B17]&gt;[.I16];100*[.I16]/[.$B17];100*[.$B17]/[.I16])*2" office:value-type="float" office:value="0.0889392608529888" calcext:value-type="float">
            <text:p>0.088939260852989</text:p>
          </table:table-cell>
          <table:table-cell table:formula="of:=IF([.$B17]&gt;[.J16];100*[.J16]/[.$B17];100*[.$B17]/[.J16])*2" office:value-type="float" office:value="0.0803322356091512" calcext:value-type="float">
            <text:p>0.080332235609151</text:p>
          </table:table-cell>
          <table:table-cell table:formula="of:=IF([.$B17]&gt;[.K16];100*[.K16]/[.$B17];100*[.$B17]/[.K16])*2" office:value-type="float" office:value="0.0732440971730496" calcext:value-type="float">
            <text:p>0.07324409717305</text:p>
          </table:table-cell>
          <table:table-cell table:formula="of:=IF([.$B17]&gt;[.L16];100*[.L16]/[.$B17];100*[.$B17]/[.L16])*2" office:value-type="float" office:value="0.067305386591451" calcext:value-type="float">
            <text:p>0.067305386591451</text:p>
          </table:table-cell>
          <table:table-cell table:formula="of:=IF([.$B17]&gt;[.M16];100*[.M16]/[.$B17];100*[.$B17]/[.M16])*2" office:value-type="float" office:value="0.0622574825970922" calcext:value-type="float">
            <text:p>0.062257482597092</text:p>
          </table:table-cell>
          <table:table-cell table:formula="of:=IF([.$B17]&gt;[.N16];100*[.N16]/[.$B17];100*[.$B17]/[.N16])*2" office:value-type="float" office:value="0.0579139372996206" calcext:value-type="float">
            <text:p>0.0579139372996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18]" office:value-type="float" office:value="580" calcext:value-type="float">
            <text:p>580</text:p>
          </table:table-cell>
          <table:table-cell table:formula="of:=IF([.$B18]&gt;[.C17];100*[.C17]/[.$B18];100*[.$B18]/[.C17])*2" office:value-type="float" office:value="0.0362810846858916" calcext:value-type="float">
            <text:p>0.036281084685892</text:p>
          </table:table-cell>
          <table:table-cell table:formula="of:=IF([.$B18]&gt;[.D17];100*[.D17]/[.$B18];100*[.$B18]/[.D17])*2" office:value-type="float" office:value="0.0422756380500148" calcext:value-type="float">
            <text:p>0.042275638050015</text:p>
          </table:table-cell>
          <table:table-cell table:formula="of:=IF([.$B18]&gt;[.E17];100*[.E17]/[.$B18];100*[.$B18]/[.E17])*2" office:value-type="float" office:value="0.037151830718353" calcext:value-type="float">
            <text:p>0.037151830718353</text:p>
          </table:table-cell>
          <table:table-cell table:formula="of:=IF([.$B18]&gt;[.F17];100*[.F17]/[.$B18];100*[.$B18]/[.F17])*2" office:value-type="float" office:value="0.040789385149819" calcext:value-type="float">
            <text:p>0.040789385149819</text:p>
          </table:table-cell>
          <table:table-cell table:formula="of:=IF([.$B18]&gt;[.G17];100*[.G17]/[.$B18];100*[.$B18]/[.G17])*2" office:value-type="float" office:value="0.0390329044495876" calcext:value-type="float">
            <text:p>0.039032904449588</text:p>
          </table:table-cell>
          <table:table-cell table:formula="of:=IF([.$B18]&gt;[.H17];100*[.H17]/[.$B18];100*[.$B18]/[.H17])*2" office:value-type="float" office:value="0.0343489559156371" calcext:value-type="float">
            <text:p>0.034348955915637</text:p>
          </table:table-cell>
          <table:table-cell table:formula="of:=IF([.$B18]&gt;[.I17];100*[.I17]/[.$B18];100*[.$B18]/[.I17])*2" office:value-type="float" office:value="0.0306687106389617" calcext:value-type="float">
            <text:p>0.030668710638962</text:p>
          </table:table-cell>
          <table:table-cell table:formula="of:=IF([.$B18]&gt;[.J17];100*[.J17]/[.$B18];100*[.$B18]/[.J17])*2" office:value-type="float" office:value="0.0277007708997073" calcext:value-type="float">
            <text:p>0.027700770899707</text:p>
          </table:table-cell>
          <table:table-cell table:formula="of:=IF([.$B18]&gt;[.K17];100*[.K17]/[.$B18];100*[.$B18]/[.K17])*2" office:value-type="float" office:value="0.0252565852320861" calcext:value-type="float">
            <text:p>0.025256585232086</text:p>
          </table:table-cell>
          <table:table-cell table:formula="of:=IF([.$B18]&gt;[.L17];100*[.L17]/[.$B18];100*[.$B18]/[.L17])*2" office:value-type="float" office:value="0.0232087539970521" calcext:value-type="float">
            <text:p>0.023208753997052</text:p>
          </table:table-cell>
          <table:table-cell table:formula="of:=IF([.$B18]&gt;[.M17];100*[.M17]/[.$B18];100*[.$B18]/[.M17])*2" office:value-type="float" office:value="0.0214680974472732" calcext:value-type="float">
            <text:p>0.021468097447273</text:p>
          </table:table-cell>
          <table:table-cell table:formula="of:=IF([.$B18]&gt;[.N17];100*[.N17]/[.$B18];100*[.$B18]/[.N17])*2" office:value-type="float" office:value="0.0199703232067657" calcext:value-type="float">
            <text:p>0.01997032320676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19]" office:value-type="float" office:value="610" calcext:value-type="float">
            <text:p>610</text:p>
          </table:table-cell>
          <table:table-cell table:formula="of:=IF([.$B19]&gt;[.C18];100*[.C18]/[.$B19];100*[.$B19]/[.C18])*2" office:value-type="float" office:value="0.0118954376019317" calcext:value-type="float">
            <text:p>0.011895437601932</text:p>
          </table:table-cell>
          <table:table-cell table:formula="of:=IF([.$B19]&gt;[.D18];100*[.D18]/[.$B19];100*[.$B19]/[.D18])*2" office:value-type="float" office:value="0.0138608649344311" calcext:value-type="float">
            <text:p>0.013860864934431</text:p>
          </table:table-cell>
          <table:table-cell table:formula="of:=IF([.$B19]&gt;[.E18];100*[.E18]/[.$B19];100*[.$B19]/[.E18])*2" office:value-type="float" office:value="0.012180928104378" calcext:value-type="float">
            <text:p>0.012180928104378</text:p>
          </table:table-cell>
          <table:table-cell table:formula="of:=IF([.$B19]&gt;[.F18];100*[.F18]/[.$B19];100*[.$B19]/[.F18])*2" office:value-type="float" office:value="0.01337356890158" calcext:value-type="float">
            <text:p>0.01337356890158</text:p>
          </table:table-cell>
          <table:table-cell table:formula="of:=IF([.$B19]&gt;[.G18];100*[.G18]/[.$B19];100*[.$B19]/[.G18])*2" office:value-type="float" office:value="0.0127976735900287" calcext:value-type="float">
            <text:p>0.012797673590029</text:p>
          </table:table-cell>
          <table:table-cell table:formula="of:=IF([.$B19]&gt;[.H18];100*[.H18]/[.$B19];100*[.$B19]/[.H18])*2" office:value-type="float" office:value="0.0112619527592253" calcext:value-type="float">
            <text:p>0.011261952759225</text:p>
          </table:table-cell>
          <table:table-cell table:formula="of:=IF([.$B19]&gt;[.I18];100*[.I18]/[.$B19];100*[.$B19]/[.I18])*2" office:value-type="float" office:value="0.010055314963594" calcext:value-type="float">
            <text:p>0.010055314963594</text:p>
          </table:table-cell>
          <table:table-cell table:formula="of:=IF([.$B19]&gt;[.J18];100*[.J18]/[.$B19];100*[.$B19]/[.J18])*2" office:value-type="float" office:value="0.00908221996711715" calcext:value-type="float">
            <text:p>0.009082219967117</text:p>
          </table:table-cell>
          <table:table-cell table:formula="of:=IF([.$B19]&gt;[.K18];100*[.K18]/[.$B19];100*[.$B19]/[.K18])*2" office:value-type="float" office:value="0.0082808476170774" calcext:value-type="float">
            <text:p>0.008280847617077</text:p>
          </table:table-cell>
          <table:table-cell table:formula="of:=IF([.$B19]&gt;[.L18];100*[.L18]/[.$B19];100*[.$B19]/[.L18])*2" office:value-type="float" office:value="0.00760942754001707" calcext:value-type="float">
            <text:p>0.007609427540017</text:p>
          </table:table-cell>
          <table:table-cell table:formula="of:=IF([.$B19]&gt;[.M18];100*[.M18]/[.$B19];100*[.$B19]/[.M18])*2" office:value-type="float" office:value="0.00703872047451579" calcext:value-type="float">
            <text:p>0.007038720474516</text:p>
          </table:table-cell>
          <table:table-cell table:formula="of:=IF([.$B19]&gt;[.N18];100*[.N18]/[.$B19];100*[.$B19]/[.N18])*2" office:value-type="float" office:value="0.00654764695303795" calcext:value-type="float">
            <text:p>0.0065476469530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20]" office:value-type="float" office:value="640" calcext:value-type="float">
            <text:p>640</text:p>
          </table:table-cell>
          <table:table-cell table:formula="of:=IF([.$B20]&gt;[.C19];100*[.C19]/[.$B20];100*[.$B20]/[.C19])*2" office:value-type="float" office:value="0.00371732425060365" calcext:value-type="float">
            <text:p>0.003717324250604</text:p>
          </table:table-cell>
          <table:table-cell table:formula="of:=IF([.$B20]&gt;[.D19];100*[.D19]/[.$B20];100*[.$B20]/[.D19])*2" office:value-type="float" office:value="0.00433152029200972" calcext:value-type="float">
            <text:p>0.00433152029201</text:p>
          </table:table-cell>
          <table:table-cell table:formula="of:=IF([.$B20]&gt;[.E19];100*[.E19]/[.$B20];100*[.$B20]/[.E19])*2" office:value-type="float" office:value="0.00380654003261814" calcext:value-type="float">
            <text:p>0.003806540032618</text:p>
          </table:table-cell>
          <table:table-cell table:formula="of:=IF([.$B20]&gt;[.F19];100*[.F19]/[.$B20];100*[.$B20]/[.F19])*2" office:value-type="float" office:value="0.00417924028174375" calcext:value-type="float">
            <text:p>0.004179240281744</text:p>
          </table:table-cell>
          <table:table-cell table:formula="of:=IF([.$B20]&gt;[.G19];100*[.G19]/[.$B20];100*[.$B20]/[.G19])*2" office:value-type="float" office:value="0.00399927299688397" calcext:value-type="float">
            <text:p>0.003999272996884</text:p>
          </table:table-cell>
          <table:table-cell table:formula="of:=IF([.$B20]&gt;[.H19];100*[.H19]/[.$B20];100*[.$B20]/[.H19])*2" office:value-type="float" office:value="0.0035193602372579" calcext:value-type="float">
            <text:p>0.003519360237258</text:p>
          </table:table-cell>
          <table:table-cell table:formula="of:=IF([.$B20]&gt;[.I19];100*[.I19]/[.$B20];100*[.$B20]/[.I19])*2" office:value-type="float" office:value="0.00314228592612312" calcext:value-type="float">
            <text:p>0.003142285926123</text:p>
          </table:table-cell>
          <table:table-cell table:formula="of:=IF([.$B20]&gt;[.J19];100*[.J19]/[.$B20];100*[.$B20]/[.J19])*2" office:value-type="float" office:value="0.00283819373972411" calcext:value-type="float">
            <text:p>0.002838193739724</text:p>
          </table:table-cell>
          <table:table-cell table:formula="of:=IF([.$B20]&gt;[.K19];100*[.K19]/[.$B20];100*[.$B20]/[.K19])*2" office:value-type="float" office:value="0.00258776488033669" calcext:value-type="float">
            <text:p>0.002587764880337</text:p>
          </table:table-cell>
          <table:table-cell table:formula="of:=IF([.$B20]&gt;[.L19];100*[.L19]/[.$B20];100*[.$B20]/[.L19])*2" office:value-type="float" office:value="0.00237794610625534" calcext:value-type="float">
            <text:p>0.002377946106255</text:p>
          </table:table-cell>
          <table:table-cell table:formula="of:=IF([.$B20]&gt;[.M19];100*[.M19]/[.$B20];100*[.$B20]/[.M19])*2" office:value-type="float" office:value="0.00219960014828618" calcext:value-type="float">
            <text:p>0.002199600148286</text:p>
          </table:table-cell>
          <table:table-cell table:formula="of:=IF([.$B20]&gt;[.N19];100*[.N19]/[.$B20];100*[.$B20]/[.N19])*2" office:value-type="float" office:value="0.00204613967282436" calcext:value-type="float">
            <text:p>0.00204613967282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21]" office:value-type="float" office:value="670" calcext:value-type="float">
            <text:p>670</text:p>
          </table:table-cell>
          <table:table-cell table:formula="of:=IF([.$B21]&gt;[.C20];100*[.C20]/[.$B21];100*[.$B21]/[.C20])*2" office:value-type="float" office:value="0.00110964903003094" calcext:value-type="float">
            <text:p>0.001109649030031</text:p>
          </table:table-cell>
          <table:table-cell table:formula="of:=IF([.$B21]&gt;[.D20];100*[.D20]/[.$B21];100*[.$B21]/[.D20])*2" office:value-type="float" office:value="0.0012929911319432" calcext:value-type="float">
            <text:p>0.001292991131943</text:p>
          </table:table-cell>
          <table:table-cell table:formula="of:=IF([.$B21]&gt;[.E20];100*[.E20]/[.$B21];100*[.$B21]/[.E20])*2" office:value-type="float" office:value="0.00113628060675168" calcext:value-type="float">
            <text:p>0.001136280606752</text:p>
          </table:table-cell>
          <table:table-cell table:formula="of:=IF([.$B21]&gt;[.F20];100*[.F20]/[.$B21];100*[.$B21]/[.F20])*2" office:value-type="float" office:value="0.00124753441246082" calcext:value-type="float">
            <text:p>0.001247534412461</text:p>
          </table:table-cell>
          <table:table-cell table:formula="of:=IF([.$B21]&gt;[.G20];100*[.G20]/[.$B21];100*[.$B21]/[.G20])*2" office:value-type="float" office:value="0.00119381283489074" calcext:value-type="float">
            <text:p>0.001193812834891</text:p>
          </table:table-cell>
          <table:table-cell table:formula="of:=IF([.$B21]&gt;[.H20];100*[.H20]/[.$B21];100*[.$B21]/[.H20])*2" office:value-type="float" office:value="0.00105055529470385" calcext:value-type="float">
            <text:p>0.001050555294704</text:p>
          </table:table-cell>
          <table:table-cell table:formula="of:=IF([.$B21]&gt;[.I20];100*[.I20]/[.$B21];100*[.$B21]/[.I20])*2" office:value-type="float" office:value="0.000937995798842723" calcext:value-type="float">
            <text:p>0.000937995798843</text:p>
          </table:table-cell>
          <table:table-cell table:formula="of:=IF([.$B21]&gt;[.J20];100*[.J20]/[.$B21];100*[.$B21]/[.J20])*2" office:value-type="float" office:value="0.000847222011857944" calcext:value-type="float">
            <text:p>0.000847222011858</text:p>
          </table:table-cell>
          <table:table-cell table:formula="of:=IF([.$B21]&gt;[.K20];100*[.K20]/[.$B21];100*[.$B21]/[.K20])*2" office:value-type="float" office:value="0.000772467128458713" calcext:value-type="float">
            <text:p>0.000772467128459</text:p>
          </table:table-cell>
          <table:table-cell table:formula="of:=IF([.$B21]&gt;[.L20];100*[.L20]/[.$B21];100*[.$B21]/[.L20])*2" office:value-type="float" office:value="0.000709834658583682" calcext:value-type="float">
            <text:p>0.000709834658584</text:p>
          </table:table-cell>
          <table:table-cell table:formula="of:=IF([.$B21]&gt;[.M20];100*[.M20]/[.$B21];100*[.$B21]/[.M20])*2" office:value-type="float" office:value="0.000656597059189906" calcext:value-type="float">
            <text:p>0.00065659705919</text:p>
          </table:table-cell>
          <table:table-cell table:formula="of:=IF([.$B21]&gt;[.N20];100*[.N20]/[.$B21];100*[.$B21]/[.N20])*2" office:value-type="float" office:value="0.000610787962037122" calcext:value-type="float">
            <text:p>0.0006107879620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22]" office:value-type="float" office:value="700" calcext:value-type="float">
            <text:p>700</text:p>
          </table:table-cell>
          <table:table-cell table:formula="of:=IF([.$B22]&gt;[.C21];100*[.C21]/[.$B22];100*[.$B22]/[.C21])*2" office:value-type="float" office:value="0.00031704258000884" calcext:value-type="float">
            <text:p>0.000317042580009</text:p>
          </table:table-cell>
          <table:table-cell table:formula="of:=IF([.$B22]&gt;[.D21];100*[.D21]/[.$B22];100*[.$B22]/[.D21])*2" office:value-type="float" office:value="0.000369426037698057" calcext:value-type="float">
            <text:p>0.000369426037698</text:p>
          </table:table-cell>
          <table:table-cell table:formula="of:=IF([.$B22]&gt;[.E21];100*[.E21]/[.$B22];100*[.$B22]/[.E21])*2" office:value-type="float" office:value="0.000324651601929052" calcext:value-type="float">
            <text:p>0.000324651601929</text:p>
          </table:table-cell>
          <table:table-cell table:formula="of:=IF([.$B22]&gt;[.F21];100*[.F21]/[.$B22];100*[.$B22]/[.F21])*2" office:value-type="float" office:value="0.000356438403560235" calcext:value-type="float">
            <text:p>0.00035643840356</text:p>
          </table:table-cell>
          <table:table-cell table:formula="of:=IF([.$B22]&gt;[.G21];100*[.G21]/[.$B22];100*[.$B22]/[.G21])*2" office:value-type="float" office:value="0.000341089381397354" calcext:value-type="float">
            <text:p>0.000341089381397</text:p>
          </table:table-cell>
          <table:table-cell table:formula="of:=IF([.$B22]&gt;[.H21];100*[.H21]/[.$B22];100*[.$B22]/[.H21])*2" office:value-type="float" office:value="0.000300158655629671" calcext:value-type="float">
            <text:p>0.00030015865563</text:p>
          </table:table-cell>
          <table:table-cell table:formula="of:=IF([.$B22]&gt;[.I21];100*[.I21]/[.$B22];100*[.$B22]/[.I21])*2" office:value-type="float" office:value="0.000267998799669349" calcext:value-type="float">
            <text:p>0.000267998799669</text:p>
          </table:table-cell>
          <table:table-cell table:formula="of:=IF([.$B22]&gt;[.J21];100*[.J21]/[.$B22];100*[.$B22]/[.J21])*2" office:value-type="float" office:value="0.000242063431959412" calcext:value-type="float">
            <text:p>0.000242063431959</text:p>
          </table:table-cell>
          <table:table-cell table:formula="of:=IF([.$B22]&gt;[.K21];100*[.K21]/[.$B22];100*[.$B22]/[.K21])*2" office:value-type="float" office:value="0.000220704893845347" calcext:value-type="float">
            <text:p>0.000220704893845</text:p>
          </table:table-cell>
          <table:table-cell table:formula="of:=IF([.$B22]&gt;[.L21];100*[.L21]/[.$B22];100*[.$B22]/[.L21])*2" office:value-type="float" office:value="0.000202809902452481" calcext:value-type="float">
            <text:p>0.000202809902452</text:p>
          </table:table-cell>
          <table:table-cell table:formula="of:=IF([.$B22]&gt;[.M21];100*[.M21]/[.$B22];100*[.$B22]/[.M21])*2" office:value-type="float" office:value="0.000187599159768545" calcext:value-type="float">
            <text:p>0.000187599159769</text:p>
          </table:table-cell>
          <table:table-cell table:formula="of:=IF([.$B22]&gt;[.N21];100*[.N21]/[.$B22];100*[.$B22]/[.N21])*2" office:value-type="float" office:value="0.000174510846296321" calcext:value-type="float">
            <text:p>0.00017451084629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23]" office:value-type="float" office:value="730" calcext:value-type="float">
            <text:p>730</text:p>
          </table:table-cell>
          <table:table-cell table:formula="of:=IF([.$B23]&gt;[.C22];100*[.C22]/[.$B23];100*[.$B23]/[.C22])*2" office:value-type="float" office:value="0.0000868609808243398" calcext:value-type="float">
            <text:p>8.68609808243398E-05</text:p>
          </table:table-cell>
          <table:table-cell table:formula="of:=IF([.$B23]&gt;[.D22];100*[.D22]/[.$B23];100*[.$B23]/[.D22])*2" office:value-type="float" office:value="0.000101212613067961" calcext:value-type="float">
            <text:p>0.000101212613068</text:p>
          </table:table-cell>
          <table:table-cell table:formula="of:=IF([.$B23]&gt;[.E22];100*[.E22]/[.$B23];100*[.$B23]/[.E22])*2" office:value-type="float" office:value="0.0000889456443641239" calcext:value-type="float">
            <text:p>8.89456443641239E-05</text:p>
          </table:table-cell>
          <table:table-cell table:formula="of:=IF([.$B23]&gt;[.F22];100*[.F22]/[.$B23];100*[.$B23]/[.F22])*2" office:value-type="float" office:value="0.0000976543571397903" calcext:value-type="float">
            <text:p>9.76543571397903E-05</text:p>
          </table:table-cell>
          <table:table-cell table:formula="of:=IF([.$B23]&gt;[.G22];100*[.G22]/[.$B23];100*[.$B23]/[.G22])*2" office:value-type="float" office:value="0.000093449145588316" calcext:value-type="float">
            <text:p>9.3449145588316E-05</text:p>
          </table:table-cell>
          <table:table-cell table:formula="of:=IF([.$B23]&gt;[.H22];100*[.H22]/[.$B23];100*[.$B23]/[.H22])*2" office:value-type="float" office:value="0.0000822352481177182" calcext:value-type="float">
            <text:p>8.22352481177182E-05</text:p>
          </table:table-cell>
          <table:table-cell table:formula="of:=IF([.$B23]&gt;[.I22];100*[.I22]/[.$B23];100*[.$B23]/[.I22])*2" office:value-type="float" office:value="0.0000734243286765341" calcext:value-type="float">
            <text:p>7.34243286765341E-05</text:p>
          </table:table-cell>
          <table:table-cell table:formula="of:=IF([.$B23]&gt;[.J22];100*[.J22]/[.$B23];100*[.$B23]/[.J22])*2" office:value-type="float" office:value="0.0000663187484820308" calcext:value-type="float">
            <text:p>6.63187484820308E-05</text:p>
          </table:table-cell>
          <table:table-cell table:formula="of:=IF([.$B23]&gt;[.K22];100*[.K22]/[.$B23];100*[.$B23]/[.K22])*2" office:value-type="float" office:value="0.0000604670942042045" calcext:value-type="float">
            <text:p>6.04670942042045E-05</text:p>
          </table:table-cell>
          <table:table-cell table:formula="of:=IF([.$B23]&gt;[.L22];100*[.L22]/[.$B23];100*[.$B23]/[.L22])*2" office:value-type="float" office:value="0.0000555643568362961" calcext:value-type="float">
            <text:p>5.55643568362961E-05</text:p>
          </table:table-cell>
          <table:table-cell table:formula="of:=IF([.$B23]&gt;[.M22];100*[.M22]/[.$B23];100*[.$B23]/[.M22])*2" office:value-type="float" office:value="0.0000513970300735739" calcext:value-type="float">
            <text:p>5.13970300735739E-05</text:p>
          </table:table-cell>
          <table:table-cell table:formula="of:=IF([.$B23]&gt;[.N22];100*[.N22]/[.$B23];100*[.$B23]/[.N22])*2" office:value-type="float" office:value="0.0000478111907661152" calcext:value-type="float">
            <text:p>4.78111907661152E-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24]" office:value-type="float" office:value="760" calcext:value-type="float">
            <text:p>760</text:p>
          </table:table-cell>
          <table:table-cell table:formula="of:=IF([.$B24]&gt;[.C23];100*[.C23]/[.$B24];100*[.$B24]/[.C23])*2" office:value-type="float" office:value="0.0000228581528485105" calcext:value-type="float">
            <text:p>2.28581528485105E-05</text:p>
          </table:table-cell>
          <table:table-cell table:formula="of:=IF([.$B24]&gt;[.D23];100*[.D23]/[.$B24];100*[.$B24]/[.D23])*2" office:value-type="float" office:value="0.0000266348981757792" calcext:value-type="float">
            <text:p>2.66348981757792E-05</text:p>
          </table:table-cell>
          <table:table-cell table:formula="of:=IF([.$B24]&gt;[.E23];100*[.E23]/[.$B24];100*[.$B24]/[.E23])*2" office:value-type="float" office:value="0.0000234067485168747" calcext:value-type="float">
            <text:p>2.34067485168747E-05</text:p>
          </table:table-cell>
          <table:table-cell table:formula="of:=IF([.$B24]&gt;[.F23];100*[.F23]/[.$B24];100*[.$B24]/[.F23])*2" office:value-type="float" office:value="0.0000256985150367869" calcext:value-type="float">
            <text:p>2.56985150367869E-05</text:p>
          </table:table-cell>
          <table:table-cell table:formula="of:=IF([.$B24]&gt;[.G23];100*[.G23]/[.$B24];100*[.$B24]/[.G23])*2" office:value-type="float" office:value="0.0000245918804179779" calcext:value-type="float">
            <text:p>2.45918804179779E-05</text:p>
          </table:table-cell>
          <table:table-cell table:formula="of:=IF([.$B24]&gt;[.H23];100*[.H23]/[.$B24];100*[.$B24]/[.H23])*2" office:value-type="float" office:value="0.0000216408547678206" calcext:value-type="float">
            <text:p>2.16408547678206E-05</text:p>
          </table:table-cell>
          <table:table-cell table:formula="of:=IF([.$B24]&gt;[.I23];100*[.I23]/[.$B24];100*[.$B24]/[.I23])*2" office:value-type="float" office:value="0.0000193221917569827" calcext:value-type="float">
            <text:p>1.93221917569827E-05</text:p>
          </table:table-cell>
          <table:table-cell table:formula="of:=IF([.$B24]&gt;[.J23];100*[.J23]/[.$B24];100*[.$B24]/[.J23])*2" office:value-type="float" office:value="0.0000174523022321134" calcext:value-type="float">
            <text:p>1.74523022321134E-05</text:p>
          </table:table-cell>
          <table:table-cell table:formula="of:=IF([.$B24]&gt;[.K23];100*[.K23]/[.$B24];100*[.$B24]/[.K23])*2" office:value-type="float" office:value="0.0000159123932116328" calcext:value-type="float">
            <text:p>1.59123932116328E-05</text:p>
          </table:table-cell>
          <table:table-cell table:formula="of:=IF([.$B24]&gt;[.L23];100*[.L23]/[.$B24];100*[.$B24]/[.L23])*2" office:value-type="float" office:value="0.0000146221991674463" calcext:value-type="float">
            <text:p>1.46221991674463E-05</text:p>
          </table:table-cell>
          <table:table-cell table:formula="of:=IF([.$B24]&gt;[.M23];100*[.M23]/[.$B24];100*[.$B24]/[.M23])*2" office:value-type="float" office:value="0.0000135255342298879" calcext:value-type="float">
            <text:p>1.35255342298879E-05</text:p>
          </table:table-cell>
          <table:table-cell table:formula="of:=IF([.$B24]&gt;[.N23];100*[.N23]/[.$B24];100*[.$B24]/[.N23])*2" office:value-type="float" office:value="0.0000125818923068724" calcext:value-type="float">
            <text:p>1.25818923068724E-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25]" office:value-type="float" office:value="790" calcext:value-type="float">
            <text:p>790</text:p>
          </table:table-cell>
          <table:table-cell table:formula="of:=IF([.$B25]&gt;[.C24];100*[.C24]/[.$B25];100*[.$B25]/[.C24])*2" office:value-type="float" office:value="0.00000578687413886341" calcext:value-type="float">
            <text:p>5.78687413886341E-06</text:p>
          </table:table-cell>
          <table:table-cell table:formula="of:=IF([.$B25]&gt;[.D24];100*[.D24]/[.$B25];100*[.$B25]/[.D24])*2" office:value-type="float" office:value="0.00000674301219639979" calcext:value-type="float">
            <text:p>6.74301219639979E-06</text:p>
          </table:table-cell>
          <table:table-cell table:formula="of:=IF([.$B25]&gt;[.E24];100*[.E24]/[.$B25];100*[.$B25]/[.E24])*2" office:value-type="float" office:value="0.00000592575911819613" calcext:value-type="float">
            <text:p>5.92575911819613E-06</text:p>
          </table:table-cell>
          <table:table-cell table:formula="of:=IF([.$B25]&gt;[.F24];100*[.F24]/[.$B25];100*[.$B25]/[.F24])*2" office:value-type="float" office:value="0.00000650595317387011" calcext:value-type="float">
            <text:p>6.50595317387011E-06</text:p>
          </table:table-cell>
          <table:table-cell table:formula="of:=IF([.$B25]&gt;[.G24];100*[.G24]/[.$B25];100*[.$B25]/[.G24])*2" office:value-type="float" office:value="0.00000622579251088048" calcext:value-type="float">
            <text:p>6.22579251088048E-06</text:p>
          </table:table-cell>
          <table:table-cell table:formula="of:=IF([.$B25]&gt;[.H24];100*[.H24]/[.$B25];100*[.$B25]/[.H24])*2" office:value-type="float" office:value="0.00000547869740957483" calcext:value-type="float">
            <text:p>5.47869740957483E-06</text:p>
          </table:table-cell>
          <table:table-cell table:formula="of:=IF([.$B25]&gt;[.I24];100*[.I24]/[.$B25];100*[.$B25]/[.I24])*2" office:value-type="float" office:value="0.00000489169411569181" calcext:value-type="float">
            <text:p>4.89169411569181E-06</text:p>
          </table:table-cell>
          <table:table-cell table:formula="of:=IF([.$B25]&gt;[.J24];100*[.J24]/[.$B25];100*[.$B25]/[.J24])*2" office:value-type="float" office:value="0.00000441830436256035" calcext:value-type="float">
            <text:p>4.41830436256035E-06</text:p>
          </table:table-cell>
          <table:table-cell table:formula="of:=IF([.$B25]&gt;[.K24];100*[.K24]/[.$B25];100*[.$B25]/[.K24])*2" office:value-type="float" office:value="0.00000402845397762855" calcext:value-type="float">
            <text:p>4.02845397762855E-06</text:p>
          </table:table-cell>
          <table:table-cell table:formula="of:=IF([.$B25]&gt;[.L24];100*[.L24]/[.$B25];100*[.$B25]/[.L24])*2" office:value-type="float" office:value="0.00000370182257403705" calcext:value-type="float">
            <text:p>3.70182257403705E-06</text:p>
          </table:table-cell>
          <table:table-cell table:formula="of:=IF([.$B25]&gt;[.M24];100*[.M24]/[.$B25];100*[.$B25]/[.M24])*2" office:value-type="float" office:value="0.00000342418588098427" calcext:value-type="float">
            <text:p>3.42418588098427E-06</text:p>
          </table:table-cell>
          <table:table-cell table:formula="of:=IF([.$B25]&gt;[.N24];100*[.N24]/[.$B25];100*[.$B25]/[.N24])*2" office:value-type="float" office:value="0.00000318528919161327" calcext:value-type="float">
            <text:p>3.18528919161327E-0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26]" office:value-type="float" office:value="820" calcext:value-type="float">
            <text:p>820</text:p>
          </table:table-cell>
          <table:table-cell table:formula="of:=IF([.$B26]&gt;[.C25];100*[.C25]/[.$B26];100*[.$B26]/[.C25])*2" office:value-type="float" office:value="0.00000141143271679595" calcext:value-type="float">
            <text:p>1.41143271679595E-06</text:p>
          </table:table-cell>
          <table:table-cell table:formula="of:=IF([.$B26]&gt;[.D25];100*[.D25]/[.$B26];100*[.$B26]/[.D25])*2" office:value-type="float" office:value="0.00000164463712107312" calcext:value-type="float">
            <text:p>1.64463712107312E-06</text:p>
          </table:table-cell>
          <table:table-cell table:formula="of:=IF([.$B26]&gt;[.E25];100*[.E25]/[.$B26];100*[.$B26]/[.E25])*2" office:value-type="float" office:value="0.00000144530710199906" calcext:value-type="float">
            <text:p>1.44530710199906E-06</text:p>
          </table:table-cell>
          <table:table-cell table:formula="of:=IF([.$B26]&gt;[.F25];100*[.F25]/[.$B26];100*[.$B26]/[.F25])*2" office:value-type="float" office:value="0.00000158681784728539" calcext:value-type="float">
            <text:p>1.58681784728539E-06</text:p>
          </table:table-cell>
          <table:table-cell table:formula="of:=IF([.$B26]&gt;[.G25];100*[.G25]/[.$B26];100*[.$B26]/[.G25])*2" office:value-type="float" office:value="0.00000151848597826353" calcext:value-type="float">
            <text:p>1.51848597826353E-06</text:p>
          </table:table-cell>
          <table:table-cell table:formula="of:=IF([.$B26]&gt;[.H25];100*[.H25]/[.$B26];100*[.$B26]/[.H25])*2" office:value-type="float" office:value="0.00000133626766087191" calcext:value-type="float">
            <text:p>1.33626766087191E-06</text:p>
          </table:table-cell>
          <table:table-cell table:formula="of:=IF([.$B26]&gt;[.I25];100*[.I25]/[.$B26];100*[.$B26]/[.I25])*2" office:value-type="float" office:value="0.00000119309612577849" calcext:value-type="float">
            <text:p>1.19309612577849E-06</text:p>
          </table:table-cell>
          <table:table-cell table:formula="of:=IF([.$B26]&gt;[.J25];100*[.J25]/[.$B26];100*[.$B26]/[.J25])*2" office:value-type="float" office:value="0.00000107763521038057" calcext:value-type="float">
            <text:p>1.07763521038057E-06</text:p>
          </table:table-cell>
          <table:table-cell table:formula="of:=IF([.$B26]&gt;[.K25];100*[.K25]/[.$B26];100*[.$B26]/[.K25])*2" office:value-type="float" office:value="0.00000098254975064111" calcext:value-type="float">
            <text:p>9.8254975064111E-07</text:p>
          </table:table-cell>
          <table:table-cell table:formula="of:=IF([.$B26]&gt;[.L25];100*[.L25]/[.$B26];100*[.$B26]/[.L25])*2" office:value-type="float" office:value="0.00000090288355464318" calcext:value-type="float">
            <text:p>9.02883554643182E-07</text:p>
          </table:table-cell>
          <table:table-cell table:formula="of:=IF([.$B26]&gt;[.M25];100*[.M25]/[.$B26];100*[.$B26]/[.M25])*2" office:value-type="float" office:value="0.00000083516728804494" calcext:value-type="float">
            <text:p>8.35167288044943E-07</text:p>
          </table:table-cell>
          <table:table-cell table:formula="of:=IF([.$B26]&gt;[.N25];100*[.N25]/[.$B26];100*[.$B26]/[.N25])*2" office:value-type="float" office:value="0.00000077689980283251" calcext:value-type="float">
            <text:p>7.76899802832506E-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27]" office:value-type="float" office:value="850" calcext:value-type="float">
            <text:p>850</text:p>
          </table:table-cell>
          <table:table-cell table:formula="of:=IF([.$B27]&gt;[.C26];100*[.C26]/[.$B27];100*[.$B27]/[.C26])*2" office:value-type="float" office:value="0.0000003321018157167" calcext:value-type="float">
            <text:p>3.32101815716695E-07</text:p>
          </table:table-cell>
          <table:table-cell table:formula="of:=IF([.$B27]&gt;[.D26];100*[.D26]/[.$B27];100*[.$B27]/[.D26])*2" office:value-type="float" office:value="0.0000003869734402525" calcext:value-type="float">
            <text:p>3.86973440252499E-07</text:p>
          </table:table-cell>
          <table:table-cell table:formula="of:=IF([.$B27]&gt;[.E26];100*[.E26]/[.$B27];100*[.$B27]/[.E26])*2" office:value-type="float" office:value="0.0000003400722592939" calcext:value-type="float">
            <text:p>3.40072259293895E-07</text:p>
          </table:table-cell>
          <table:table-cell table:formula="of:=IF([.$B27]&gt;[.F26];100*[.F26]/[.$B27];100*[.$B27]/[.F26])*2" office:value-type="float" office:value="0.00000037336890524362" calcext:value-type="float">
            <text:p>3.73368905243622E-07</text:p>
          </table:table-cell>
          <table:table-cell table:formula="of:=IF([.$B27]&gt;[.G26];100*[.G26]/[.$B27];100*[.$B27]/[.G26])*2" office:value-type="float" office:value="0.00000035729081841495" calcext:value-type="float">
            <text:p>3.57290818414949E-07</text:p>
          </table:table-cell>
          <table:table-cell table:formula="of:=IF([.$B27]&gt;[.H26];100*[.H26]/[.$B27];100*[.$B27]/[.H26])*2" office:value-type="float" office:value="0.00000031441592020516" calcext:value-type="float">
            <text:p>3.14415920205155E-07</text:p>
          </table:table-cell>
          <table:table-cell table:formula="of:=IF([.$B27]&gt;[.I26];100*[.I26]/[.$B27];100*[.$B27]/[.I26])*2" office:value-type="float" office:value="0.00000028072850018318" calcext:value-type="float">
            <text:p>2.80728500183174E-07</text:p>
          </table:table-cell>
          <table:table-cell table:formula="of:=IF([.$B27]&gt;[.J26];100*[.J26]/[.$B27];100*[.$B27]/[.J26])*2" office:value-type="float" office:value="0.0000002535612259719" calcext:value-type="float">
            <text:p>2.53561225971899E-07</text:p>
          </table:table-cell>
          <table:table-cell table:formula="of:=IF([.$B27]&gt;[.K26];100*[.K26]/[.$B27];100*[.$B27]/[.K26])*2" office:value-type="float" office:value="0.00000023118817662144" calcext:value-type="float">
            <text:p>2.31188176621438E-07</text:p>
          </table:table-cell>
          <table:table-cell table:formula="of:=IF([.$B27]&gt;[.L26];100*[.L26]/[.$B27];100*[.$B27]/[.L26])*2" office:value-type="float" office:value="0.00000021244318932781" calcext:value-type="float">
            <text:p>2.12443189327808E-07</text:p>
          </table:table-cell>
          <table:table-cell table:formula="of:=IF([.$B27]&gt;[.M26];100*[.M26]/[.$B27];100*[.$B27]/[.M26])*2" office:value-type="float" office:value="0.00000019650995012822" calcext:value-type="float">
            <text:p>1.96509950128222E-07</text:p>
          </table:table-cell>
          <table:table-cell table:formula="of:=IF([.$B27]&gt;[.N26];100*[.N26]/[.$B27];100*[.$B27]/[.N26])*2" office:value-type="float" office:value="0.00000018279995360765" calcext:value-type="float">
            <text:p>1.82799953607648E-0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28]" office:value-type="float" office:value="880" calcext:value-type="float">
            <text:p>880</text:p>
          </table:table-cell>
          <table:table-cell table:formula="of:=IF([.$B28]&gt;[.C27];100*[.C27]/[.$B28];100*[.$B28]/[.C27])*2" office:value-type="float" office:value="0.00000007547768539016" calcext:value-type="float">
            <text:p>7.5477685390158E-08</text:p>
          </table:table-cell>
          <table:table-cell table:formula="of:=IF([.$B28]&gt;[.D27];100*[.D27]/[.$B28];100*[.$B28]/[.D27])*2" office:value-type="float" office:value="0.0000000879485091483" calcext:value-type="float">
            <text:p>8.79485091482951E-08</text:p>
          </table:table-cell>
          <table:table-cell table:formula="of:=IF([.$B28]&gt;[.E27];100*[.E27]/[.$B28];100*[.$B28]/[.E27])*2" office:value-type="float" office:value="0.00000007728914983952" calcext:value-type="float">
            <text:p>7.72891498395217E-08</text:p>
          </table:table-cell>
          <table:table-cell table:formula="of:=IF([.$B28]&gt;[.F27];100*[.F27]/[.$B28];100*[.$B28]/[.F27])*2" office:value-type="float" office:value="0.00000008485656937355" calcext:value-type="float">
            <text:p>8.48565693735504E-08</text:p>
          </table:table-cell>
          <table:table-cell table:formula="of:=IF([.$B28]&gt;[.G27];100*[.G27]/[.$B28];100*[.$B28]/[.G27])*2" office:value-type="float" office:value="0.00000008120245873067" calcext:value-type="float">
            <text:p>8.12024587306702E-08</text:p>
          </table:table-cell>
          <table:table-cell table:formula="of:=IF([.$B28]&gt;[.H27];100*[.H27]/[.$B28];100*[.$B28]/[.H27])*2" office:value-type="float" office:value="0.00000007145816368299" calcext:value-type="float">
            <text:p>7.14581636829898E-08</text:p>
          </table:table-cell>
          <table:table-cell table:formula="of:=IF([.$B28]&gt;[.I27];100*[.I27]/[.$B28];100*[.$B28]/[.I27])*2" office:value-type="float" office:value="0.00000006380193185981" calcext:value-type="float">
            <text:p>6.38019318598123E-08</text:p>
          </table:table-cell>
          <table:table-cell table:formula="of:=IF([.$B28]&gt;[.J27];100*[.J27]/[.$B28];100*[.$B28]/[.J27])*2" office:value-type="float" office:value="0.00000005762755135725" calcext:value-type="float">
            <text:p>5.76275513572499E-08</text:p>
          </table:table-cell>
          <table:table-cell table:formula="of:=IF([.$B28]&gt;[.K27];100*[.K27]/[.$B28];100*[.$B28]/[.K27])*2" office:value-type="float" office:value="0.00000005254276741396" calcext:value-type="float">
            <text:p>5.25427674139631E-08</text:p>
          </table:table-cell>
          <table:table-cell table:formula="of:=IF([.$B28]&gt;[.L27];100*[.L27]/[.$B28];100*[.$B28]/[.L27])*2" office:value-type="float" office:value="0.00000004828254302905" calcext:value-type="float">
            <text:p>4.82825430290472E-08</text:p>
          </table:table-cell>
          <table:table-cell table:formula="of:=IF([.$B28]&gt;[.M27];100*[.M27]/[.$B28];100*[.$B28]/[.M27])*2" office:value-type="float" office:value="0.00000004466135230187" calcext:value-type="float">
            <text:p>4.46613523018686E-08</text:p>
          </table:table-cell>
          <table:table-cell table:formula="of:=IF([.$B28]&gt;[.N27];100*[.N27]/[.$B28];100*[.$B28]/[.N27])*2" office:value-type="float" office:value="0.00000004154544400174" calcext:value-type="float">
            <text:p>4.15454440017383E-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29]" office:value-type="float" office:value="910" calcext:value-type="float">
            <text:p>910</text:p>
          </table:table-cell>
          <table:table-cell table:formula="of:=IF([.$B29]&gt;[.C28];100*[.C28]/[.$B29];100*[.$B29]/[.C28])*2" office:value-type="float" office:value="0.00000001658850228355" calcext:value-type="float">
            <text:p>1.65885022835512E-08</text:p>
          </table:table-cell>
          <table:table-cell table:formula="of:=IF([.$B29]&gt;[.D28];100*[.D28]/[.$B29];100*[.$B29]/[.D28])*2" office:value-type="float" office:value="0.00000001932934266996" calcext:value-type="float">
            <text:p>1.9329342669955E-08</text:p>
          </table:table-cell>
          <table:table-cell table:formula="of:=IF([.$B29]&gt;[.E28];100*[.E28]/[.$B29];100*[.$B29]/[.E28])*2" office:value-type="float" office:value="0.00000001698662633836" calcext:value-type="float">
            <text:p>1.69866263383564E-08</text:p>
          </table:table-cell>
          <table:table-cell table:formula="of:=IF([.$B29]&gt;[.F28];100*[.F28]/[.$B29];100*[.$B29]/[.F28])*2" office:value-type="float" office:value="0.00000001864979546671" calcext:value-type="float">
            <text:p>1.86497954667144E-08</text:p>
          </table:table-cell>
          <table:table-cell table:formula="of:=IF([.$B29]&gt;[.G28];100*[.G28]/[.$B29];100*[.$B29]/[.G28])*2" office:value-type="float" office:value="0.00000001784669422652" calcext:value-type="float">
            <text:p>1.78466942265209E-08</text:p>
          </table:table-cell>
          <table:table-cell table:formula="of:=IF([.$B29]&gt;[.H28];100*[.H28]/[.$B29];100*[.$B29]/[.H28])*2" office:value-type="float" office:value="0.00000001570509091934" calcext:value-type="float">
            <text:p>1.57050909193384E-08</text:p>
          </table:table-cell>
          <table:table-cell table:formula="of:=IF([.$B29]&gt;[.I28];100*[.I28]/[.$B29];100*[.$B29]/[.I28])*2" office:value-type="float" office:value="0.00000001402240260655" calcext:value-type="float">
            <text:p>1.40224026065522E-08</text:p>
          </table:table-cell>
          <table:table-cell table:formula="of:=IF([.$B29]&gt;[.J28];100*[.J28]/[.$B29];100*[.$B29]/[.J28])*2" office:value-type="float" office:value="0.00000001266539590269" calcext:value-type="float">
            <text:p>1.26653959026923E-08</text:p>
          </table:table-cell>
          <table:table-cell table:formula="of:=IF([.$B29]&gt;[.K28];100*[.K28]/[.$B29];100*[.$B29]/[.K28])*2" office:value-type="float" office:value="0.0000000115478609701" calcext:value-type="float">
            <text:p>1.15478609701018E-08</text:p>
          </table:table-cell>
          <table:table-cell table:formula="of:=IF([.$B29]&gt;[.L28];100*[.L28]/[.$B29];100*[.$B29]/[.L28])*2" office:value-type="float" office:value="0.00000001061154791847" calcext:value-type="float">
            <text:p>1.06115479184719E-08</text:p>
          </table:table-cell>
          <table:table-cell table:formula="of:=IF([.$B29]&gt;[.M28];100*[.M28]/[.$B29];100*[.$B29]/[.M28])*2" office:value-type="float" office:value="0.00000000981568182459" calcext:value-type="float">
            <text:p>9.81568182458651E-09</text:p>
          </table:table-cell>
          <table:table-cell table:formula="of:=IF([.$B29]&gt;[.N28];100*[.N28]/[.$B29];100*[.$B29]/[.N28])*2" office:value-type="float" office:value="0.00000000913086681357" calcext:value-type="float">
            <text:p>9.13086681356885E-0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30]" office:value-type="float" office:value="940" calcext:value-type="float">
            <text:p>940</text:p>
          </table:table-cell>
          <table:table-cell table:formula="of:=IF([.$B30]&gt;[.C29];100*[.C29]/[.$B30];100*[.$B30]/[.C29])*2" office:value-type="float" office:value="0.00000000352946857097" calcext:value-type="float">
            <text:p>3.52946857096834E-09</text:p>
          </table:table-cell>
          <table:table-cell table:formula="of:=IF([.$B30]&gt;[.D29];100*[.D29]/[.$B30];100*[.$B30]/[.D29])*2" office:value-type="float" office:value="0.00000000411262609999" calcext:value-type="float">
            <text:p>4.11262609999042E-09</text:p>
          </table:table-cell>
          <table:table-cell table:formula="of:=IF([.$B30]&gt;[.E29];100*[.E29]/[.$B30];100*[.$B30]/[.E29])*2" office:value-type="float" office:value="0.00000000361417581667" calcext:value-type="float">
            <text:p>3.61417581667158E-09</text:p>
          </table:table-cell>
          <table:table-cell table:formula="of:=IF([.$B30]&gt;[.F29];100*[.F29]/[.$B30];100*[.$B30]/[.F29])*2" office:value-type="float" office:value="0.00000000396804158866" calcext:value-type="float">
            <text:p>3.96804158866263E-09</text:p>
          </table:table-cell>
          <table:table-cell table:formula="of:=IF([.$B30]&gt;[.G29];100*[.G29]/[.$B30];100*[.$B30]/[.G29])*2" office:value-type="float" office:value="0.00000000379716898437" calcext:value-type="float">
            <text:p>3.79716898436615E-09</text:p>
          </table:table-cell>
          <table:table-cell table:formula="of:=IF([.$B30]&gt;[.H29];100*[.H29]/[.$B30];100*[.$B30]/[.H29])*2" office:value-type="float" office:value="0.00000000334150870624" calcext:value-type="float">
            <text:p>3.34150870624222E-09</text:p>
          </table:table-cell>
          <table:table-cell table:formula="of:=IF([.$B30]&gt;[.I29];100*[.I29]/[.$B30];100*[.$B30]/[.I29])*2" office:value-type="float" office:value="0.00000000298348991629" calcext:value-type="float">
            <text:p>2.98348991628769E-09</text:p>
          </table:table-cell>
          <table:table-cell table:formula="of:=IF([.$B30]&gt;[.J29];100*[.J29]/[.$B30];100*[.$B30]/[.J29])*2" office:value-type="float" office:value="0.00000000269476508568" calcext:value-type="float">
            <text:p>2.69476508567921E-09</text:p>
          </table:table-cell>
          <table:table-cell table:formula="of:=IF([.$B30]&gt;[.K29];100*[.K29]/[.$B30];100*[.$B30]/[.K29])*2" office:value-type="float" office:value="0.00000000245699169577" calcext:value-type="float">
            <text:p>2.45699169576634E-09</text:p>
          </table:table-cell>
          <table:table-cell table:formula="of:=IF([.$B30]&gt;[.L29];100*[.L29]/[.$B30];100*[.$B30]/[.L29])*2" office:value-type="float" office:value="0.00000000225777615287" calcext:value-type="float">
            <text:p>2.25777615286636E-09</text:p>
          </table:table-cell>
          <table:table-cell table:formula="of:=IF([.$B30]&gt;[.M29];100*[.M29]/[.$B30];100*[.$B30]/[.M29])*2" office:value-type="float" office:value="0.0000000020884429414" calcext:value-type="float">
            <text:p>2.08844294140139E-09</text:p>
          </table:table-cell>
          <table:table-cell table:formula="of:=IF([.$B30]&gt;[.N29];100*[.N29]/[.$B30];100*[.$B30]/[.N29])*2" office:value-type="float" office:value="0.00000000194273761991" calcext:value-type="float">
            <text:p>1.94273761990827E-0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31]" office:value-type="float" office:value="970" calcext:value-type="float">
            <text:p>970</text:p>
          </table:table-cell>
          <table:table-cell table:formula="of:=IF([.$B31]&gt;[.C30];100*[.C30]/[.$B31];100*[.$B31]/[.C30])*2" office:value-type="float" office:value="0.00000000072772547855" calcext:value-type="float">
            <text:p>7.27725478550173E-10</text:p>
          </table:table-cell>
          <table:table-cell table:formula="of:=IF([.$B31]&gt;[.D30];100*[.D30]/[.$B31];100*[.$B31]/[.D30])*2" office:value-type="float" office:value="0.00000000084796414433" calcext:value-type="float">
            <text:p>8.47964144327922E-10</text:p>
          </table:table-cell>
          <table:table-cell table:formula="of:=IF([.$B31]&gt;[.E30];100*[.E30]/[.$B31];100*[.$B31]/[.E30])*2" office:value-type="float" office:value="0.00000000074519089004" calcext:value-type="float">
            <text:p>7.45190890035377E-10</text:p>
          </table:table-cell>
          <table:table-cell table:formula="of:=IF([.$B31]&gt;[.F30];100*[.F30]/[.$B31];100*[.$B31]/[.F30])*2" office:value-type="float" office:value="0.00000000081815290488" calcext:value-type="float">
            <text:p>8.18152904878894E-10</text:p>
          </table:table-cell>
          <table:table-cell table:formula="of:=IF([.$B31]&gt;[.G30];100*[.G30]/[.$B31];100*[.$B31]/[.G30])*2" office:value-type="float" office:value="0.00000000078292144008" calcext:value-type="float">
            <text:p>7.82921440075495E-10</text:p>
          </table:table-cell>
          <table:table-cell table:formula="of:=IF([.$B31]&gt;[.H30];100*[.H30]/[.$B31];100*[.$B31]/[.H30])*2" office:value-type="float" office:value="0.00000000068897086727" calcext:value-type="float">
            <text:p>6.88970867266436E-10</text:p>
          </table:table-cell>
          <table:table-cell table:formula="of:=IF([.$B31]&gt;[.I30];100*[.I30]/[.$B31];100*[.$B31]/[.I30])*2" office:value-type="float" office:value="0.00000000061515256006" calcext:value-type="float">
            <text:p>6.15152560059318E-10</text:p>
          </table:table-cell>
          <table:table-cell table:formula="of:=IF([.$B31]&gt;[.J30];100*[.J30]/[.$B31];100*[.$B31]/[.J30])*2" office:value-type="float" office:value="0.00000000055562166715" calcext:value-type="float">
            <text:p>5.55621667150352E-10</text:p>
          </table:table-cell>
          <table:table-cell table:formula="of:=IF([.$B31]&gt;[.K30];100*[.K30]/[.$B31];100*[.$B31]/[.K30])*2" office:value-type="float" office:value="0.00000000050659622593" calcext:value-type="float">
            <text:p>5.06596225931203E-10</text:p>
          </table:table-cell>
          <table:table-cell table:formula="of:=IF([.$B31]&gt;[.L30];100*[.L30]/[.$B31];100*[.$B31]/[.L30])*2" office:value-type="float" office:value="0.00000000046552085626" calcext:value-type="float">
            <text:p>4.65520856261106E-10</text:p>
          </table:table-cell>
          <table:table-cell table:formula="of:=IF([.$B31]&gt;[.M30];100*[.M30]/[.$B31];100*[.$B31]/[.M30])*2" office:value-type="float" office:value="0.00000000043060679204" calcext:value-type="float">
            <text:p>4.30606792041523E-10</text:p>
          </table:table-cell>
          <table:table-cell table:formula="of:=IF([.$B31]&gt;[.N30];100*[.N30]/[.$B31];100*[.$B31]/[.N30])*2" office:value-type="float" office:value="0.00000000040056445771" calcext:value-type="float">
            <text:p>4.00564457713044E-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32]" office:value-type="float" office:value="1000" calcext:value-type="float">
            <text:p>1000</text:p>
          </table:table-cell>
          <table:table-cell table:formula="of:=IF([.$B32]&gt;[.C31];100*[.C31]/[.$B32];100*[.$B32]/[.C31])*2" office:value-type="float" office:value="0.00000000014554509571" calcext:value-type="float">
            <text:p>1.45545095710035E-10</text:p>
          </table:table-cell>
          <table:table-cell table:formula="of:=IF([.$B32]&gt;[.D31];100*[.D31]/[.$B32];100*[.$B32]/[.D31])*2" office:value-type="float" office:value="0.00000000016959282887" calcext:value-type="float">
            <text:p>1.69592828865584E-10</text:p>
          </table:table-cell>
          <table:table-cell table:formula="of:=IF([.$B32]&gt;[.E31];100*[.E31]/[.$B32];100*[.$B32]/[.E31])*2" office:value-type="float" office:value="0.00000000014903817801" calcext:value-type="float">
            <text:p>1.49038178007075E-10</text:p>
          </table:table-cell>
          <table:table-cell table:formula="of:=IF([.$B32]&gt;[.F31];100*[.F31]/[.$B32];100*[.$B32]/[.F31])*2" office:value-type="float" office:value="0.00000000016363058098" calcext:value-type="float">
            <text:p>1.63630580975779E-10</text:p>
          </table:table-cell>
          <table:table-cell table:formula="of:=IF([.$B32]&gt;[.G31];100*[.G31]/[.$B32];100*[.$B32]/[.G31])*2" office:value-type="float" office:value="0.00000000015658428802" calcext:value-type="float">
            <text:p>1.56584288015099E-10</text:p>
          </table:table-cell>
          <table:table-cell table:formula="of:=IF([.$B32]&gt;[.H31];100*[.H31]/[.$B32];100*[.$B32]/[.H31])*2" office:value-type="float" office:value="0.00000000013779417345" calcext:value-type="float">
            <text:p>1.37794173453287E-10</text:p>
          </table:table-cell>
          <table:table-cell table:formula="of:=IF([.$B32]&gt;[.I31];100*[.I31]/[.$B32];100*[.$B32]/[.I31])*2" office:value-type="float" office:value="0.00000000012303051201" calcext:value-type="float">
            <text:p>1.23030512011864E-10</text:p>
          </table:table-cell>
          <table:table-cell table:formula="of:=IF([.$B32]&gt;[.J31];100*[.J31]/[.$B32];100*[.$B32]/[.J31])*2" office:value-type="float" office:value="0.00000000011112433343" calcext:value-type="float">
            <text:p>1.1112433343007E-10</text:p>
          </table:table-cell>
          <table:table-cell table:formula="of:=IF([.$B32]&gt;[.K31];100*[.K31]/[.$B32];100*[.$B32]/[.K31])*2" office:value-type="float" office:value="0.00000000010131924519" calcext:value-type="float">
            <text:p>1.01319245186241E-10</text:p>
          </table:table-cell>
          <table:table-cell table:formula="of:=IF([.$B32]&gt;[.L31];100*[.L31]/[.$B32];100*[.$B32]/[.L31])*2" office:value-type="float" office:value="0.00000000009310417125" calcext:value-type="float">
            <text:p>9.31041712522212E-11</text:p>
          </table:table-cell>
          <table:table-cell table:formula="of:=IF([.$B32]&gt;[.M31];100*[.M31]/[.$B32];100*[.$B32]/[.M31])*2" office:value-type="float" office:value="0.00000000008612135841" calcext:value-type="float">
            <text:p>8.61213584083046E-11</text:p>
          </table:table-cell>
          <table:table-cell table:formula="of:=IF([.$B32]&gt;[.N31];100*[.N31]/[.$B32];100*[.$B32]/[.N31])*2" office:value-type="float" office:value="0.00000000008011289154" calcext:value-type="float">
            <text:p>8.01128915426089E-1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33]" office:value-type="float" office:value="1030" calcext:value-type="float">
            <text:p>1030</text:p>
          </table:table-cell>
          <table:table-cell table:formula="of:=IF([.$B33]&gt;[.C32];100*[.C32]/[.$B33];100*[.$B33]/[.C32])*2" office:value-type="float" office:value="0.00000000002826118363" calcext:value-type="float">
            <text:p>2.82611836330164E-11</text:p>
          </table:table-cell>
          <table:table-cell table:formula="of:=IF([.$B33]&gt;[.D32];100*[.D32]/[.$B33];100*[.$B33]/[.D32])*2" office:value-type="float" office:value="0.00000000003293064638" calcext:value-type="float">
            <text:p>3.29306463816669E-11</text:p>
          </table:table-cell>
          <table:table-cell table:formula="of:=IF([.$B33]&gt;[.E32];100*[.E32]/[.$B33];100*[.$B33]/[.E32])*2" office:value-type="float" office:value="0.00000000002893945204" calcext:value-type="float">
            <text:p>2.89394520402088E-11</text:p>
          </table:table-cell>
          <table:table-cell table:formula="of:=IF([.$B33]&gt;[.F32];100*[.F32]/[.$B33];100*[.$B33]/[.F32])*2" office:value-type="float" office:value="0.00000000003177292834" calcext:value-type="float">
            <text:p>3.17729283448114E-11</text:p>
          </table:table-cell>
          <table:table-cell table:formula="of:=IF([.$B33]&gt;[.G32];100*[.G32]/[.$B33];100*[.$B33]/[.G32])*2" office:value-type="float" office:value="0.00000000003040471612" calcext:value-type="float">
            <text:p>3.04047161194367E-11</text:p>
          </table:table-cell>
          <table:table-cell table:formula="of:=IF([.$B33]&gt;[.H32];100*[.H32]/[.$B33];100*[.$B33]/[.H32])*2" office:value-type="float" office:value="0.00000000002675615019" calcext:value-type="float">
            <text:p>2.67561501851043E-11</text:p>
          </table:table-cell>
          <table:table-cell table:formula="of:=IF([.$B33]&gt;[.I32];100*[.I32]/[.$B33];100*[.$B33]/[.I32])*2" office:value-type="float" office:value="0.00000000002388941981" calcext:value-type="float">
            <text:p>2.38894198081289E-11</text:p>
          </table:table-cell>
          <table:table-cell table:formula="of:=IF([.$B33]&gt;[.J32];100*[.J32]/[.$B33];100*[.$B33]/[.J32])*2" office:value-type="float" office:value="0.00000000002157754047" calcext:value-type="float">
            <text:p>2.15775404718583E-11</text:p>
          </table:table-cell>
          <table:table-cell table:formula="of:=IF([.$B33]&gt;[.K32];100*[.K32]/[.$B33];100*[.$B33]/[.K32])*2" office:value-type="float" office:value="0.00000000001967363984" calcext:value-type="float">
            <text:p>1.96736398419885E-11</text:p>
          </table:table-cell>
          <table:table-cell table:formula="of:=IF([.$B33]&gt;[.L32];100*[.L32]/[.$B33];100*[.$B33]/[.L32])*2" office:value-type="float" office:value="0.00000000001807847985" calcext:value-type="float">
            <text:p>1.80784798548002E-11</text:p>
          </table:table-cell>
          <table:table-cell table:formula="of:=IF([.$B33]&gt;[.M32];100*[.M32]/[.$B33];100*[.$B33]/[.M32])*2" office:value-type="float" office:value="0.00000000001672259387" calcext:value-type="float">
            <text:p>1.67225938656902E-11</text:p>
          </table:table-cell>
          <table:table-cell table:formula="of:=IF([.$B33]&gt;[.N32];100*[.N32]/[.$B33];100*[.$B33]/[.N32])*2" office:value-type="float" office:value="0.00000000001555590127" calcext:value-type="float">
            <text:p>1.55559012704095E-1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34]" office:value-type="float" office:value="1060" calcext:value-type="float">
            <text:p>1060</text:p>
          </table:table-cell>
          <table:table-cell table:formula="of:=IF([.$B34]&gt;[.C33];100*[.C33]/[.$B34];100*[.$B34]/[.C33])*2" office:value-type="float" office:value="0.0000000000053322988" calcext:value-type="float">
            <text:p>5.33229879868235E-12</text:p>
          </table:table-cell>
          <table:table-cell table:formula="of:=IF([.$B34]&gt;[.D33];100*[.D33]/[.$B34];100*[.$B34]/[.D33])*2" office:value-type="float" office:value="0.00000000000621332951" calcext:value-type="float">
            <text:p>6.21332950597488E-12</text:p>
          </table:table-cell>
          <table:table-cell table:formula="of:=IF([.$B34]&gt;[.E33];100*[.E33]/[.$B34];100*[.$B34]/[.E33])*2" office:value-type="float" office:value="0.00000000000546027397" calcext:value-type="float">
            <text:p>5.46027396985072E-12</text:p>
          </table:table-cell>
          <table:table-cell table:formula="of:=IF([.$B34]&gt;[.F33];100*[.F33]/[.$B34];100*[.$B34]/[.F33])*2" office:value-type="float" office:value="0.00000000000599489214" calcext:value-type="float">
            <text:p>5.99489214053045E-12</text:p>
          </table:table-cell>
          <table:table-cell table:formula="of:=IF([.$B34]&gt;[.G33];100*[.G33]/[.$B34];100*[.$B34]/[.G33])*2" office:value-type="float" office:value="0.00000000000573673889" calcext:value-type="float">
            <text:p>5.73673889045976E-12</text:p>
          </table:table-cell>
          <table:table-cell table:formula="of:=IF([.$B34]&gt;[.H33];100*[.H33]/[.$B34];100*[.$B34]/[.H33])*2" office:value-type="float" office:value="0.00000000000504833022" calcext:value-type="float">
            <text:p>5.04833022360459E-12</text:p>
          </table:table-cell>
          <table:table-cell table:formula="of:=IF([.$B34]&gt;[.I33];100*[.I33]/[.$B34];100*[.$B34]/[.I33])*2" office:value-type="float" office:value="0.0000000000045074377" calcext:value-type="float">
            <text:p>4.50743769964696E-12</text:p>
          </table:table-cell>
          <table:table-cell table:formula="of:=IF([.$B34]&gt;[.J33];100*[.J33]/[.$B34];100*[.$B34]/[.J33])*2" office:value-type="float" office:value="0.00000000000407123405" calcext:value-type="float">
            <text:p>4.07123405129402E-12</text:p>
          </table:table-cell>
          <table:table-cell table:formula="of:=IF([.$B34]&gt;[.K33];100*[.K33]/[.$B34];100*[.$B34]/[.K33])*2" office:value-type="float" office:value="0.00000000000371200752" calcext:value-type="float">
            <text:p>3.71200751735632E-12</text:p>
          </table:table-cell>
          <table:table-cell table:formula="of:=IF([.$B34]&gt;[.L33];100*[.L33]/[.$B34];100*[.$B34]/[.L33])*2" office:value-type="float" office:value="0.00000000000341103393" calcext:value-type="float">
            <text:p>3.41103393486797E-12</text:p>
          </table:table-cell>
          <table:table-cell table:formula="of:=IF([.$B34]&gt;[.M33];100*[.M33]/[.$B34];100*[.$B34]/[.M33])*2" office:value-type="float" office:value="0.00000000000315520639" calcext:value-type="float">
            <text:p>3.15520638975287E-12</text:p>
          </table:table-cell>
          <table:table-cell table:formula="of:=IF([.$B34]&gt;[.N33];100*[.N33]/[.$B34];100*[.$B34]/[.N33])*2" office:value-type="float" office:value="0.00000000000293507571" calcext:value-type="float">
            <text:p>2.93507571139802E-1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35]" office:value-type="float" office:value="1090" calcext:value-type="float">
            <text:p>1090</text:p>
          </table:table-cell>
          <table:table-cell table:formula="of:=IF([.$B35]&gt;[.C34];100*[.C34]/[.$B35];100*[.$B35]/[.C34])*2" office:value-type="float" office:value="0.00000000000097840345" calcext:value-type="float">
            <text:p>9.78403449299513E-13</text:p>
          </table:table-cell>
          <table:table-cell table:formula="of:=IF([.$B35]&gt;[.D34];100*[.D34]/[.$B35];100*[.$B35]/[.D34])*2" office:value-type="float" office:value="0.00000000000114006046" calcext:value-type="float">
            <text:p>1.1400604598119E-12</text:p>
          </table:table-cell>
          <table:table-cell table:formula="of:=IF([.$B35]&gt;[.E34];100*[.E34]/[.$B35];100*[.$B35]/[.E34])*2" office:value-type="float" office:value="0.00000000000100188513" calcext:value-type="float">
            <text:p>1.0018851320827E-12</text:p>
          </table:table-cell>
          <table:table-cell table:formula="of:=IF([.$B35]&gt;[.F34];100*[.F34]/[.$B35];100*[.$B35]/[.F34])*2" office:value-type="float" office:value="0.00000000000109998021" calcext:value-type="float">
            <text:p>1.09998020927164E-12</text:p>
          </table:table-cell>
          <table:table-cell table:formula="of:=IF([.$B35]&gt;[.G34];100*[.G34]/[.$B35];100*[.$B35]/[.G34])*2" office:value-type="float" office:value="0.00000000000105261264" calcext:value-type="float">
            <text:p>1.05261264045133E-12</text:p>
          </table:table-cell>
          <table:table-cell table:formula="of:=IF([.$B35]&gt;[.H34];100*[.H34]/[.$B35];100*[.$B35]/[.H34])*2" office:value-type="float" office:value="0.00000000000092629912" calcext:value-type="float">
            <text:p>9.26299123597173E-13</text:p>
          </table:table-cell>
          <table:table-cell table:formula="of:=IF([.$B35]&gt;[.I34];100*[.I34]/[.$B35];100*[.$B35]/[.I34])*2" office:value-type="float" office:value="0.00000000000082705279" calcext:value-type="float">
            <text:p>8.27052788926047E-13</text:p>
          </table:table-cell>
          <table:table-cell table:formula="of:=IF([.$B35]&gt;[.J34];100*[.J34]/[.$B35];100*[.$B35]/[.J34])*2" office:value-type="float" office:value="0.00000000000074701542" calcext:value-type="float">
            <text:p>7.47015422255784E-13</text:p>
          </table:table-cell>
          <table:table-cell table:formula="of:=IF([.$B35]&gt;[.K34];100*[.K34]/[.$B35];100*[.$B35]/[.K34])*2" office:value-type="float" office:value="0.0000000000006811023" calcext:value-type="float">
            <text:p>6.81102296762627E-13</text:p>
          </table:table-cell>
          <table:table-cell table:formula="of:=IF([.$B35]&gt;[.L34];100*[.L34]/[.$B35];100*[.$B35]/[.L34])*2" office:value-type="float" office:value="0.00000000000062587779" calcext:value-type="float">
            <text:p>6.25877786214306E-13</text:p>
          </table:table-cell>
          <table:table-cell table:formula="of:=IF([.$B35]&gt;[.M34];100*[.M34]/[.$B35];100*[.$B35]/[.M34])*2" office:value-type="float" office:value="0.00000000000057893695" calcext:value-type="float">
            <text:p>5.78936952248233E-13</text:p>
          </table:table-cell>
          <table:table-cell table:formula="of:=IF([.$B35]&gt;[.N34];100*[.N34]/[.$B35];100*[.$B35]/[.N34])*2" office:value-type="float" office:value="0.000000000000538546" calcext:value-type="float">
            <text:p>5.38546002091379E-1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36]" office:value-type="float" office:value="1120" calcext:value-type="float">
            <text:p>1120</text:p>
          </table:table-cell>
          <table:table-cell table:formula="of:=IF([.$B36]&gt;[.C35];100*[.C35]/[.$B36];100*[.$B36]/[.C35])*2" office:value-type="float" office:value="0.0000000000001747149" calcext:value-type="float">
            <text:p>1.74714901660627E-13</text:p>
          </table:table-cell>
          <table:table-cell table:formula="of:=IF([.$B36]&gt;[.D35];100*[.D35]/[.$B36];100*[.$B36]/[.D35])*2" office:value-type="float" office:value="0.00000000000020358222" calcext:value-type="float">
            <text:p>2.03582224966412E-13</text:p>
          </table:table-cell>
          <table:table-cell table:formula="of:=IF([.$B36]&gt;[.E35];100*[.E35]/[.$B36];100*[.$B36]/[.E35])*2" office:value-type="float" office:value="0.00000000000017890806" calcext:value-type="float">
            <text:p>1.78908059300482E-13</text:p>
          </table:table-cell>
          <table:table-cell table:formula="of:=IF([.$B36]&gt;[.F35];100*[.F35]/[.$B36];100*[.$B36]/[.F35])*2" office:value-type="float" office:value="0.00000000000019642504" calcext:value-type="float">
            <text:p>1.96425037369936E-13</text:p>
          </table:table-cell>
          <table:table-cell table:formula="of:=IF([.$B36]&gt;[.G35];100*[.G35]/[.$B36];100*[.$B36]/[.G35])*2" office:value-type="float" office:value="0.00000000000018796654" calcext:value-type="float">
            <text:p>1.87966542937738E-13</text:p>
          </table:table-cell>
          <table:table-cell table:formula="of:=IF([.$B36]&gt;[.H35];100*[.H35]/[.$B36];100*[.$B36]/[.H35])*2" office:value-type="float" office:value="0.00000000000016541056" calcext:value-type="float">
            <text:p>1.65410557785209E-13</text:p>
          </table:table-cell>
          <table:table-cell table:formula="of:=IF([.$B36]&gt;[.I35];100*[.I35]/[.$B36];100*[.$B36]/[.I35])*2" office:value-type="float" office:value="0.000000000000147688" calcext:value-type="float">
            <text:p>1.47687998022508E-13</text:p>
          </table:table-cell>
          <table:table-cell table:formula="of:=IF([.$B36]&gt;[.J35];100*[.J35]/[.$B36];100*[.$B36]/[.J35])*2" office:value-type="float" office:value="0.00000000000013339561" calcext:value-type="float">
            <text:p>1.33395611117104E-13</text:p>
          </table:table-cell>
          <table:table-cell table:formula="of:=IF([.$B36]&gt;[.K35];100*[.K35]/[.$B36];100*[.$B36]/[.K35])*2" office:value-type="float" office:value="0.00000000000012162541" calcext:value-type="float">
            <text:p>1.21625410136183E-13</text:p>
          </table:table-cell>
          <table:table-cell table:formula="of:=IF([.$B36]&gt;[.L35];100*[.L35]/[.$B36];100*[.$B36]/[.L35])*2" office:value-type="float" office:value="0.00000000000011176389" calcext:value-type="float">
            <text:p>1.11763890395412E-13</text:p>
          </table:table-cell>
          <table:table-cell table:formula="of:=IF([.$B36]&gt;[.M35];100*[.M35]/[.$B36];100*[.$B36]/[.M35])*2" office:value-type="float" office:value="0.0000000000001033816" calcext:value-type="float">
            <text:p>1.03381598615756E-13</text:p>
          </table:table-cell>
          <table:table-cell table:formula="of:=IF([.$B36]&gt;[.N35];100*[.N35]/[.$B36];100*[.$B36]/[.N35])*2" office:value-type="float" office:value="0.00000000000009616893" calcext:value-type="float">
            <text:p>9.61689289448892E-1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37]" office:value-type="float" office:value="1150" calcext:value-type="float">
            <text:p>1150</text:p>
          </table:table-cell>
          <table:table-cell table:formula="of:=IF([.$B37]&gt;[.C36];100*[.C36]/[.$B37];100*[.$B37]/[.C36])*2" office:value-type="float" office:value="0.0000000000000303852" calcext:value-type="float">
            <text:p>3.03852002888047E-14</text:p>
          </table:table-cell>
          <table:table-cell table:formula="of:=IF([.$B37]&gt;[.D36];100*[.D36]/[.$B37];100*[.$B37]/[.D36])*2" office:value-type="float" office:value="0.0000000000000354056" calcext:value-type="float">
            <text:p>3.54056043419846E-14</text:p>
          </table:table-cell>
          <table:table-cell table:formula="of:=IF([.$B37]&gt;[.E36];100*[.E36]/[.$B37];100*[.$B37]/[.E36])*2" office:value-type="float" office:value="0.00000000000003111445" calcext:value-type="float">
            <text:p>3.1114445095736E-14</text:p>
          </table:table-cell>
          <table:table-cell table:formula="of:=IF([.$B37]&gt;[.F36];100*[.F36]/[.$B37];100*[.$B37]/[.F36])*2" office:value-type="float" office:value="0.00000000000003416088" calcext:value-type="float">
            <text:p>3.41608760643367E-14</text:p>
          </table:table-cell>
          <table:table-cell table:formula="of:=IF([.$B37]&gt;[.G36];100*[.G36]/[.$B37];100*[.$B37]/[.G36])*2" office:value-type="float" office:value="0.00000000000003268983" calcext:value-type="float">
            <text:p>3.26898335543892E-14</text:p>
          </table:table-cell>
          <table:table-cell table:formula="of:=IF([.$B37]&gt;[.H36];100*[.H36]/[.$B37];100*[.$B37]/[.H36])*2" office:value-type="float" office:value="0.00000000000002876705" calcext:value-type="float">
            <text:p>2.87670535278625E-14</text:p>
          </table:table-cell>
          <table:table-cell table:formula="of:=IF([.$B37]&gt;[.I36];100*[.I36]/[.$B37];100*[.$B37]/[.I36])*2" office:value-type="float" office:value="0.00000000000002568487" calcext:value-type="float">
            <text:p>2.56848692213058E-14</text:p>
          </table:table-cell>
          <table:table-cell table:formula="of:=IF([.$B37]&gt;[.J36];100*[.J36]/[.$B37];100*[.$B37]/[.J36])*2" office:value-type="float" office:value="0.00000000000002319924" calcext:value-type="float">
            <text:p>2.31992367160181E-14</text:p>
          </table:table-cell>
          <table:table-cell table:formula="of:=IF([.$B37]&gt;[.K36];100*[.K36]/[.$B37];100*[.$B37]/[.K36])*2" office:value-type="float" office:value="0.00000000000002115225" calcext:value-type="float">
            <text:p>2.11522452410754E-14</text:p>
          </table:table-cell>
          <table:table-cell table:formula="of:=IF([.$B37]&gt;[.L36];100*[.L36]/[.$B37];100*[.$B37]/[.L36])*2" office:value-type="float" office:value="0.0000000000000194372" calcext:value-type="float">
            <text:p>1.94371983296368E-14</text:p>
          </table:table-cell>
          <table:table-cell table:formula="of:=IF([.$B37]&gt;[.M36];100*[.M36]/[.$B37];100*[.$B37]/[.M36])*2" office:value-type="float" office:value="0.00000000000001797941" calcext:value-type="float">
            <text:p>1.79794084549141E-14</text:p>
          </table:table-cell>
          <table:table-cell table:formula="of:=IF([.$B37]&gt;[.N36];100*[.N36]/[.$B37];100*[.$B37]/[.N36])*2" office:value-type="float" office:value="0.00000000000001672503" calcext:value-type="float">
            <text:p>1.67250311208503E-1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A38]" office:value-type="float" office:value="1180" calcext:value-type="float">
            <text:p>1180</text:p>
          </table:table-cell>
          <table:table-cell table:formula="of:=IF([.$B38]&gt;[.C37];100*[.C37]/[.$B38];100*[.$B38]/[.C37])*2" office:value-type="float" office:value="5.15003394725504E-015" calcext:value-type="float">
            <text:p>5.15003394725504E-15</text:p>
          </table:table-cell>
          <table:table-cell table:formula="of:=IF([.$B38]&gt;[.D37];100*[.D37]/[.$B38];100*[.$B38]/[.D37])*2" office:value-type="float" office:value="6.00094988847197E-015" calcext:value-type="float">
            <text:p>6.00094988847197E-15</text:p>
          </table:table-cell>
          <table:table-cell table:formula="of:=IF([.$B38]&gt;[.E37];100*[.E37]/[.$B38];100*[.$B38]/[.E37])*2" office:value-type="float" office:value="5.27363476198916E-015" calcext:value-type="float">
            <text:p>5.27363476198916E-15</text:p>
          </table:table-cell>
          <table:table-cell table:formula="of:=IF([.$B38]&gt;[.F37];100*[.F37]/[.$B38];100*[.$B38]/[.F37])*2" office:value-type="float" office:value="5.78997899395538E-015" calcext:value-type="float">
            <text:p>5.78997899395538E-15</text:p>
          </table:table-cell>
          <table:table-cell table:formula="of:=IF([.$B38]&gt;[.G37];100*[.G37]/[.$B38];100*[.$B38]/[.G37])*2" office:value-type="float" office:value="5.54064975498122E-015" calcext:value-type="float">
            <text:p>5.54064975498122E-15</text:p>
          </table:table-cell>
          <table:table-cell table:formula="of:=IF([.$B38]&gt;[.H37];100*[.H37]/[.$B38];100*[.$B38]/[.H37])*2" office:value-type="float" office:value="4.87577178438348E-015" calcext:value-type="float">
            <text:p>4.87577178438348E-15</text:p>
          </table:table-cell>
          <table:table-cell table:formula="of:=IF([.$B38]&gt;[.I37];100*[.I37]/[.$B38];100*[.$B38]/[.I37])*2" office:value-type="float" office:value="4.3533676646281E-015" calcext:value-type="float">
            <text:p>4.3533676646281E-15</text:p>
          </table:table-cell>
          <table:table-cell table:formula="of:=IF([.$B38]&gt;[.J37];100*[.J37]/[.$B38];100*[.$B38]/[.J37])*2" office:value-type="float" office:value="3.93207401966409E-015" calcext:value-type="float">
            <text:p>3.93207401966409E-15</text:p>
          </table:table-cell>
          <table:table-cell table:formula="of:=IF([.$B38]&gt;[.K37];100*[.K37]/[.$B38];100*[.$B38]/[.K37])*2" office:value-type="float" office:value="3.58512631204667E-015" calcext:value-type="float">
            <text:p>3.58512631204667E-15</text:p>
          </table:table-cell>
          <table:table-cell table:formula="of:=IF([.$B38]&gt;[.L37];100*[.L37]/[.$B38];100*[.$B38]/[.L37])*2" office:value-type="float" office:value="3.2944403948537E-015" calcext:value-type="float">
            <text:p>3.2944403948537E-15</text:p>
          </table:table-cell>
          <table:table-cell table:formula="of:=IF([.$B38]&gt;[.M37];100*[.M37]/[.$B38];100*[.$B38]/[.M37])*2" office:value-type="float" office:value="3.04735736523967E-015" calcext:value-type="float">
            <text:p>3.04735736523967E-15</text:p>
          </table:table-cell>
          <table:table-cell table:formula="of:=IF([.$B38]&gt;[.N37];100*[.N37]/[.$B38];100*[.$B38]/[.N37])*2" office:value-type="float" office:value="2.83475103743225E-015" calcext:value-type="float">
            <text:p>2.83475103743225E-1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39]" office:value-type="float" office:value="1210" calcext:value-type="float">
            <text:p>1210</text:p>
          </table:table-cell>
          <table:table-cell table:formula="of:=IF([.$B39]&gt;[.C38];100*[.C38]/[.$B39];100*[.$B39]/[.C38])*2" office:value-type="float" office:value="8.51245280538024E-016" calcext:value-type="float">
            <text:p>8.51245280538024E-16</text:p>
          </table:table-cell>
          <table:table-cell table:formula="of:=IF([.$B39]&gt;[.D38];100*[.D38]/[.$B39];100*[.$B39]/[.D38])*2" office:value-type="float" office:value="9.91892543549086E-016" calcext:value-type="float">
            <text:p>9.91892543549086E-16</text:p>
          </table:table-cell>
          <table:table-cell table:formula="of:=IF([.$B39]&gt;[.E38];100*[.E38]/[.$B39];100*[.$B39]/[.E38])*2" office:value-type="float" office:value="8.71675167270936E-016" calcext:value-type="float">
            <text:p>8.71675167270936E-16</text:p>
          </table:table-cell>
          <table:table-cell table:formula="of:=IF([.$B39]&gt;[.F38];100*[.F38]/[.$B39];100*[.$B39]/[.F38])*2" office:value-type="float" office:value="9.57021321314938E-016" calcext:value-type="float">
            <text:p>9.57021321314938E-16</text:p>
          </table:table-cell>
          <table:table-cell table:formula="of:=IF([.$B39]&gt;[.G38];100*[.G38]/[.$B39];100*[.$B39]/[.G38])*2" office:value-type="float" office:value="9.15809876856399E-016" calcext:value-type="float">
            <text:p>9.15809876856399E-16</text:p>
          </table:table-cell>
          <table:table-cell table:formula="of:=IF([.$B39]&gt;[.H38];100*[.H38]/[.$B39];100*[.$B39]/[.H38])*2" office:value-type="float" office:value="8.05912691633632E-016" calcext:value-type="float">
            <text:p>8.05912691633632E-16</text:p>
          </table:table-cell>
          <table:table-cell table:formula="of:=IF([.$B39]&gt;[.I38];100*[.I38]/[.$B39];100*[.$B39]/[.I38])*2" office:value-type="float" office:value="7.19564903244315E-016" calcext:value-type="float">
            <text:p>7.19564903244315E-16</text:p>
          </table:table-cell>
          <table:table-cell table:formula="of:=IF([.$B39]&gt;[.J38];100*[.J38]/[.$B39];100*[.$B39]/[.J38])*2" office:value-type="float" office:value="6.49929590027123E-016" calcext:value-type="float">
            <text:p>6.49929590027123E-16</text:p>
          </table:table-cell>
          <table:table-cell table:formula="of:=IF([.$B39]&gt;[.K38];100*[.K38]/[.$B39];100*[.$B39]/[.K38])*2" office:value-type="float" office:value="5.92582861495318E-016" calcext:value-type="float">
            <text:p>5.92582861495318E-16</text:p>
          </table:table-cell>
          <table:table-cell table:formula="of:=IF([.$B39]&gt;[.L38];100*[.L38]/[.$B39];100*[.$B39]/[.L38])*2" office:value-type="float" office:value="5.44535602455157E-016" calcext:value-type="float">
            <text:p>5.44535602455157E-16</text:p>
          </table:table-cell>
          <table:table-cell table:formula="of:=IF([.$B39]&gt;[.M38];100*[.M38]/[.$B39];100*[.$B39]/[.M38])*2" office:value-type="float" office:value="5.0369543227102E-016" calcext:value-type="float">
            <text:p>5.0369543227102E-16</text:p>
          </table:table-cell>
          <table:table-cell table:formula="of:=IF([.$B39]&gt;[.N38];100*[.N38]/[.$B39];100*[.$B39]/[.N38])*2" office:value-type="float" office:value="4.6855389048467E-016" calcext:value-type="float">
            <text:p>4.6855389048467E-1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40]" office:value-type="float" office:value="1240" calcext:value-type="float">
            <text:p>1240</text:p>
          </table:table-cell>
          <table:table-cell table:formula="of:=IF([.$B40]&gt;[.C39];100*[.C39]/[.$B40];100*[.$B40]/[.C39])*2" office:value-type="float" office:value="1.3729762589323E-016" calcext:value-type="float">
            <text:p>1.3729762589323E-16</text:p>
          </table:table-cell>
          <table:table-cell table:formula="of:=IF([.$B40]&gt;[.D39];100*[.D39]/[.$B40];100*[.$B40]/[.D39])*2" office:value-type="float" office:value="1.59982668314369E-016" calcext:value-type="float">
            <text:p>1.59982668314369E-16</text:p>
          </table:table-cell>
          <table:table-cell table:formula="of:=IF([.$B40]&gt;[.E39];100*[.E39]/[.$B40];100*[.$B40]/[.E39])*2" office:value-type="float" office:value="1.40592768914667E-016" calcext:value-type="float">
            <text:p>1.40592768914667E-16</text:p>
          </table:table-cell>
          <table:table-cell table:formula="of:=IF([.$B40]&gt;[.F39];100*[.F39]/[.$B40];100*[.$B40]/[.F39])*2" office:value-type="float" office:value="1.54358277631442E-016" calcext:value-type="float">
            <text:p>1.54358277631442E-16</text:p>
          </table:table-cell>
          <table:table-cell table:formula="of:=IF([.$B40]&gt;[.G39];100*[.G39]/[.$B40];100*[.$B40]/[.G39])*2" office:value-type="float" office:value="1.4771127046071E-016" calcext:value-type="float">
            <text:p>1.4771127046071E-16</text:p>
          </table:table-cell>
          <table:table-cell table:formula="of:=IF([.$B40]&gt;[.H39];100*[.H39]/[.$B40];100*[.$B40]/[.H39])*2" office:value-type="float" office:value="1.29985918005425E-016" calcext:value-type="float">
            <text:p>1.29985918005425E-16</text:p>
          </table:table-cell>
          <table:table-cell table:formula="of:=IF([.$B40]&gt;[.I39];100*[.I39]/[.$B40];100*[.$B40]/[.I39])*2" office:value-type="float" office:value="1.16058855361986E-016" calcext:value-type="float">
            <text:p>1.16058855361986E-16</text:p>
          </table:table-cell>
          <table:table-cell table:formula="of:=IF([.$B40]&gt;[.J39];100*[.J39]/[.$B40];100*[.$B40]/[.J39])*2" office:value-type="float" office:value="1.04827353230181E-016" calcext:value-type="float">
            <text:p>1.04827353230181E-16</text:p>
          </table:table-cell>
          <table:table-cell table:formula="of:=IF([.$B40]&gt;[.K39];100*[.K39]/[.$B40];100*[.$B40]/[.K39])*2" office:value-type="float" office:value="9.55778808863416E-017" calcext:value-type="float">
            <text:p>9.55778808863416E-17</text:p>
          </table:table-cell>
          <table:table-cell table:formula="of:=IF([.$B40]&gt;[.L39];100*[.L39]/[.$B40];100*[.$B40]/[.L39])*2" office:value-type="float" office:value="8.78283229766382E-017" calcext:value-type="float">
            <text:p>8.78283229766382E-17</text:p>
          </table:table-cell>
          <table:table-cell table:formula="of:=IF([.$B40]&gt;[.M39];100*[.M39]/[.$B40];100*[.$B40]/[.M39])*2" office:value-type="float" office:value="8.12411987533903E-017" calcext:value-type="float">
            <text:p>8.12411987533903E-17</text:p>
          </table:table-cell>
          <table:table-cell table:formula="of:=IF([.$B40]&gt;[.N39];100*[.N39]/[.$B40];100*[.$B40]/[.N39])*2" office:value-type="float" office:value="7.55732081426887E-017" calcext:value-type="float">
            <text:p>7.55732081426887E-1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A41]" office:value-type="float" office:value="1270" calcext:value-type="float">
            <text:p>1270</text:p>
          </table:table-cell>
          <table:table-cell table:formula="of:=IF([.$B41]&gt;[.C40];100*[.C40]/[.$B41];100*[.$B41]/[.C40])*2" office:value-type="float" office:value="2.16216733690125E-017" calcext:value-type="float">
            <text:p>2.16216733690125E-17</text:p>
          </table:table-cell>
          <table:table-cell table:formula="of:=IF([.$B41]&gt;[.D40];100*[.D40]/[.$B41];100*[.$B41]/[.D40])*2" office:value-type="float" office:value="2.51941209943888E-017" calcext:value-type="float">
            <text:p>2.51941209943888E-17</text:p>
          </table:table-cell>
          <table:table-cell table:formula="of:=IF([.$B41]&gt;[.E40];100*[.E40]/[.$B41];100*[.$B41]/[.E40])*2" office:value-type="float" office:value="2.21405935298688E-017" calcext:value-type="float">
            <text:p>2.21405935298688E-17</text:p>
          </table:table-cell>
          <table:table-cell table:formula="of:=IF([.$B41]&gt;[.F40];100*[.F40]/[.$B41];100*[.$B41]/[.F40])*2" office:value-type="float" office:value="2.43083901781798E-017" calcext:value-type="float">
            <text:p>2.43083901781798E-17</text:p>
          </table:table-cell>
          <table:table-cell table:formula="of:=IF([.$B41]&gt;[.G40];100*[.G40]/[.$B41];100*[.$B41]/[.G40])*2" office:value-type="float" office:value="2.32616173953873E-017" calcext:value-type="float">
            <text:p>2.32616173953873E-17</text:p>
          </table:table-cell>
          <table:table-cell table:formula="of:=IF([.$B41]&gt;[.H40];100*[.H40]/[.$B41];100*[.$B41]/[.H40])*2" office:value-type="float" office:value="2.04702233079409E-017" calcext:value-type="float">
            <text:p>2.04702233079409E-17</text:p>
          </table:table-cell>
          <table:table-cell table:formula="of:=IF([.$B41]&gt;[.I40];100*[.I40]/[.$B41];100*[.$B41]/[.I40])*2" office:value-type="float" office:value="1.82769850963758E-017" calcext:value-type="float">
            <text:p>1.82769850963758E-17</text:p>
          </table:table-cell>
          <table:table-cell table:formula="of:=IF([.$B41]&gt;[.J40];100*[.J40]/[.$B41];100*[.$B41]/[.J40])*2" office:value-type="float" office:value="1.65082446031781E-017" calcext:value-type="float">
            <text:p>1.65082446031781E-17</text:p>
          </table:table-cell>
          <table:table-cell table:formula="of:=IF([.$B41]&gt;[.K40];100*[.K40]/[.$B41];100*[.$B41]/[.K40])*2" office:value-type="float" office:value="1.50516347852506E-017" calcext:value-type="float">
            <text:p>1.50516347852506E-17</text:p>
          </table:table-cell>
          <table:table-cell table:formula="of:=IF([.$B41]&gt;[.L40];100*[.L40]/[.$B41];100*[.$B41]/[.L40])*2" office:value-type="float" office:value="1.38312319648249E-017" calcext:value-type="float">
            <text:p>1.38312319648249E-17</text:p>
          </table:table-cell>
          <table:table-cell table:formula="of:=IF([.$B41]&gt;[.M40];100*[.M40]/[.$B41];100*[.$B41]/[.M40])*2" office:value-type="float" office:value="1.2793889567463E-017" calcext:value-type="float">
            <text:p>1.2793889567463E-17</text:p>
          </table:table-cell>
          <table:table-cell table:formula="of:=IF([.$B41]&gt;[.N40];100*[.N40]/[.$B41];100*[.$B41]/[.N40])*2" office:value-type="float" office:value="1.19012926208959E-017" calcext:value-type="float">
            <text:p>1.19012926208959E-1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42]" office:value-type="float" office:value="1300" calcext:value-type="float">
            <text:p>1300</text:p>
          </table:table-cell>
          <table:table-cell table:formula="of:=IF([.$B42]&gt;[.C41];100*[.C41]/[.$B42];100*[.$B42]/[.C41])*2" office:value-type="float" office:value="3.32641128754039E-018" calcext:value-type="float">
            <text:p>3.32641128754039E-18</text:p>
          </table:table-cell>
          <table:table-cell table:formula="of:=IF([.$B42]&gt;[.D41];100*[.D41]/[.$B42];100*[.$B42]/[.D41])*2" office:value-type="float" office:value="3.87601861452135E-018" calcext:value-type="float">
            <text:p>3.87601861452135E-18</text:p>
          </table:table-cell>
          <table:table-cell table:formula="of:=IF([.$B42]&gt;[.E41];100*[.E41]/[.$B42];100*[.$B42]/[.E41])*2" office:value-type="float" office:value="3.40624515844136E-018" calcext:value-type="float">
            <text:p>3.40624515844136E-18</text:p>
          </table:table-cell>
          <table:table-cell table:formula="of:=IF([.$B42]&gt;[.F41];100*[.F41]/[.$B42];100*[.$B42]/[.F41])*2" office:value-type="float" office:value="3.73975233510458E-018" calcext:value-type="float">
            <text:p>3.73975233510458E-18</text:p>
          </table:table-cell>
          <table:table-cell table:formula="of:=IF([.$B42]&gt;[.G41];100*[.G41]/[.$B42];100*[.$B42]/[.G41])*2" office:value-type="float" office:value="3.57871036852113E-018" calcext:value-type="float">
            <text:p>3.57871036852113E-18</text:p>
          </table:table-cell>
          <table:table-cell table:formula="of:=IF([.$B42]&gt;[.H41];100*[.H41]/[.$B42];100*[.$B42]/[.H41])*2" office:value-type="float" office:value="3.1492651242986E-018" calcext:value-type="float">
            <text:p>3.1492651242986E-18</text:p>
          </table:table-cell>
          <table:table-cell table:formula="of:=IF([.$B42]&gt;[.I41];100*[.I41]/[.$B42];100*[.$B42]/[.I41])*2" office:value-type="float" office:value="2.81184386098089E-018" calcext:value-type="float">
            <text:p>2.81184386098089E-18</text:p>
          </table:table-cell>
          <table:table-cell table:formula="of:=IF([.$B42]&gt;[.J41];100*[.J41]/[.$B42];100*[.$B42]/[.J41])*2" office:value-type="float" office:value="2.53972993895048E-018" calcext:value-type="float">
            <text:p>2.53972993895048E-18</text:p>
          </table:table-cell>
          <table:table-cell table:formula="of:=IF([.$B42]&gt;[.K41];100*[.K41]/[.$B42];100*[.$B42]/[.K41])*2" office:value-type="float" office:value="2.31563612080779E-018" calcext:value-type="float">
            <text:p>2.31563612080779E-18</text:p>
          </table:table-cell>
          <table:table-cell table:formula="of:=IF([.$B42]&gt;[.L41];100*[.L41]/[.$B42];100*[.$B42]/[.L41])*2" office:value-type="float" office:value="2.12788184074229E-018" calcext:value-type="float">
            <text:p>2.12788184074229E-18</text:p>
          </table:table-cell>
          <table:table-cell table:formula="of:=IF([.$B42]&gt;[.M41];100*[.M41]/[.$B42];100*[.$B42]/[.M41])*2" office:value-type="float" office:value="1.96829070268662E-018" calcext:value-type="float">
            <text:p>1.96829070268662E-18</text:p>
          </table:table-cell>
          <table:table-cell table:formula="of:=IF([.$B42]&gt;[.N41];100*[.N41]/[.$B42];100*[.$B42]/[.N41])*2" office:value-type="float" office:value="1.83096809552244E-018" calcext:value-type="float">
            <text:p>1.83096809552244E-1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A43]" office:value-type="float" office:value="1330" calcext:value-type="float">
            <text:p>1330</text:p>
          </table:table-cell>
          <table:table-cell table:formula="of:=IF([.$B43]&gt;[.C42];100*[.C42]/[.$B43];100*[.$B43]/[.C42])*2" office:value-type="float" office:value="5.00212223690284E-019" calcext:value-type="float">
            <text:p>5.00212223690284E-19</text:p>
          </table:table-cell>
          <table:table-cell table:formula="of:=IF([.$B43]&gt;[.D42];100*[.D42]/[.$B43];100*[.$B43]/[.D42])*2" office:value-type="float" office:value="5.82859942033286E-019" calcext:value-type="float">
            <text:p>5.82859942033286E-19</text:p>
          </table:table-cell>
          <table:table-cell table:formula="of:=IF([.$B43]&gt;[.E42];100*[.E42]/[.$B43];100*[.$B43]/[.E42])*2" office:value-type="float" office:value="5.12217317058851E-019" calcext:value-type="float">
            <text:p>5.12217317058851E-19</text:p>
          </table:table-cell>
          <table:table-cell table:formula="of:=IF([.$B43]&gt;[.F42];100*[.F42]/[.$B43];100*[.$B43]/[.F42])*2" office:value-type="float" office:value="5.62368772196178E-019" calcext:value-type="float">
            <text:p>5.62368772196178E-19</text:p>
          </table:table-cell>
          <table:table-cell table:formula="of:=IF([.$B43]&gt;[.G42];100*[.G42]/[.$B43];100*[.$B43]/[.G42])*2" office:value-type="float" office:value="5.38151935115959E-019" calcext:value-type="float">
            <text:p>5.38151935115959E-19</text:p>
          </table:table-cell>
          <table:table-cell table:formula="of:=IF([.$B43]&gt;[.H42];100*[.H42]/[.$B43];100*[.$B43]/[.H42])*2" office:value-type="float" office:value="4.73573702902045E-019" calcext:value-type="float">
            <text:p>4.73573702902045E-19</text:p>
          </table:table-cell>
          <table:table-cell table:formula="of:=IF([.$B43]&gt;[.I42];100*[.I42]/[.$B43];100*[.$B43]/[.I42])*2" office:value-type="float" office:value="4.22833663305397E-019" calcext:value-type="float">
            <text:p>4.22833663305397E-19</text:p>
          </table:table-cell>
          <table:table-cell table:formula="of:=IF([.$B43]&gt;[.J42];100*[.J42]/[.$B43];100*[.$B43]/[.J42])*2" office:value-type="float" office:value="3.81914276533907E-019" calcext:value-type="float">
            <text:p>3.81914276533907E-19</text:p>
          </table:table-cell>
          <table:table-cell table:formula="of:=IF([.$B43]&gt;[.K42];100*[.K42]/[.$B43];100*[.$B43]/[.K42])*2" office:value-type="float" office:value="3.48215958016209E-019" calcext:value-type="float">
            <text:p>3.48215958016209E-19</text:p>
          </table:table-cell>
          <table:table-cell table:formula="of:=IF([.$B43]&gt;[.L42];100*[.L42]/[.$B43];100*[.$B43]/[.L42])*2" office:value-type="float" office:value="3.1998223169057E-019" calcext:value-type="float">
            <text:p>3.1998223169057E-19</text:p>
          </table:table-cell>
          <table:table-cell table:formula="of:=IF([.$B43]&gt;[.M42];100*[.M42]/[.$B43];100*[.$B43]/[.M42])*2" office:value-type="float" office:value="2.95983564313778E-019" calcext:value-type="float">
            <text:p>2.95983564313778E-19</text:p>
          </table:table-cell>
          <table:table-cell table:formula="of:=IF([.$B43]&gt;[.N42];100*[.N42]/[.$B43];100*[.$B43]/[.N42])*2" office:value-type="float" office:value="2.75333548198863E-019" calcext:value-type="float">
            <text:p>2.75333548198863E-1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A44]" office:value-type="float" office:value="1360" calcext:value-type="float">
            <text:p>1360</text:p>
          </table:table-cell>
          <table:table-cell table:formula="of:=IF([.$B44]&gt;[.C43];100*[.C43]/[.$B44];100*[.$B44]/[.C43])*2" office:value-type="float" office:value="7.35606211309242E-020" calcext:value-type="float">
            <text:p>7.35606211309242E-20</text:p>
          </table:table-cell>
          <table:table-cell table:formula="of:=IF([.$B44]&gt;[.D43];100*[.D43]/[.$B44];100*[.$B44]/[.D43])*2" office:value-type="float" office:value="8.57146973578361E-020" calcext:value-type="float">
            <text:p>8.57146973578361E-20</text:p>
          </table:table-cell>
          <table:table-cell table:formula="of:=IF([.$B44]&gt;[.E43];100*[.E43]/[.$B44];100*[.$B44]/[.E43])*2" office:value-type="float" office:value="7.53260760380663E-020" calcext:value-type="float">
            <text:p>7.53260760380663E-20</text:p>
          </table:table-cell>
          <table:table-cell table:formula="of:=IF([.$B44]&gt;[.F43];100*[.F43]/[.$B44];100*[.$B44]/[.F43])*2" office:value-type="float" office:value="8.27012900288497E-020" calcext:value-type="float">
            <text:p>8.27012900288497E-20</text:p>
          </table:table-cell>
          <table:table-cell table:formula="of:=IF([.$B44]&gt;[.G43];100*[.G43]/[.$B44];100*[.$B44]/[.G43])*2" office:value-type="float" office:value="7.91399904582293E-020" calcext:value-type="float">
            <text:p>7.91399904582293E-20</text:p>
          </table:table-cell>
          <table:table-cell table:formula="of:=IF([.$B44]&gt;[.H43];100*[.H43]/[.$B44];100*[.$B44]/[.H43])*2" office:value-type="float" office:value="6.96431916032419E-020" calcext:value-type="float">
            <text:p>6.96431916032419E-20</text:p>
          </table:table-cell>
          <table:table-cell table:formula="of:=IF([.$B44]&gt;[.I43];100*[.I43]/[.$B44];100*[.$B44]/[.I43])*2" office:value-type="float" office:value="6.21814210743231E-020" calcext:value-type="float">
            <text:p>6.21814210743231E-20</text:p>
          </table:table-cell>
          <table:table-cell table:formula="of:=IF([.$B44]&gt;[.J43];100*[.J43]/[.$B44];100*[.$B44]/[.J43])*2" office:value-type="float" office:value="5.61638641961628E-020" calcext:value-type="float">
            <text:p>5.61638641961628E-20</text:p>
          </table:table-cell>
          <table:table-cell table:formula="of:=IF([.$B44]&gt;[.K43];100*[.K43]/[.$B44];100*[.$B44]/[.K43])*2" office:value-type="float" office:value="5.12082291200308E-020" calcext:value-type="float">
            <text:p>5.12082291200308E-20</text:p>
          </table:table-cell>
          <table:table-cell table:formula="of:=IF([.$B44]&gt;[.L43];100*[.L43]/[.$B44];100*[.$B44]/[.L43])*2" office:value-type="float" office:value="4.7056210542731E-020" calcext:value-type="float">
            <text:p>4.7056210542731E-20</text:p>
          </table:table-cell>
          <table:table-cell table:formula="of:=IF([.$B44]&gt;[.M43];100*[.M43]/[.$B44];100*[.$B44]/[.M43])*2" office:value-type="float" office:value="4.35269947520262E-020" calcext:value-type="float">
            <text:p>4.35269947520262E-20</text:p>
          </table:table-cell>
          <table:table-cell table:formula="of:=IF([.$B44]&gt;[.N43];100*[.N43]/[.$B44];100*[.$B44]/[.N43])*2" office:value-type="float" office:value="4.04902276763034E-020" calcext:value-type="float">
            <text:p>4.04902276763034E-2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45]" office:value-type="float" office:value="1390" calcext:value-type="float">
            <text:p>1390</text:p>
          </table:table-cell>
          <table:table-cell table:formula="of:=IF([.$B45]&gt;[.C44];100*[.C44]/[.$B45];100*[.$B45]/[.C44])*2" office:value-type="float" office:value="1.05842620332265E-020" calcext:value-type="float">
            <text:p>1.05842620332265E-20</text:p>
          </table:table-cell>
          <table:table-cell table:formula="of:=IF([.$B45]&gt;[.D44];100*[.D44]/[.$B45];100*[.$B45]/[.D44])*2" office:value-type="float" office:value="1.23330499795448E-020" calcext:value-type="float">
            <text:p>1.23330499795448E-20</text:p>
          </table:table-cell>
          <table:table-cell table:formula="of:=IF([.$B45]&gt;[.E44];100*[.E44]/[.$B45];100*[.$B45]/[.E44])*2" office:value-type="float" office:value="1.08382843220239E-020" calcext:value-type="float">
            <text:p>1.08382843220239E-20</text:p>
          </table:table-cell>
          <table:table-cell table:formula="of:=IF([.$B45]&gt;[.F44];100*[.F44]/[.$B45];100*[.$B45]/[.F44])*2" office:value-type="float" office:value="1.18994661912014E-020" calcext:value-type="float">
            <text:p>1.18994661912014E-20</text:p>
          </table:table-cell>
          <table:table-cell table:formula="of:=IF([.$B45]&gt;[.G44];100*[.G44]/[.$B45];100*[.$B45]/[.G44])*2" office:value-type="float" office:value="1.13870489867956E-020" calcext:value-type="float">
            <text:p>1.13870489867956E-20</text:p>
          </table:table-cell>
          <table:table-cell table:formula="of:=IF([.$B45]&gt;[.H44];100*[.H44]/[.$B45];100*[.$B45]/[.H44])*2" office:value-type="float" office:value="1.00206031083801E-020" calcext:value-type="float">
            <text:p>1.00206031083801E-20</text:p>
          </table:table-cell>
          <table:table-cell table:formula="of:=IF([.$B45]&gt;[.I44];100*[.I44]/[.$B45];100*[.$B45]/[.I44])*2" office:value-type="float" office:value="8.94696706105368E-021" calcext:value-type="float">
            <text:p>8.94696706105368E-21</text:p>
          </table:table-cell>
          <table:table-cell table:formula="of:=IF([.$B45]&gt;[.J44];100*[.J44]/[.$B45];100*[.$B45]/[.J44])*2" office:value-type="float" office:value="8.08113153901623E-021" calcext:value-type="float">
            <text:p>8.08113153901623E-21</text:p>
          </table:table-cell>
          <table:table-cell table:formula="of:=IF([.$B45]&gt;[.K44];100*[.K44]/[.$B45];100*[.$B45]/[.K44])*2" office:value-type="float" office:value="7.36809052086774E-021" calcext:value-type="float">
            <text:p>7.36809052086774E-21</text:p>
          </table:table-cell>
          <table:table-cell table:formula="of:=IF([.$B45]&gt;[.L44];100*[.L44]/[.$B45];100*[.$B45]/[.L44])*2" office:value-type="float" office:value="6.77067777593251E-021" calcext:value-type="float">
            <text:p>6.77067777593251E-21</text:p>
          </table:table-cell>
          <table:table-cell table:formula="of:=IF([.$B45]&gt;[.M44];100*[.M44]/[.$B45];100*[.$B45]/[.M44])*2" office:value-type="float" office:value="6.26287694273758E-021" calcext:value-type="float">
            <text:p>6.26287694273758E-21</text:p>
          </table:table-cell>
          <table:table-cell table:formula="of:=IF([.$B45]&gt;[.N44];100*[.N44]/[.$B45];100*[.$B45]/[.N44])*2" office:value-type="float" office:value="5.82593203975589E-021" calcext:value-type="float">
            <text:p>5.82593203975589E-2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46]" office:value-type="float" office:value="1420" calcext:value-type="float">
            <text:p>1420</text:p>
          </table:table-cell>
          <table:table-cell table:formula="of:=IF([.$B46]&gt;[.C45];100*[.C45]/[.$B46];100*[.$B46]/[.C45])*2" office:value-type="float" office:value="1.49074113144035E-021" calcext:value-type="float">
            <text:p>1.49074113144035E-21</text:p>
          </table:table-cell>
          <table:table-cell table:formula="of:=IF([.$B46]&gt;[.D45];100*[.D45]/[.$B46];100*[.$B46]/[.D45])*2" office:value-type="float" office:value="1.73704929289363E-021" calcext:value-type="float">
            <text:p>1.73704929289363E-21</text:p>
          </table:table-cell>
          <table:table-cell table:formula="of:=IF([.$B46]&gt;[.E45];100*[.E45]/[.$B46];100*[.$B46]/[.E45])*2" office:value-type="float" office:value="1.52651891859492E-021" calcext:value-type="float">
            <text:p>1.52651891859492E-21</text:p>
          </table:table-cell>
          <table:table-cell table:formula="of:=IF([.$B46]&gt;[.F45];100*[.F45]/[.$B46];100*[.$B46]/[.F45])*2" office:value-type="float" office:value="1.67598115369034E-021" calcext:value-type="float">
            <text:p>1.67598115369034E-21</text:p>
          </table:table-cell>
          <table:table-cell table:formula="of:=IF([.$B46]&gt;[.G45];100*[.G45]/[.$B46];100*[.$B46]/[.G45])*2" office:value-type="float" office:value="1.60380971645008E-021" calcext:value-type="float">
            <text:p>1.60380971645008E-21</text:p>
          </table:table-cell>
          <table:table-cell table:formula="of:=IF([.$B46]&gt;[.H45];100*[.H45]/[.$B46];100*[.$B46]/[.H45])*2" office:value-type="float" office:value="1.41135255047607E-021" calcext:value-type="float">
            <text:p>1.41135255047607E-21</text:p>
          </table:table-cell>
          <table:table-cell table:formula="of:=IF([.$B46]&gt;[.I45];100*[.I45]/[.$B46];100*[.$B46]/[.I45])*2" office:value-type="float" office:value="1.26013620578221E-021" calcext:value-type="float">
            <text:p>1.26013620578221E-21</text:p>
          </table:table-cell>
          <table:table-cell table:formula="of:=IF([.$B46]&gt;[.J45];100*[.J45]/[.$B46];100*[.$B46]/[.J45])*2" office:value-type="float" office:value="1.13818754070651E-021" calcext:value-type="float">
            <text:p>1.13818754070651E-21</text:p>
          </table:table-cell>
          <table:table-cell table:formula="of:=IF([.$B46]&gt;[.K45];100*[.K45]/[.$B46];100*[.$B46]/[.K45])*2" office:value-type="float" office:value="1.03775922829123E-021" calcext:value-type="float">
            <text:p>1.03775922829123E-21</text:p>
          </table:table-cell>
          <table:table-cell table:formula="of:=IF([.$B46]&gt;[.L45];100*[.L45]/[.$B46];100*[.$B46]/[.L45])*2" office:value-type="float" office:value="9.53616588159509E-022" calcext:value-type="float">
            <text:p>9.53616588159509E-22</text:p>
          </table:table-cell>
          <table:table-cell table:formula="of:=IF([.$B46]&gt;[.M45];100*[.M45]/[.$B46];100*[.$B46]/[.M45])*2" office:value-type="float" office:value="8.82095344047546E-022" calcext:value-type="float">
            <text:p>8.82095344047546E-22</text:p>
          </table:table-cell>
          <table:table-cell table:formula="of:=IF([.$B46]&gt;[.N45];100*[.N45]/[.$B46];100*[.$B46]/[.N45])*2" office:value-type="float" office:value="8.20553808416322E-022" calcext:value-type="float">
            <text:p>8.20553808416322E-2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A47]" office:value-type="float" office:value="1450" calcext:value-type="float">
            <text:p>1450</text:p>
          </table:table-cell>
          <table:table-cell table:formula="of:=IF([.$B47]&gt;[.C46];100*[.C46]/[.$B47];100*[.$B47]/[.C46])*2" office:value-type="float" office:value="2.05619466405566E-022" calcext:value-type="float">
            <text:p>2.05619466405566E-22</text:p>
          </table:table-cell>
          <table:table-cell table:formula="of:=IF([.$B47]&gt;[.D46];100*[.D46]/[.$B47];100*[.$B47]/[.D46])*2" office:value-type="float" office:value="2.39593005916363E-022" calcext:value-type="float">
            <text:p>2.39593005916363E-22</text:p>
          </table:table-cell>
          <table:table-cell table:formula="of:=IF([.$B47]&gt;[.E46];100*[.E46]/[.$B47];100*[.$B47]/[.E46])*2" office:value-type="float" office:value="2.10554333599299E-022" calcext:value-type="float">
            <text:p>2.10554333599299E-22</text:p>
          </table:table-cell>
          <table:table-cell table:formula="of:=IF([.$B47]&gt;[.F46];100*[.F46]/[.$B47];100*[.$B47]/[.F46])*2" office:value-type="float" office:value="2.31169814302115E-022" calcext:value-type="float">
            <text:p>2.31169814302115E-22</text:p>
          </table:table-cell>
          <table:table-cell table:formula="of:=IF([.$B47]&gt;[.G46];100*[.G46]/[.$B47];100*[.$B47]/[.G46])*2" office:value-type="float" office:value="2.21215133303459E-022" calcext:value-type="float">
            <text:p>2.21215133303459E-22</text:p>
          </table:table-cell>
          <table:table-cell table:formula="of:=IF([.$B47]&gt;[.H46];100*[.H46]/[.$B47];100*[.$B47]/[.H46])*2" office:value-type="float" office:value="1.94669317307045E-022" calcext:value-type="float">
            <text:p>1.94669317307045E-22</text:p>
          </table:table-cell>
          <table:table-cell table:formula="of:=IF([.$B47]&gt;[.I46];100*[.I46]/[.$B47];100*[.$B47]/[.I46])*2" office:value-type="float" office:value="1.73811890452718E-022" calcext:value-type="float">
            <text:p>1.73811890452718E-22</text:p>
          </table:table-cell>
          <table:table-cell table:formula="of:=IF([.$B47]&gt;[.J46];100*[.J46]/[.$B47];100*[.$B47]/[.J46])*2" office:value-type="float" office:value="1.56991384925036E-022" calcext:value-type="float">
            <text:p>1.56991384925036E-22</text:p>
          </table:table-cell>
          <table:table-cell table:formula="of:=IF([.$B47]&gt;[.K46];100*[.K46]/[.$B47];100*[.$B47]/[.K46])*2" office:value-type="float" office:value="1.43139203902239E-022" calcext:value-type="float">
            <text:p>1.43139203902239E-22</text:p>
          </table:table-cell>
          <table:table-cell table:formula="of:=IF([.$B47]&gt;[.L46];100*[.L46]/[.$B47];100*[.$B47]/[.L46])*2" office:value-type="float" office:value="1.3153332250476E-022" calcext:value-type="float">
            <text:p>1.3153332250476E-22</text:p>
          </table:table-cell>
          <table:table-cell table:formula="of:=IF([.$B47]&gt;[.M46];100*[.M46]/[.$B47];100*[.$B47]/[.M46])*2" office:value-type="float" office:value="1.21668323316903E-022" calcext:value-type="float">
            <text:p>1.21668323316903E-22</text:p>
          </table:table-cell>
          <table:table-cell table:formula="of:=IF([.$B47]&gt;[.N46];100*[.N46]/[.$B47];100*[.$B47]/[.N46])*2" office:value-type="float" office:value="1.13179835643631E-022" calcext:value-type="float">
            <text:p>1.13179835643631E-2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48]" office:value-type="float" office:value="1480" calcext:value-type="float">
            <text:p>1480</text:p>
          </table:table-cell>
          <table:table-cell table:formula="of:=IF([.$B48]&gt;[.C47];100*[.C47]/[.$B48];100*[.$B48]/[.C47])*2" office:value-type="float" office:value="2.77864143791305E-023" calcext:value-type="float">
            <text:p>2.77864143791305E-23</text:p>
          </table:table-cell>
          <table:table-cell table:formula="of:=IF([.$B48]&gt;[.D47];100*[.D47]/[.$B48];100*[.$B48]/[.D47])*2" office:value-type="float" office:value="3.23774332319409E-023" calcext:value-type="float">
            <text:p>3.23774332319409E-23</text:p>
          </table:table-cell>
          <table:table-cell table:formula="of:=IF([.$B48]&gt;[.E47];100*[.E47]/[.$B48];100*[.$B48]/[.E47])*2" office:value-type="float" office:value="2.84532883242296E-023" calcext:value-type="float">
            <text:p>2.84532883242296E-23</text:p>
          </table:table-cell>
          <table:table-cell table:formula="of:=IF([.$B48]&gt;[.F47];100*[.F47]/[.$B48];100*[.$B48]/[.F47])*2" office:value-type="float" office:value="3.12391640948805E-023" calcext:value-type="float">
            <text:p>3.12391640948805E-23</text:p>
          </table:table-cell>
          <table:table-cell table:formula="of:=IF([.$B48]&gt;[.G47];100*[.G47]/[.$B48];100*[.$B48]/[.G47])*2" office:value-type="float" office:value="2.98939369328999E-023" calcext:value-type="float">
            <text:p>2.98939369328999E-23</text:p>
          </table:table-cell>
          <table:table-cell table:formula="of:=IF([.$B48]&gt;[.H47];100*[.H47]/[.$B48];100*[.$B48]/[.H47])*2" office:value-type="float" office:value="2.6306664500952E-023" calcext:value-type="float">
            <text:p>2.6306664500952E-23</text:p>
          </table:table-cell>
          <table:table-cell table:formula="of:=IF([.$B48]&gt;[.I47];100*[.I47]/[.$B48];100*[.$B48]/[.I47])*2" office:value-type="float" office:value="2.34880933044214E-023" calcext:value-type="float">
            <text:p>2.34880933044214E-23</text:p>
          </table:table-cell>
          <table:table-cell table:formula="of:=IF([.$B48]&gt;[.J47];100*[.J47]/[.$B48];100*[.$B48]/[.J47])*2" office:value-type="float" office:value="2.12150520168968E-023" calcext:value-type="float">
            <text:p>2.12150520168968E-23</text:p>
          </table:table-cell>
          <table:table-cell table:formula="of:=IF([.$B48]&gt;[.K47];100*[.K47]/[.$B48];100*[.$B48]/[.K47])*2" office:value-type="float" office:value="1.93431356624647E-023" calcext:value-type="float">
            <text:p>1.93431356624647E-23</text:p>
          </table:table-cell>
          <table:table-cell table:formula="of:=IF([.$B48]&gt;[.L47];100*[.L47]/[.$B48];100*[.$B48]/[.L47])*2" office:value-type="float" office:value="1.7774773311454E-023" calcext:value-type="float">
            <text:p>1.7774773311454E-23</text:p>
          </table:table-cell>
          <table:table-cell table:formula="of:=IF([.$B48]&gt;[.M47];100*[.M47]/[.$B48];100*[.$B48]/[.M47])*2" office:value-type="float" office:value="1.6441665313095E-023" calcext:value-type="float">
            <text:p>1.6441665313095E-23</text:p>
          </table:table-cell>
          <table:table-cell table:formula="of:=IF([.$B48]&gt;[.N47];100*[.N47]/[.$B48];100*[.$B48]/[.N47])*2" office:value-type="float" office:value="1.52945723842744E-023" calcext:value-type="float">
            <text:p>1.52945723842744E-2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A49]" office:value-type="float" office:value="1510" calcext:value-type="float">
            <text:p>1510</text:p>
          </table:table-cell>
          <table:table-cell table:formula="of:=IF([.$B49]&gt;[.C48];100*[.C48]/[.$B49];100*[.$B49]/[.C48])*2" office:value-type="float" office:value="3.6803197853153E-024" calcext:value-type="float">
            <text:p>3.6803197853153E-24</text:p>
          </table:table-cell>
          <table:table-cell table:formula="of:=IF([.$B49]&gt;[.D48];100*[.D48]/[.$B49];100*[.$B49]/[.D48])*2" office:value-type="float" office:value="4.28840175257495E-024" calcext:value-type="float">
            <text:p>4.28840175257495E-24</text:p>
          </table:table-cell>
          <table:table-cell table:formula="of:=IF([.$B49]&gt;[.E48];100*[.E48]/[.$B49];100*[.$B49]/[.E48])*2" office:value-type="float" office:value="3.76864746016286E-024" calcext:value-type="float">
            <text:p>3.76864746016286E-24</text:p>
          </table:table-cell>
          <table:table-cell table:formula="of:=IF([.$B49]&gt;[.F48];100*[.F48]/[.$B49];100*[.$B49]/[.F48])*2" office:value-type="float" office:value="4.13763762846099E-024" calcext:value-type="float">
            <text:p>4.13763762846099E-24</text:p>
          </table:table-cell>
          <table:table-cell table:formula="of:=IF([.$B49]&gt;[.G48];100*[.G48]/[.$B49];100*[.$B49]/[.G48])*2" office:value-type="float" office:value="3.95946184541721E-024" calcext:value-type="float">
            <text:p>3.95946184541721E-24</text:p>
          </table:table-cell>
          <table:table-cell table:formula="of:=IF([.$B49]&gt;[.H48];100*[.H48]/[.$B49];100*[.$B49]/[.H48])*2" office:value-type="float" office:value="3.48432642396715E-024" calcext:value-type="float">
            <text:p>3.48432642396715E-24</text:p>
          </table:table-cell>
          <table:table-cell table:formula="of:=IF([.$B49]&gt;[.I48];100*[.I48]/[.$B49];100*[.$B49]/[.I48])*2" office:value-type="float" office:value="3.11100573568496E-024" calcext:value-type="float">
            <text:p>3.11100573568496E-24</text:p>
          </table:table-cell>
          <table:table-cell table:formula="of:=IF([.$B49]&gt;[.J48];100*[.J48]/[.$B49];100*[.$B49]/[.J48])*2" office:value-type="float" office:value="2.80994066448964E-024" calcext:value-type="float">
            <text:p>2.80994066448964E-24</text:p>
          </table:table-cell>
          <table:table-cell table:formula="of:=IF([.$B49]&gt;[.K48];100*[.K48]/[.$B49];100*[.$B49]/[.K48])*2" office:value-type="float" office:value="2.56200472350526E-024" calcext:value-type="float">
            <text:p>2.56200472350526E-24</text:p>
          </table:table-cell>
          <table:table-cell table:formula="of:=IF([.$B49]&gt;[.L48];100*[.L48]/[.$B49];100*[.$B49]/[.L48])*2" office:value-type="float" office:value="2.35427461078861E-024" calcext:value-type="float">
            <text:p>2.35427461078861E-24</text:p>
          </table:table-cell>
          <table:table-cell table:formula="of:=IF([.$B49]&gt;[.M48];100*[.M48]/[.$B49];100*[.$B49]/[.M48])*2" office:value-type="float" office:value="2.17770401497947E-024" calcext:value-type="float">
            <text:p>2.17770401497947E-24</text:p>
          </table:table-cell>
          <table:table-cell table:formula="of:=IF([.$B49]&gt;[.N48];100*[.N48]/[.$B49];100*[.$B49]/[.N48])*2" office:value-type="float" office:value="2.02577117672509E-024" calcext:value-type="float">
            <text:p>2.02577117672509E-2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A50]" office:value-type="float" office:value="1540" calcext:value-type="float">
            <text:p>1540</text:p>
          </table:table-cell>
          <table:table-cell table:formula="of:=IF([.$B50]&gt;[.C49];100*[.C49]/[.$B50];100*[.$B50]/[.C49])*2" office:value-type="float" office:value="4.77963608482506E-025" calcext:value-type="float">
            <text:p>4.77963608482506E-25</text:p>
          </table:table-cell>
          <table:table-cell table:formula="of:=IF([.$B50]&gt;[.D49];100*[.D49]/[.$B50];100*[.$B50]/[.D49])*2" office:value-type="float" office:value="5.56935292542202E-025" calcext:value-type="float">
            <text:p>5.56935292542202E-25</text:p>
          </table:table-cell>
          <table:table-cell table:formula="of:=IF([.$B50]&gt;[.E49];100*[.E49]/[.$B50];100*[.$B50]/[.E49])*2" office:value-type="float" office:value="4.89434735086086E-025" calcext:value-type="float">
            <text:p>4.89434735086086E-25</text:p>
          </table:table-cell>
          <table:table-cell table:formula="of:=IF([.$B50]&gt;[.F49];100*[.F49]/[.$B50];100*[.$B50]/[.F49])*2" office:value-type="float" office:value="5.37355536163765E-025" calcext:value-type="float">
            <text:p>5.37355536163765E-25</text:p>
          </table:table-cell>
          <table:table-cell table:formula="of:=IF([.$B50]&gt;[.G49];100*[.G49]/[.$B50];100*[.$B50]/[.G49])*2" office:value-type="float" office:value="5.14215824080157E-025" calcext:value-type="float">
            <text:p>5.14215824080157E-25</text:p>
          </table:table-cell>
          <table:table-cell table:formula="of:=IF([.$B50]&gt;[.H49];100*[.H49]/[.$B50];100*[.$B50]/[.H49])*2" office:value-type="float" office:value="4.52509925190539E-025" calcext:value-type="float">
            <text:p>4.52509925190539E-25</text:p>
          </table:table-cell>
          <table:table-cell table:formula="of:=IF([.$B50]&gt;[.I49];100*[.I49]/[.$B50];100*[.$B50]/[.I49])*2" office:value-type="float" office:value="4.04026718920124E-025" calcext:value-type="float">
            <text:p>4.04026718920124E-25</text:p>
          </table:table-cell>
          <table:table-cell table:formula="of:=IF([.$B50]&gt;[.J49];100*[.J49]/[.$B50];100*[.$B50]/[.J49])*2" office:value-type="float" office:value="3.64927359024628E-025" calcext:value-type="float">
            <text:p>3.64927359024628E-25</text:p>
          </table:table-cell>
          <table:table-cell table:formula="of:=IF([.$B50]&gt;[.K49];100*[.K49]/[.$B50];100*[.$B50]/[.K49])*2" office:value-type="float" office:value="3.32727886169514E-025" calcext:value-type="float">
            <text:p>3.32727886169514E-25</text:p>
          </table:table-cell>
          <table:table-cell table:formula="of:=IF([.$B50]&gt;[.L49];100*[.L49]/[.$B50];100*[.$B50]/[.L49])*2" office:value-type="float" office:value="3.05749949453067E-025" calcext:value-type="float">
            <text:p>3.05749949453067E-25</text:p>
          </table:table-cell>
          <table:table-cell table:formula="of:=IF([.$B50]&gt;[.M49];100*[.M49]/[.$B50];100*[.$B50]/[.M49])*2" office:value-type="float" office:value="2.82818703244087E-025" calcext:value-type="float">
            <text:p>2.82818703244087E-25</text:p>
          </table:table-cell>
          <table:table-cell table:formula="of:=IF([.$B50]&gt;[.N49];100*[.N49]/[.$B50];100*[.$B50]/[.N49])*2" office:value-type="float" office:value="2.63087165808453E-025" calcext:value-type="float">
            <text:p>2.63087165808453E-2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51]" office:value-type="float" office:value="1570" calcext:value-type="float">
            <text:p>1570</text:p>
          </table:table-cell>
          <table:table-cell table:formula="of:=IF([.$B51]&gt;[.C50];100*[.C50]/[.$B51];100*[.$B51]/[.C50])*2" office:value-type="float" office:value="6.08870838831218E-026" calcext:value-type="float">
            <text:p>6.08870838831218E-26</text:p>
          </table:table-cell>
          <table:table-cell table:formula="of:=IF([.$B51]&gt;[.D50];100*[.D50]/[.$B51];100*[.$B51]/[.D50])*2" office:value-type="float" office:value="7.09471710244843E-026" calcext:value-type="float">
            <text:p>7.09471710244843E-26</text:p>
          </table:table-cell>
          <table:table-cell table:formula="of:=IF([.$B51]&gt;[.E50];100*[.E50]/[.$B51];100*[.$B51]/[.E50])*2" office:value-type="float" office:value="6.23483738963167E-026" calcext:value-type="float">
            <text:p>6.23483738963167E-26</text:p>
          </table:table-cell>
          <table:table-cell table:formula="of:=IF([.$B51]&gt;[.F50];100*[.F50]/[.$B51];100*[.$B51]/[.F50])*2" office:value-type="float" office:value="6.84529345431547E-026" calcext:value-type="float">
            <text:p>6.84529345431547E-26</text:p>
          </table:table-cell>
          <table:table-cell table:formula="of:=IF([.$B51]&gt;[.G50];100*[.G50]/[.$B51];100*[.$B51]/[.G50])*2" office:value-type="float" office:value="6.55052005197652E-026" calcext:value-type="float">
            <text:p>6.55052005197652E-26</text:p>
          </table:table-cell>
          <table:table-cell table:formula="of:=IF([.$B51]&gt;[.H50];100*[.H50]/[.$B51];100*[.$B51]/[.H50])*2" office:value-type="float" office:value="5.76445764573935E-026" calcext:value-type="float">
            <text:p>5.76445764573935E-26</text:p>
          </table:table-cell>
          <table:table-cell table:formula="of:=IF([.$B51]&gt;[.I50];100*[.I50]/[.$B51];100*[.$B51]/[.I50])*2" office:value-type="float" office:value="5.14683718369585E-026" calcext:value-type="float">
            <text:p>5.14683718369585E-26</text:p>
          </table:table-cell>
          <table:table-cell table:formula="of:=IF([.$B51]&gt;[.J50];100*[.J50]/[.$B51];100*[.$B51]/[.J50])*2" office:value-type="float" office:value="4.64875616591883E-026" calcext:value-type="float">
            <text:p>4.64875616591883E-26</text:p>
          </table:table-cell>
          <table:table-cell table:formula="of:=IF([.$B51]&gt;[.K50];100*[.K50]/[.$B51];100*[.$B51]/[.K50])*2" office:value-type="float" office:value="4.23857179833775E-026" calcext:value-type="float">
            <text:p>4.23857179833775E-26</text:p>
          </table:table-cell>
          <table:table-cell table:formula="of:=IF([.$B51]&gt;[.L50];100*[.L50]/[.$B51];100*[.$B51]/[.L50])*2" office:value-type="float" office:value="3.89490381468875E-026" calcext:value-type="float">
            <text:p>3.89490381468875E-26</text:p>
          </table:table-cell>
          <table:table-cell table:formula="of:=IF([.$B51]&gt;[.M50];100*[.M50]/[.$B51];100*[.$B51]/[.M50])*2" office:value-type="float" office:value="3.60278602858709E-026" calcext:value-type="float">
            <text:p>3.60278602858709E-26</text:p>
          </table:table-cell>
          <table:table-cell table:formula="of:=IF([.$B51]&gt;[.N50];100*[.N50]/[.$B51];100*[.$B51]/[.N50])*2" office:value-type="float" office:value="3.35142886380195E-026" calcext:value-type="float">
            <text:p>3.35142886380195E-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52]" office:value-type="float" office:value="1600" calcext:value-type="float">
            <text:p>1600</text:p>
          </table:table-cell>
          <table:table-cell table:formula="of:=IF([.$B52]&gt;[.C51];100*[.C51]/[.$B52];100*[.$B52]/[.C51])*2" office:value-type="float" office:value="7.61088548539023E-027" calcext:value-type="float">
            <text:p>7.61088548539023E-27</text:p>
          </table:table-cell>
          <table:table-cell table:formula="of:=IF([.$B52]&gt;[.D51];100*[.D51]/[.$B52];100*[.$B52]/[.D51])*2" office:value-type="float" office:value="8.86839637806054E-027" calcext:value-type="float">
            <text:p>8.86839637806054E-27</text:p>
          </table:table-cell>
          <table:table-cell table:formula="of:=IF([.$B52]&gt;[.E51];100*[.E51]/[.$B52];100*[.$B52]/[.E51])*2" office:value-type="float" office:value="7.79354673703959E-027" calcext:value-type="float">
            <text:p>7.79354673703959E-27</text:p>
          </table:table-cell>
          <table:table-cell table:formula="of:=IF([.$B52]&gt;[.F51];100*[.F51]/[.$B52];100*[.$B52]/[.F51])*2" office:value-type="float" office:value="8.55661681789434E-027" calcext:value-type="float">
            <text:p>8.55661681789434E-27</text:p>
          </table:table-cell>
          <table:table-cell table:formula="of:=IF([.$B52]&gt;[.G51];100*[.G51]/[.$B52];100*[.$B52]/[.G51])*2" office:value-type="float" office:value="8.18815006497065E-027" calcext:value-type="float">
            <text:p>8.18815006497065E-27</text:p>
          </table:table-cell>
          <table:table-cell table:formula="of:=IF([.$B52]&gt;[.H51];100*[.H51]/[.$B52];100*[.$B52]/[.H51])*2" office:value-type="float" office:value="7.20557205717418E-027" calcext:value-type="float">
            <text:p>7.20557205717418E-27</text:p>
          </table:table-cell>
          <table:table-cell table:formula="of:=IF([.$B52]&gt;[.I51];100*[.I51]/[.$B52];100*[.$B52]/[.I51])*2" office:value-type="float" office:value="6.43354647961981E-027" calcext:value-type="float">
            <text:p>6.43354647961981E-27</text:p>
          </table:table-cell>
          <table:table-cell table:formula="of:=IF([.$B52]&gt;[.J51];100*[.J51]/[.$B52];100*[.$B52]/[.J51])*2" office:value-type="float" office:value="5.81094520739854E-027" calcext:value-type="float">
            <text:p>5.81094520739854E-27</text:p>
          </table:table-cell>
          <table:table-cell table:formula="of:=IF([.$B52]&gt;[.K51];100*[.K51]/[.$B52];100*[.$B52]/[.K51])*2" office:value-type="float" office:value="5.29821474792219E-027" calcext:value-type="float">
            <text:p>5.29821474792219E-27</text:p>
          </table:table-cell>
          <table:table-cell table:formula="of:=IF([.$B52]&gt;[.L51];100*[.L51]/[.$B52];100*[.$B52]/[.L51])*2" office:value-type="float" office:value="4.86862976836094E-027" calcext:value-type="float">
            <text:p>4.86862976836094E-27</text:p>
          </table:table-cell>
          <table:table-cell table:formula="of:=IF([.$B52]&gt;[.M51];100*[.M51]/[.$B52];100*[.$B52]/[.M51])*2" office:value-type="float" office:value="4.50348253573387E-027" calcext:value-type="float">
            <text:p>4.50348253573387E-27</text:p>
          </table:table-cell>
          <table:table-cell table:formula="of:=IF([.$B52]&gt;[.N51];100*[.N51]/[.$B52];100*[.$B52]/[.N51])*2" office:value-type="float" office:value="4.18928607975243E-027" calcext:value-type="float">
            <text:p>4.18928607975243E-2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A53]" office:value-type="float" office:value="1630" calcext:value-type="float">
            <text:p>1630</text:p>
          </table:table-cell>
          <table:table-cell table:formula="of:=IF([.$B53]&gt;[.C52];100*[.C52]/[.$B53];100*[.$B53]/[.C52])*2" office:value-type="float" office:value="9.33850979802482E-028" calcext:value-type="float">
            <text:p>9.33850979802482E-28</text:p>
          </table:table-cell>
          <table:table-cell table:formula="of:=IF([.$B53]&gt;[.D52];100*[.D52]/[.$B53];100*[.$B53]/[.D52])*2" office:value-type="float" office:value="1.08814679485405E-027" calcext:value-type="float">
            <text:p>1.08814679485405E-27</text:p>
          </table:table-cell>
          <table:table-cell table:formula="of:=IF([.$B53]&gt;[.E52];100*[.E52]/[.$B53];100*[.$B53]/[.E52])*2" office:value-type="float" office:value="9.56263403317741E-028" calcext:value-type="float">
            <text:p>9.56263403317741E-28</text:p>
          </table:table-cell>
          <table:table-cell table:formula="of:=IF([.$B53]&gt;[.F52];100*[.F52]/[.$B53];100*[.$B53]/[.F52])*2" office:value-type="float" office:value="1.04989163409747E-027" calcext:value-type="float">
            <text:p>1.04989163409747E-27</text:p>
          </table:table-cell>
          <table:table-cell table:formula="of:=IF([.$B53]&gt;[.G52];100*[.G52]/[.$B53];100*[.$B53]/[.G52])*2" office:value-type="float" office:value="1.00468098956695E-027" calcext:value-type="float">
            <text:p>1.00468098956695E-27</text:p>
          </table:table-cell>
          <table:table-cell table:formula="of:=IF([.$B53]&gt;[.H52];100*[.H52]/[.$B53];100*[.$B53]/[.H52])*2" office:value-type="float" office:value="8.84119270818918E-028" calcext:value-type="float">
            <text:p>8.84119270818918E-28</text:p>
          </table:table-cell>
          <table:table-cell table:formula="of:=IF([.$B53]&gt;[.I52];100*[.I52]/[.$B53];100*[.$B53]/[.I52])*2" office:value-type="float" office:value="7.8939220608832E-028" calcext:value-type="float">
            <text:p>7.8939220608832E-28</text:p>
          </table:table-cell>
          <table:table-cell table:formula="of:=IF([.$B53]&gt;[.J52];100*[.J52]/[.$B53];100*[.$B53]/[.J52])*2" office:value-type="float" office:value="7.12999411950741E-028" calcext:value-type="float">
            <text:p>7.12999411950741E-28</text:p>
          </table:table-cell>
          <table:table-cell table:formula="of:=IF([.$B53]&gt;[.K52];100*[.K52]/[.$B53];100*[.$B53]/[.K52])*2" office:value-type="float" office:value="6.50087699131557E-028" calcext:value-type="float">
            <text:p>6.50087699131557E-28</text:p>
          </table:table-cell>
          <table:table-cell table:formula="of:=IF([.$B53]&gt;[.L52];100*[.L52]/[.$B53];100*[.$B53]/[.L52])*2" office:value-type="float" office:value="5.97377885688458E-028" calcext:value-type="float">
            <text:p>5.97377885688458E-28</text:p>
          </table:table-cell>
          <table:table-cell table:formula="of:=IF([.$B53]&gt;[.M52];100*[.M52]/[.$B53];100*[.$B53]/[.M52])*2" office:value-type="float" office:value="5.52574544261824E-028" calcext:value-type="float">
            <text:p>5.52574544261824E-28</text:p>
          </table:table-cell>
          <table:table-cell table:formula="of:=IF([.$B53]&gt;[.N52];100*[.N52]/[.$B53];100*[.$B53]/[.N52])*2" office:value-type="float" office:value="5.14022831871464E-028" calcext:value-type="float">
            <text:p>5.14022831871464E-2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A54]" office:value-type="float" office:value="1660" calcext:value-type="float">
            <text:p>1660</text:p>
          </table:table-cell>
          <table:table-cell table:formula="of:=IF([.$B54]&gt;[.C53];100*[.C53]/[.$B54];100*[.$B54]/[.C53])*2" office:value-type="float" office:value="1.12512166241263E-028" calcext:value-type="float">
            <text:p>1.12512166241263E-28</text:p>
          </table:table-cell>
          <table:table-cell table:formula="of:=IF([.$B54]&gt;[.D53];100*[.D53]/[.$B54];100*[.$B54]/[.D53])*2" office:value-type="float" office:value="1.31102023476392E-028" calcext:value-type="float">
            <text:p>1.31102023476392E-28</text:p>
          </table:table-cell>
          <table:table-cell table:formula="of:=IF([.$B54]&gt;[.E53];100*[.E53]/[.$B54];100*[.$B54]/[.E53])*2" office:value-type="float" office:value="1.15212458231053E-028" calcext:value-type="float">
            <text:p>1.15212458231053E-28</text:p>
          </table:table-cell>
          <table:table-cell table:formula="of:=IF([.$B54]&gt;[.F53];100*[.F53]/[.$B54];100*[.$B54]/[.F53])*2" office:value-type="float" office:value="1.2649296796355E-028" calcext:value-type="float">
            <text:p>1.2649296796355E-28</text:p>
          </table:table-cell>
          <table:table-cell table:formula="of:=IF([.$B54]&gt;[.G53];100*[.G53]/[.$B54];100*[.$B54]/[.G53])*2" office:value-type="float" office:value="1.21045902357464E-028" calcext:value-type="float">
            <text:p>1.21045902357464E-28</text:p>
          </table:table-cell>
          <table:table-cell table:formula="of:=IF([.$B54]&gt;[.H53];100*[.H53]/[.$B54];100*[.$B54]/[.H53])*2" office:value-type="float" office:value="1.06520394074568E-028" calcext:value-type="float">
            <text:p>1.06520394074568E-28</text:p>
          </table:table-cell>
          <table:table-cell table:formula="of:=IF([.$B54]&gt;[.I53];100*[.I53]/[.$B54];100*[.$B54]/[.I53])*2" office:value-type="float" office:value="9.51074947094362E-029" calcext:value-type="float">
            <text:p>9.51074947094362E-29</text:p>
          </table:table-cell>
          <table:table-cell table:formula="of:=IF([.$B54]&gt;[.J53];100*[.J53]/[.$B54];100*[.$B54]/[.J53])*2" office:value-type="float" office:value="8.5903543608523E-029" calcext:value-type="float">
            <text:p>8.5903543608523E-29</text:p>
          </table:table-cell>
          <table:table-cell table:formula="of:=IF([.$B54]&gt;[.K53];100*[.K53]/[.$B54];100*[.$B54]/[.K53])*2" office:value-type="float" office:value="7.83238191724768E-029" calcext:value-type="float">
            <text:p>7.83238191724768E-29</text:p>
          </table:table-cell>
          <table:table-cell table:formula="of:=IF([.$B54]&gt;[.L53];100*[.L53]/[.$B54];100*[.$B54]/[.L53])*2" office:value-type="float" office:value="7.19732392395733E-029" calcext:value-type="float">
            <text:p>7.19732392395733E-29</text:p>
          </table:table-cell>
          <table:table-cell table:formula="of:=IF([.$B54]&gt;[.M53];100*[.M53]/[.$B54];100*[.$B54]/[.M53])*2" office:value-type="float" office:value="6.65752462966053E-029" calcext:value-type="float">
            <text:p>6.65752462966053E-29</text:p>
          </table:table-cell>
          <table:table-cell table:formula="of:=IF([.$B54]&gt;[.N53];100*[.N53]/[.$B54];100*[.$B54]/[.N53])*2" office:value-type="float" office:value="6.19304616712608E-029" calcext:value-type="float">
            <text:p>6.19304616712608E-2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A55]" office:value-type="float" office:value="1690" calcext:value-type="float">
            <text:p>1690</text:p>
          </table:table-cell>
          <table:table-cell table:formula="of:=IF([.$B55]&gt;[.C54];100*[.C54]/[.$B55];100*[.$B55]/[.C54])*2" office:value-type="float" office:value="1.33150492593211E-029" calcext:value-type="float">
            <text:p>1.33150492593211E-29</text:p>
          </table:table-cell>
          <table:table-cell table:formula="of:=IF([.$B55]&gt;[.D54];100*[.D54]/[.$B55];100*[.$B55]/[.D54])*2" office:value-type="float" office:value="1.55150323640701E-029" calcext:value-type="float">
            <text:p>1.55150323640701E-29</text:p>
          </table:table-cell>
          <table:table-cell table:formula="of:=IF([.$B55]&gt;[.E54];100*[.E54]/[.$B55];100*[.$B55]/[.E54])*2" office:value-type="float" office:value="1.36346104415448E-029" calcext:value-type="float">
            <text:p>1.36346104415448E-29</text:p>
          </table:table-cell>
          <table:table-cell table:formula="of:=IF([.$B55]&gt;[.F54];100*[.F54]/[.$B55];100*[.$B55]/[.F54])*2" office:value-type="float" office:value="1.49695820075207E-029" calcext:value-type="float">
            <text:p>1.49695820075207E-29</text:p>
          </table:table-cell>
          <table:table-cell table:formula="of:=IF([.$B55]&gt;[.G54];100*[.G54]/[.$B55];100*[.$B55]/[.G54])*2" office:value-type="float" office:value="1.43249588588715E-029" calcext:value-type="float">
            <text:p>1.43249588588715E-29</text:p>
          </table:table-cell>
          <table:table-cell table:formula="of:=IF([.$B55]&gt;[.H54];100*[.H54]/[.$B55];100*[.$B55]/[.H54])*2" office:value-type="float" office:value="1.26059637958069E-029" calcext:value-type="float">
            <text:p>1.26059637958069E-29</text:p>
          </table:table-cell>
          <table:table-cell table:formula="of:=IF([.$B55]&gt;[.I54];100*[.I54]/[.$B55];100*[.$B55]/[.I54])*2" office:value-type="float" office:value="1.12553248176848E-029" calcext:value-type="float">
            <text:p>1.12553248176848E-29</text:p>
          </table:table-cell>
          <table:table-cell table:formula="of:=IF([.$B55]&gt;[.J54];100*[.J54]/[.$B55];100*[.$B55]/[.J54])*2" office:value-type="float" office:value="1.01660998353282E-029" calcext:value-type="float">
            <text:p>1.01660998353282E-29</text:p>
          </table:table-cell>
          <table:table-cell table:formula="of:=IF([.$B55]&gt;[.K54];100*[.K54]/[.$B55];100*[.$B55]/[.K54])*2" office:value-type="float" office:value="9.26909102632862E-030" calcext:value-type="float">
            <text:p>9.26909102632862E-30</text:p>
          </table:table-cell>
          <table:table-cell table:formula="of:=IF([.$B55]&gt;[.L54];100*[.L54]/[.$B55];100*[.$B55]/[.L54])*2" office:value-type="float" office:value="8.51754310527495E-030" calcext:value-type="float">
            <text:p>8.51754310527495E-30</text:p>
          </table:table-cell>
          <table:table-cell table:formula="of:=IF([.$B55]&gt;[.M54];100*[.M54]/[.$B55];100*[.$B55]/[.M54])*2" office:value-type="float" office:value="7.87872737237933E-030" calcext:value-type="float">
            <text:p>7.87872737237933E-30</text:p>
          </table:table-cell>
          <table:table-cell table:formula="of:=IF([.$B55]&gt;[.N54];100*[.N54]/[.$B55];100*[.$B55]/[.N54])*2" office:value-type="float" office:value="7.3290487184924E-030" calcext:value-type="float">
            <text:p>7.3290487184924E-3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[.A56]" office:value-type="float" office:value="1720" calcext:value-type="float">
            <text:p>1720</text:p>
          </table:table-cell>
          <table:table-cell table:formula="of:=IF([.$B56]&gt;[.C55];100*[.C55]/[.$B56];100*[.$B56]/[.C55])*2" office:value-type="float" office:value="1.54826154178152E-030" calcext:value-type="float">
            <text:p>1.54826154178152E-30</text:p>
          </table:table-cell>
          <table:table-cell table:formula="of:=IF([.$B56]&gt;[.D55];100*[.D55]/[.$B56];100*[.$B56]/[.D55])*2" office:value-type="float" office:value="1.80407353070582E-030" calcext:value-type="float">
            <text:p>1.80407353070582E-30</text:p>
          </table:table-cell>
          <table:table-cell table:formula="of:=IF([.$B56]&gt;[.E55];100*[.E55]/[.$B56];100*[.$B56]/[.E55])*2" office:value-type="float" office:value="1.58541981878427E-030" calcext:value-type="float">
            <text:p>1.58541981878427E-30</text:p>
          </table:table-cell>
          <table:table-cell table:formula="of:=IF([.$B56]&gt;[.F55];100*[.F55]/[.$B56];100*[.$B56]/[.F55])*2" office:value-type="float" office:value="1.74064907064194E-030" calcext:value-type="float">
            <text:p>1.74064907064194E-30</text:p>
          </table:table-cell>
          <table:table-cell table:formula="of:=IF([.$B56]&gt;[.G55];100*[.G55]/[.$B56];100*[.$B56]/[.G55])*2" office:value-type="float" office:value="1.66569289056645E-030" calcext:value-type="float">
            <text:p>1.66569289056645E-30</text:p>
          </table:table-cell>
          <table:table-cell table:formula="of:=IF([.$B56]&gt;[.H55];100*[.H55]/[.$B56];100*[.$B56]/[.H55])*2" office:value-type="float" office:value="1.46580974369848E-030" calcext:value-type="float">
            <text:p>1.46580974369848E-30</text:p>
          </table:table-cell>
          <table:table-cell table:formula="of:=IF([.$B56]&gt;[.I55];100*[.I55]/[.$B56];100*[.$B56]/[.I55])*2" office:value-type="float" office:value="1.30875869973079E-030" calcext:value-type="float">
            <text:p>1.30875869973079E-30</text:p>
          </table:table-cell>
          <table:table-cell table:formula="of:=IF([.$B56]&gt;[.J55];100*[.J55]/[.$B56];100*[.$B56]/[.J55])*2" office:value-type="float" office:value="1.1821046320149E-030" calcext:value-type="float">
            <text:p>1.1821046320149E-30</text:p>
          </table:table-cell>
          <table:table-cell table:formula="of:=IF([.$B56]&gt;[.K55];100*[.K55]/[.$B56];100*[.$B56]/[.K55])*2" office:value-type="float" office:value="1.07780128213123E-030" calcext:value-type="float">
            <text:p>1.07780128213123E-30</text:p>
          </table:table-cell>
          <table:table-cell table:formula="of:=IF([.$B56]&gt;[.L55];100*[.L55]/[.$B56];100*[.$B56]/[.L55])*2" office:value-type="float" office:value="9.90411988985459E-031" calcext:value-type="float">
            <text:p>9.90411988985459E-31</text:p>
          </table:table-cell>
          <table:table-cell table:formula="of:=IF([.$B56]&gt;[.M55];100*[.M55]/[.$B56];100*[.$B56]/[.M55])*2" office:value-type="float" office:value="9.1613108981155E-031" calcext:value-type="float">
            <text:p>9.1613108981155E-31</text:p>
          </table:table-cell>
          <table:table-cell table:formula="of:=IF([.$B56]&gt;[.N55];100*[.N55]/[.$B56];100*[.$B56]/[.N55])*2" office:value-type="float" office:value="8.52214967266558E-031" calcext:value-type="float">
            <text:p>8.52214967266558E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3:09:23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3T09:54:20.576000000</meta:creation-date>
    <dc:date>2024-02-06T15:01:15.759000000</dc:date>
    <meta:editing-duration>PT10H45M19S</meta:editing-duration>
    <meta:editing-cycles>4</meta:editing-cycles>
    <meta:generator>LibreOffice/7.1.5.2$Windows_X86_64 LibreOffice_project/85f04e9f809797b8199d13c421bd8a2b025d52b5</meta:generator>
    <meta:document-statistic meta:table-count="2" meta:cell-count="957" meta:object-count="0"/>
  </office:meta>
</office:document-meta>
</file>